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6.4173in"/>
    </style:style>
    <style:style style:name="co3" style:family="table-column">
      <style:table-column-properties fo:break-before="auto" style:column-width="4.5563in"/>
    </style:style>
    <style:style style:name="co4" style:family="table-column">
      <style:table-column-properties fo:break-before="auto" style:column-width="2.1134in"/>
    </style:style>
    <style:style style:name="co5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6409in"/>
    </style:style>
    <style:style style:name="co17" style:family="table-column">
      <style:table-column-properties fo:break-before="auto" style:column-width="0.9335in"/>
    </style:style>
    <style:style style:name="co18" style:family="table-column">
      <style:table-column-properties fo:break-before="auto" style:column-width="1.6165in"/>
    </style:style>
    <style:style style:name="co9" style:family="table-column">
      <style:table-column-properties fo:break-before="auto" style:column-width="1.4854in"/>
    </style:style>
    <style:style style:name="co10" style:family="table-column">
      <style:table-column-properties fo:break-before="auto" style:column-width="1.9902in"/>
    </style:style>
    <style:style style:name="co11" style:family="table-column">
      <style:table-column-properties fo:break-before="auto" style:column-width="1.7492in"/>
    </style:style>
    <style:style style:name="co13" style:family="table-column">
      <style:table-column-properties fo:break-before="auto" style:column-width="0.848in"/>
    </style:style>
    <style:style style:name="co14" style:family="table-column">
      <style:table-column-properties fo:break-before="auto" style:column-width="0.8398in"/>
    </style:style>
    <style:style style:name="co15" style:family="table-column">
      <style:table-column-properties fo:break-before="auto" style:column-width="0.2874in"/>
    </style:style>
    <style:style style:name="co16" style:family="table-column">
      <style:table-column-properties fo:break-before="auto" style:column-width="3.6618in"/>
    </style:style>
    <style:style style:name="co19" style:family="table-column">
      <style:table-column-properties fo:break-before="auto" style:column-width="0.9953in"/>
    </style:style>
    <style:style style:name="co20" style:family="table-column">
      <style:table-column-properties fo:break-before="auto" style:column-width="1.2835in"/>
    </style:style>
    <style:style style:name="co21" style:family="table-column">
      <style:table-column-properties fo:break-before="auto" style:column-width="5.329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3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Arial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fo:wrap-option="wra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wrap-option="wrap"/>
      <style:text-properties style:text-position="" style:font-name="Arial" fo:font-size="10pt" style:font-size-asian="10pt" style:font-size-complex="10pt"/>
    </style:style>
    <style:style style:name="ce6" style:family="table-cell" style:parent-style-name="Default">
      <style:table-cell-properties fo:background-color="transparent" fo:wrap-option="wrap"/>
      <style:text-properties style:text-position="" style:font-name="Arial" fo:font-size="10pt" style:font-size-asian="10pt" style:font-size-complex="10pt"/>
    </style:style>
    <style:style style:name="ce10" style:family="table-cell" style:parent-style-name="Default">
      <style:table-cell-properties fo:background-color="#cccccc"/>
      <style:text-properties style:text-position="" style:font-name="Arial" fo:font-weight="bold" style:font-weight-asian="bold" style:font-weight-complex="bold"/>
    </style:style>
    <style:style style:name="ce15" style:family="table-cell" style:parent-style-name="Default">
      <style:table-cell-properties fo:background-color="#cccccc"/>
      <style:text-properties style:text-position="" style:font-name="Arial"/>
    </style:style>
    <style:style style:name="ce34" style:family="table-cell" style:parent-style-name="Default">
      <style:table-cell-properties fo:background-color="transparent" fo:wrap-option="wrap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transparent" fo:wrap-option="wrap"/>
      <style:text-properties fo:color="#ff0000" style:text-outline="false" style:text-line-through-style="none" style:text-line-through-type="none" style:text-position="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wrap-option="wrap"/>
      <style:text-properties fo:color="#ff0000" style:text-position=""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" fo:font-size="10pt" fo:language="fr" fo:country="L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/>
    </style:style>
    <style:style style:name="ce1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able-cell-properties fo:background-color="#ff0000"/>
      <style:text-properties style:font-name="Arial"/>
    </style:style>
    <style:style style:name="ce24" style:family="table-cell" style:parent-style-name="Default">
      <style:table-cell-properties fo:background-color="transparent"/>
      <style:text-properties style:font-name="Arial"/>
    </style:style>
    <style:style style:name="ce25" style:family="table-cell" style:parent-style-name="Default">
      <style:table-cell-properties fo:background-color="#cccccc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background-color="#cccccc"/>
      <style:text-properties fo:color="#808080" style:font-name="Arial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ext-properties fo:color="#808080" style:font-name="Arial" fo:font-style="italic" style:font-style-asian="italic" style:font-style-complex="italic"/>
    </style:style>
    <style:style style:name="ce28" style:family="table-cell" style:parent-style-name="Default">
      <style:table-cell-properties fo:background-color="#ff0000"/>
      <style:text-properties fo:color="#808080" style:font-name="Arial" fo:font-style="italic" style:font-style-asian="italic" style:font-style-complex="italic"/>
    </style:style>
    <style:style style:name="ce29" style:family="table-cell" style:parent-style-name="Default">
      <style:table-cell-properties fo:background-color="transparent"/>
      <style:text-properties fo:color="#808080" style:font-name="Arial" fo:font-style="italic" style:font-style-asian="italic" style:font-style-complex="italic"/>
    </style:style>
    <style:style style:name="ce30" style:family="table-cell" style:parent-style-name="Default">
      <style:table-cell-properties fo:background-color="#cccccc"/>
      <style:text-properties style:font-name="Arial"/>
    </style:style>
    <style:style style:name="ce31" style:family="table-cell" style:parent-style-name="Default">
      <style:text-properties style:font-name="Arial" style:font-name-asian="DejaVu Sans" style:font-name-complex="Lohit Hindi"/>
    </style:style>
    <style:style style:name="ce32" style:family="table-cell" style:parent-style-name="Default">
      <style:table-cell-properties fo:background-color="#ffff99"/>
      <style:text-properties style:font-name="Arial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6e6e6" fo:wrap-option="no-wrap"/>
      <style:text-properties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transparent" fo:wrap-option="no-wrap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cell-protect="protected" style:print-content="true" fo:background-color="transparent" fo:wrap-option="no-wrap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aecf00" fo:wrap-option="no-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no-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ffffff" fo:wrap-option="no-wrap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wrap-option="no-wrap"/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wrap-option="no-wrap"/>
      <style:text-properties fo:color="#ff0000" style:font-name="Arial" fo:font-size="10pt" style:font-size-asian="10pt" style:font-size-complex="10pt"/>
    </style:style>
    <style:style style:name="ce50" style:family="table-cell" style:parent-style-name="Default">
      <style:table-cell-properties fo:background-color="#e6e6e6" fo:wrap-option="no-wrap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fo:wrap-option="no-wrap"/>
      <style:text-properties style:font-name="Arial"/>
    </style:style>
    <style:style style:name="ce52" style:family="table-cell" style:parent-style-name="Default">
      <style:table-cell-properties fo:background-color="transparent" fo:wrap-option="no-wrap"/>
      <style:text-properties style:font-name="Arial"/>
    </style:style>
    <style:style style:name="ce53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transparent" fo:wrap-option="wrap"/>
      <style:text-properties fo:color="#ff0000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 fo:wrap-option="wrap"/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fr" fo:country="L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Values.$C$2:.$C$11])" table:allow-empty-cell="true" table:display-list="unsorted" table:base-cell-address="Objects.B1">
          <table:error-message table:message-type="stop" table:display="true"/>
        </table:content-validation>
        <table:content-validation table:name="val2" table:condition="of:cell-content-is-in-list([$Values.$C$2:.$C$12])" table:allow-empty-cell="true" table:display-list="unsorted" table:base-cell-address="Objects.A220">
          <table:error-message table:message-type="stop" table:display="true"/>
        </table:content-validation>
        <table:content-validation table:name="val3" table:condition="of:cell-content-is-in-list([$Attributes.$A$2:.$A$505])" table:allow-empty-cell="true" table:display-list="unsorted" table:base-cell-address="Objects.B240">
          <table:error-message table:message-type="stop" table:display="true"/>
        </table:content-validation>
        <table:content-validation table:name="val4" table:condition="of:cell-content-is-in-list([$Attributes.$A$2:.$A$505])" table:allow-empty-cell="true" table:display-list="unsorted" table:base-cell-address="Objects.B220">
          <table:error-message table:message-type="stop" table:display="true"/>
        </table:content-validation>
        <table:content-validation table:name="val5" table:condition="of:cell-content-is-in-list([$Values.$A$2:.$A$11])" table:allow-empty-cell="true" table:display-list="unsorted" table:base-cell-address="Attributes.B22">
          <table:error-message table:message-type="stop" table:display="true"/>
        </table:content-validation>
        <table:content-validation table:name="val6" table:condition="of:cell-content-is-in-list(Handlers)" table:allow-empty-cell="true" table:display-list="unsorted" table:base-cell-address="Attributes.B2">
          <table:error-message table:message-type="stop" table:display="true"/>
        </table:content-validation>
        <table:content-validation table:name="val7" table:condition="of:cell-content-is-in-list([$Values.$A$2:.$A$100])" table:allow-empty-cell="true" table:display-list="unsorted" table:base-cell-address="Attributes.B89">
          <table:error-message table:message-type="stop" table:display="true"/>
        </table:content-validation>
        <table:content-validation table:name="val8" table:condition="of:cell-content-is-in-list(ValueTypes)" table:allow-empty-cell="true" table:display-list="unsorted" table:base-cell-address="Attributes.C2">
          <table:error-message table:message-type="stop" table:display="true"/>
        </table:content-validation>
        <table:content-validation table:name="val9" table:condition="of:cell-content-is-in-list([$Values.$A$2:.$A$10])" table:allow-empty-cell="true" table:display-list="unsorted" table:base-cell-address="Objects.B2">
          <table:error-message table:message-type="stop" table:display="true"/>
        </table:content-validation>
      </table:content-validations>
      <table:table table:name="Even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Event attribute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unique identifier</text:p>
          </table:table-cell>
          <table:table-cell office:value-type="string" calcext:value-type="string">
            <text:p>Unique identifier which allows worldwide identification of an ev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Local databse identif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 of the ev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scription of the event (shall indicate what its all about e.g. tagetet APT mai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shed</text:p>
          </table:table-cell>
          <table:table-cell office:value-type="string" calcext:value-type="string">
            <text:p>Yes, No : Indicates if the event is ready for being published (share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raft, confirmed, expired, de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None, Opened, Completed, Stal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one, Low, Medium, Hig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LP</text:p>
          </table:table-cell>
          <table:table-cell office:value-type="string" calcext:value-type="string">
            <text:p>White, Green, Amber , 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d</text:p>
          </table:table-cell>
          <table:table-cell office:value-type="string" calcext:value-type="string">
            <text:p>creation date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 seen</text:p>
          </table:table-cell>
          <table:table-cell office:value-type="string" calcext:value-type="string">
            <text:p>first seen date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t seen</text:p>
          </table:table-cell>
          <table:table-cell office:value-type="string" calcext:value-type="string">
            <text:p>last seen datetime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6" table:number-columns-repeated="1021"/>
        </table:table-row>
        <table:table-row table:style-name="ro3" table:number-rows-repeated="104856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bjects" table:style-name="ta1">
        <office:forms form:automatic-focus="false" form:apply-design-mode="false"/>
        <table:table-column table:style-name="co9" table:default-cell-style-name="ce22"/>
        <table:table-column table:style-name="co10" table:default-cell-style-name="ce22"/>
        <table:table-column table:style-name="co11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5" table:number-columns-repeated="1018" table:default-cell-style-name="ce22"/>
        <table:table-row table:style-name="ro1">
          <table:table-cell table:style-name="ce16" office:value-type="string" calcext:value-type="string">
            <text:p>Object name</text:p>
          </table:table-cell>
          <table:table-cell table:style-name="ce25" office:value-type="string" calcext:value-type="string">
            <text:p>Attribute</text:p>
          </table:table-cell>
          <table:table-cell table:style-name="ce26" office:value-type="string" calcext:value-type="string">
            <text:p>Handler</text:p>
          </table:table-cell>
          <table:table-cell table:style-name="ce26" office:value-type="string" calcext:value-type="string">
            <text:p>ValueType</text:p>
          </table:table-cell>
          <table:table-cell table:style-name="ce26" office:value-type="string" calcext:value-type="string">
            <text:p>Regexp</text:p>
          </table:table-cell>
          <table:table-cell table:style-name="ce26" office:value-type="string" calcext:value-type="string">
            <text:p>Description</text:p>
          </table:table-cell>
          <table:table-cell table:style-name="ce30" table:number-columns-repeated="1018"/>
        </table:table-row>
        <table:table-row table:style-name="ro4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2];[Attributes.$A$2:.$G$197];2)" office:value-type="string" office:string-value="TextHandler" calcext:value-type="string">
            <text:p>TextHandler</text:p>
          </table:table-cell>
          <table:table-cell table:formula="of:=VLOOKUP([.B2];[Attributes.$A$2:.$G$197];3)" office:value-type="string" office:string-value="Text" calcext:value-type="string">
            <text:p>Text</text:p>
          </table:table-cell>
          <table:table-cell table:formula="of:=VLOOKUP([.B2];[Attributes.$A$2:.$G$197];4)" office:value-type="string" office:string-value="^.+$" calcext:value-type="string">
            <text:p>^.+$</text:p>
          </table:table-cell>
          <table:table-cell table:formula="of:=VLOOKUP([.B2];[Attributes.$A$2:.$G$97];5)" office:value-type="float" office:value="0" calcext:value-type="float">
            <text:p/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attachment_file_name</text:p>
          </table:table-cell>
          <table:table-cell table:formula="of:=VLOOKUP([.B3];[Attributes.$A$2:.$G$197];2)" office:value-type="string" office:string-value="MultipleGenericHandler" calcext:value-type="string">
            <text:p>MultipleGenericHandler</text:p>
          </table:table-cell>
          <table:table-cell table:formula="of:=VLOOKUP([.B3];[Attributes.$A$2:.$G$197];3)" office:value-type="string" office:string-value="String" calcext:value-type="string">
            <text:p>String</text:p>
          </table:table-cell>
          <table:table-cell table:formula="of:=VLOOKUP([.B3];[Attributes.$A$2:.$G$197];4)" office:value-type="string" office:string-value="^.+$" calcext:value-type="string">
            <text:p>^.+$</text:p>
          </table:table-cell>
          <table:table-cell table:formula="of:=VLOOKUP([.B3];[Attributes.$A$2:.$G$97];5)" office:value-type="float" office:value="0" calcext:value-type="float">
            <text:p/>
          </table:table-cell>
          <table:table-cell office:value-type="string" calcext:value-type="string">
            <text:p>EmailMessage.attachments/Attachments/Fil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bcc</text:p>
          </table:table-cell>
          <table:table-cell table:formula="of:=VLOOKUP([.B4];[Attributes.$A$2:.$G$197];2)" office:value-type="string" office:string-value="MultipleGenericHandler" calcext:value-type="string">
            <text:p>MultipleGenericHandler</text:p>
          </table:table-cell>
          <table:table-cell table:formula="of:=VLOOKUP([.B4];[Attributes.$A$2:.$G$197];3)" office:value-type="string" office:string-value="String" calcext:value-type="string">
            <text:p>String</text:p>
          </table:table-cell>
          <table:table-cell table:formula="of:=VLOOKUP([.B4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4];[Attributes.$A$2:.$G$97];5)" office:value-type="float" office:value="0" calcext:value-type="float">
            <text:p/>
          </table:table-cell>
          <table:table-cell office:value-type="string" calcext:value-type="string">
            <text:p>EmailMessage.bcc/EmailRecipients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cc</text:p>
          </table:table-cell>
          <table:table-cell table:formula="of:=VLOOKUP([.B5];[Attributes.$A$2:.$G$197];2)" office:value-type="string" office:string-value="MultipleGenericHandler" calcext:value-type="string">
            <text:p>MultipleGenericHandler</text:p>
          </table:table-cell>
          <table:table-cell table:formula="of:=VLOOKUP([.B5];[Attributes.$A$2:.$G$197];3)" office:value-type="string" office:string-value="String" calcext:value-type="string">
            <text:p>String</text:p>
          </table:table-cell>
          <table:table-cell table:formula="of:=VLOOKUP([.B5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5];[Attributes.$A$2:.$G$97];5)" office:value-type="float" office:value="0" calcext:value-type="float">
            <text:p/>
          </table:table-cell>
          <table:table-cell office:value-type="string" calcext:value-type="string">
            <text:p>EmailMessage.cc/EmailRecipients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content_type</text:p>
          </table:table-cell>
          <table:table-cell table:formula="of:=VLOOKUP([.B6];[Attributes.$A$2:.$G$197];2)" office:value-type="string" office:string-value="GenericHandler" calcext:value-type="string">
            <text:p>GenericHandler</text:p>
          </table:table-cell>
          <table:table-cell table:formula="of:=VLOOKUP([.B6];[Attributes.$A$2:.$G$197];3)" office:value-type="string" office:string-value="String" calcext:value-type="string">
            <text:p>String</text:p>
          </table:table-cell>
          <table:table-cell table:formula="of:=VLOOKUP([.B6];[Attributes.$A$2:.$G$197];4)" office:value-type="string" office:string-value="^.+$" calcext:value-type="string">
            <text:p>^.+$</text:p>
          </table:table-cell>
          <table:table-cell table:formula="of:=VLOOKUP([.B6];[Attributes.$A$2:.$G$97];5)" office:value-type="float" office:value="0" calcext:value-type="float">
            <text:p/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errors_to</text:p>
          </table:table-cell>
          <table:table-cell table:formula="of:=VLOOKUP([.B7];[Attributes.$A$2:.$G$197];2)" office:value-type="string" office:string-value="GenericHandler" calcext:value-type="string">
            <text:p>GenericHandler</text:p>
          </table:table-cell>
          <table:table-cell table:formula="of:=VLOOKUP([.B7];[Attributes.$A$2:.$G$197];3)" office:value-type="string" office:string-value="String" calcext:value-type="string">
            <text:p>String</text:p>
          </table:table-cell>
          <table:table-cell table:formula="of:=VLOOKUP([.B7];[Attributes.$A$2:.$G$197];4)" office:value-type="string" office:string-value="^.+$" calcext:value-type="string">
            <text:p>^.+$</text:p>
          </table:table-cell>
          <table:table-cell table:formula="of:=VLOOKUP([.B7];[Attributes.$A$2:.$G$97];5)" office:value-type="float" office:value="0" calcext:value-type="float">
            <text:p/>
          </table:table-cell>
          <table:table-cell office:value-type="string" calcext:value-type="string">
            <text:p>EmailMessage.header.errors_to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from</text:p>
          </table:table-cell>
          <table:table-cell table:formula="of:=VLOOKUP([.B8];[Attributes.$A$2:.$G$197];2)" office:value-type="string" office:string-value="MultipleGenericHandler" calcext:value-type="string">
            <text:p>MultipleGenericHandler</text:p>
          </table:table-cell>
          <table:table-cell table:formula="of:=VLOOKUP([.B8];[Attributes.$A$2:.$G$197];3)" office:value-type="string" office:string-value="String" calcext:value-type="string">
            <text:p>String</text:p>
          </table:table-cell>
          <table:table-cell table:formula="of:=VLOOKUP([.B8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8];[Attributes.$A$2:.$G$97];5)" office:value-type="float" office:value="0" calcext:value-type="float">
            <text:p/>
          </table:table-cell>
          <table:table-cell office:value-type="string" calcext:value-type="string">
            <text:p>EmailMessage.from/EmailAddress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in_reply_to</text:p>
          </table:table-cell>
          <table:table-cell table:formula="of:=VLOOKUP([.B9];[Attributes.$A$2:.$G$197];2)" office:value-type="string" office:string-value="GenericHandler" calcext:value-type="string">
            <text:p>GenericHandler</text:p>
          </table:table-cell>
          <table:table-cell table:formula="of:=VLOOKUP([.B9];[Attributes.$A$2:.$G$197];3)" office:value-type="string" office:string-value="String" calcext:value-type="string">
            <text:p>String</text:p>
          </table:table-cell>
          <table:table-cell table:formula="of:=VLOOKUP([.B9];[Attributes.$A$2:.$G$197];4)" office:value-type="string" office:string-value="^.+$" calcext:value-type="string">
            <text:p>^.+$</text:p>
          </table:table-cell>
          <table:table-cell table:formula="of:=VLOOKUP([.B9];[Attributes.$A$2:.$G$97];5)" office:value-type="float" office:value="0" calcext:value-type="float">
            <text:p/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message_id</text:p>
          </table:table-cell>
          <table:table-cell table:formula="of:=VLOOKUP([.B10];[Attributes.$A$2:.$G$197];2)" office:value-type="string" office:string-value="GenericHandler" calcext:value-type="string">
            <text:p>GenericHandler</text:p>
          </table:table-cell>
          <table:table-cell table:formula="of:=VLOOKUP([.B10];[Attributes.$A$2:.$G$197];3)" office:value-type="string" office:string-value="String" calcext:value-type="string">
            <text:p>String</text:p>
          </table:table-cell>
          <table:table-cell table:formula="of:=VLOOKUP([.B10];[Attributes.$A$2:.$G$197];4)" office:value-type="string" office:string-value="^.+$" calcext:value-type="string">
            <text:p>^.+$</text:p>
          </table:table-cell>
          <table:table-cell table:formula="of:=VLOOKUP([.B10];[Attributes.$A$2:.$G$97];5)" office:value-type="float" office:value="0" calcext:value-type="float">
            <text:p/>
          </table:table-cell>
          <table:table-cell office:value-type="string" calcext:value-type="string">
            <text:p>EmailMessage.headers.message_id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mime_version</text:p>
          </table:table-cell>
          <table:table-cell table:formula="of:=VLOOKUP([.B11];[Attributes.$A$2:.$G$197];2)" office:value-type="string" office:string-value="GenericHandler" calcext:value-type="string">
            <text:p>GenericHandler</text:p>
          </table:table-cell>
          <table:table-cell table:formula="of:=VLOOKUP([.B11];[Attributes.$A$2:.$G$197];3)" office:value-type="string" office:string-value="String" calcext:value-type="string">
            <text:p>String</text:p>
          </table:table-cell>
          <table:table-cell table:formula="of:=VLOOKUP([.B11];[Attributes.$A$2:.$G$197];4)" office:value-type="string" office:string-value="^.+$" calcext:value-type="string">
            <text:p>^.+$</text:p>
          </table:table-cell>
          <table:table-cell table:formula="of:=VLOOKUP([.B11];[Attributes.$A$2:.$G$97];5)" office:value-type="float" office:value="0" calcext:value-type="float">
            <text:p/>
          </table:table-cell>
          <table:table-cell table:style-name="ce31" office:value-type="string" calcext:value-type="string">
            <text:p>EmailMessage.headers.mime_version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raw_body</text:p>
          </table:table-cell>
          <table:table-cell table:formula="of:=VLOOKUP([.B12];[Attributes.$A$2:.$G$197];2)" office:value-type="string" office:string-value="FileHandler" calcext:value-type="string">
            <text:p>FileHandler</text:p>
          </table:table-cell>
          <table:table-cell table:formula="of:=VLOOKUP([.B12];[Attributes.$A$2:.$G$197];3)" office:value-type="string" office:string-value="String" calcext:value-type="string">
            <text:p>String</text:p>
          </table:table-cell>
          <table:table-cell table:formula="of:=VLOOKUP([.B12];[Attributes.$A$2:.$G$197];4)" office:value-type="string" office:string-value="^.+$" calcext:value-type="string">
            <text:p>^.+$</text:p>
          </table:table-cell>
          <table:table-cell table:formula="of:=VLOOKUP([.B12];[Attributes.$A$2:.$G$97];5)" office:value-type="float" office:value="0" calcext:value-type="float">
            <text:p/>
          </table:table-cell>
          <table:table-cell table:style-name="ce31" office:value-type="string" calcext:value-type="string">
            <text:p>EmailMessage.raw_body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raw_header</text:p>
          </table:table-cell>
          <table:table-cell table:formula="of:=VLOOKUP([.B13];[Attributes.$A$2:.$G$197];2)" office:value-type="string" office:string-value="TextHandler" calcext:value-type="string">
            <text:p>TextHandler</text:p>
          </table:table-cell>
          <table:table-cell table:formula="of:=VLOOKUP([.B13];[Attributes.$A$2:.$G$197];3)" office:value-type="string" office:string-value="Text" calcext:value-type="string">
            <text:p>Text</text:p>
          </table:table-cell>
          <table:table-cell table:formula="of:=VLOOKUP([.B13];[Attributes.$A$2:.$G$197];4)" office:value-type="string" office:string-value="^.+$" calcext:value-type="string">
            <text:p>^.+$</text:p>
          </table:table-cell>
          <table:table-cell table:formula="of:=VLOOKUP([.B13];[Attributes.$A$2:.$G$97];5)" office:value-type="float" office:value="0" calcext:value-type="float">
            <text:p/>
          </table:table-cell>
          <table:table-cell table:style-name="ce31" office:value-type="string" calcext:value-type="string">
            <text:p>EmailMessage.raw_header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receive_datetime</text:p>
          </table:table-cell>
          <table:table-cell table:formula="of:=VLOOKUP([.B14];[Attributes.$A$2:.$G$197];2)" office:value-type="string" office:string-value="DateHandler" calcext:value-type="string">
            <text:p>DateHandler</text:p>
          </table:table-cell>
          <table:table-cell table:formula="of:=VLOOKUP([.B14];[Attributes.$A$2:.$G$197];3)" office:value-type="string" office:string-value="Date" calcext:value-type="string">
            <text:p>Date</text:p>
          </table:table-cell>
          <table:table-cell table:formula="of:=VLOOKUP([.B14];[Attributes.$A$2:.$G$197];4)" office:value-type="string" office:string-value="^.+$" calcext:value-type="string">
            <text:p>^.+$</text:p>
          </table:table-cell>
          <table:table-cell table:formula="of:=VLOOKUP([.B14];[Attributes.$A$2:.$G$97];5)" office:value-type="float" office:value="0" calcext:value-type="float">
            <text:p/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relay_ip</text:p>
          </table:table-cell>
          <table:table-cell table:formula="of:=VLOOKUP([.B15];[Attributes.$A$2:.$G$197];2)" office:value-type="string" office:string-value="GenericHandler" calcext:value-type="string">
            <text:p>GenericHandler</text:p>
          </table:table-cell>
          <table:table-cell table:formula="of:=VLOOKUP([.B15];[Attributes.$A$2:.$G$197];3)" office:value-type="string" office:string-value="String" calcext:value-type="string">
            <text:p>String</text:p>
          </table:table-cell>
          <table:table-cell table:formula="of:=VLOOKUP([.B15];[Attributes.$A$2:.$G$197];4)" office:value-type="string" office:string-value="^.+$" calcext:value-type="string">
            <text:p>^.+$</text:p>
          </table:table-cell>
          <table:table-cell table:formula="of:=VLOOKUP([.B15];[Attributes.$A$2:.$G$97];5)" office:value-type="float" office:value="0" calcext:value-type="float">
            <text:p/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reply_to</text:p>
          </table:table-cell>
          <table:table-cell table:formula="of:=VLOOKUP([.B16];[Attributes.$A$2:.$G$197];2)" office:value-type="string" office:string-value="GenericHandler" calcext:value-type="string">
            <text:p>GenericHandler</text:p>
          </table:table-cell>
          <table:table-cell table:formula="of:=VLOOKUP([.B16];[Attributes.$A$2:.$G$197];3)" office:value-type="string" office:string-value="String" calcext:value-type="string">
            <text:p>String</text:p>
          </table:table-cell>
          <table:table-cell table:formula="of:=VLOOKUP([.B16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16];[Attributes.$A$2:.$G$97];5)" office:value-type="float" office:value="0" calcext:value-type="float">
            <text:p/>
          </table:table-cell>
          <table:table-cell table:style-name="ce31" office:value-type="string" calcext:value-type="string">
            <text:p>EmailMessage.headers.reply_to/EmailAddress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send_datetime</text:p>
          </table:table-cell>
          <table:table-cell table:formula="of:=VLOOKUP([.B17];[Attributes.$A$2:.$G$197];2)" office:value-type="string" office:string-value="DateHandler" calcext:value-type="string">
            <text:p>DateHandler</text:p>
          </table:table-cell>
          <table:table-cell table:formula="of:=VLOOKUP([.B17];[Attributes.$A$2:.$G$197];3)" office:value-type="string" office:string-value="Date" calcext:value-type="string">
            <text:p>Date</text:p>
          </table:table-cell>
          <table:table-cell table:formula="of:=VLOOKUP([.B17];[Attributes.$A$2:.$G$197];4)" office:value-type="string" office:string-value="^.+$" calcext:value-type="string">
            <text:p>^.+$</text:p>
          </table:table-cell>
          <table:table-cell table:formula="of:=VLOOKUP([.B17];[Attributes.$A$2:.$G$97];5)" office:value-type="float" office:value="0" calcext:value-type="float">
            <text:p/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sender</text:p>
          </table:table-cell>
          <table:table-cell table:formula="of:=VLOOKUP([.B18];[Attributes.$A$2:.$G$197];2)" office:value-type="string" office:string-value="MultipleGenericHandler" calcext:value-type="string">
            <text:p>MultipleGenericHandler</text:p>
          </table:table-cell>
          <table:table-cell table:formula="of:=VLOOKUP([.B18];[Attributes.$A$2:.$G$197];3)" office:value-type="string" office:string-value="String" calcext:value-type="string">
            <text:p>String</text:p>
          </table:table-cell>
          <table:table-cell table:formula="of:=VLOOKUP([.B18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18];[Attributes.$A$2:.$G$97];5)" office:value-type="float" office:value="0" calcext:value-type="float">
            <text:p/>
          </table:table-cell>
          <table:table-cell office:value-type="string" calcext:value-type="string">
            <text:p>EmailMessage.headers.sender/EmailAddress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server</text:p>
          </table:table-cell>
          <table:table-cell table:formula="of:=VLOOKUP([.B19];[Attributes.$A$2:.$G$197];2)" office:value-type="string" office:string-value="GenericHandler" calcext:value-type="string">
            <text:p>GenericHandler</text:p>
          </table:table-cell>
          <table:table-cell table:formula="of:=VLOOKUP([.B19];[Attributes.$A$2:.$G$197];3)" office:value-type="string" office:string-value="String" calcext:value-type="string">
            <text:p>String</text:p>
          </table:table-cell>
          <table:table-cell table:formula="of:=VLOOKUP([.B19];[Attributes.$A$2:.$G$197];4)" office:value-type="string" office:string-value="^.+$" calcext:value-type="string">
            <text:p>^.+$</text:p>
          </table:table-cell>
          <table:table-cell table:formula="of:=VLOOKUP([.B19];[Attributes.$A$2:.$G$97];5)" office:value-type="float" office:value="0" calcext:value-type="float">
            <text:p/>
          </table:table-cell>
          <table:table-cell office:value-type="string" calcext:value-type="string">
            <text:p>EmailMessage.email_server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subject</text:p>
          </table:table-cell>
          <table:table-cell table:formula="of:=VLOOKUP([.B20];[Attributes.$A$2:.$G$197];2)" office:value-type="string" office:string-value="MultipleGenericHandler" calcext:value-type="string">
            <text:p>MultipleGenericHandler</text:p>
          </table:table-cell>
          <table:table-cell table:formula="of:=VLOOKUP([.B20];[Attributes.$A$2:.$G$197];3)" office:value-type="string" office:string-value="String" calcext:value-type="string">
            <text:p>String</text:p>
          </table:table-cell>
          <table:table-cell table:formula="of:=VLOOKUP([.B20];[Attributes.$A$2:.$G$197];4)" office:value-type="string" office:string-value="^.+$" calcext:value-type="string">
            <text:p>^.+$</text:p>
          </table:table-cell>
          <table:table-cell table:formula="of:=VLOOKUP([.B20];[Attributes.$A$2:.$G$97];5)" office:value-type="float" office:value="0" calcext:value-type="float">
            <text:p/>
          </table:table-cell>
          <table:table-cell office:value-type="string" calcext:value-type="string">
            <text:p>EmailMessage.header.subject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to</text:p>
          </table:table-cell>
          <table:table-cell table:formula="of:=VLOOKUP([.B21];[Attributes.$A$2:.$G$197];2)" office:value-type="string" office:string-value="MultipleGenericHandler" calcext:value-type="string">
            <text:p>MultipleGenericHandler</text:p>
          </table:table-cell>
          <table:table-cell table:formula="of:=VLOOKUP([.B21];[Attributes.$A$2:.$G$197];3)" office:value-type="string" office:string-value="String" calcext:value-type="string">
            <text:p>String</text:p>
          </table:table-cell>
          <table:table-cell table:formula="of:=VLOOKUP([.B21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21];[Attributes.$A$2:.$G$97];5)" office:value-type="float" office:value="0" calcext:value-type="float">
            <text:p/>
          </table:table-cell>
          <table:table-cell office:value-type="string" calcext:value-type="string">
            <text:p>EmailMessage.bcc/EmailRecipients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x_mailer</text:p>
          </table:table-cell>
          <table:table-cell table:formula="of:=VLOOKUP([.B22];[Attributes.$A$2:.$G$197];2)" office:value-type="string" office:string-value="GenericHandler" calcext:value-type="string">
            <text:p>GenericHandler</text:p>
          </table:table-cell>
          <table:table-cell table:formula="of:=VLOOKUP([.B22];[Attributes.$A$2:.$G$197];3)" office:value-type="string" office:string-value="String" calcext:value-type="string">
            <text:p>String</text:p>
          </table:table-cell>
          <table:table-cell table:formula="of:=VLOOKUP([.B22];[Attributes.$A$2:.$G$197];4)" office:value-type="string" office:string-value="^.+$" calcext:value-type="string">
            <text:p>^.+$</text:p>
          </table:table-cell>
          <table:table-cell table:formula="of:=VLOOKUP([.B22];[Attributes.$A$2:.$G$97];5)" office:value-type="float" office:value="0" calcext:value-type="float">
            <text:p/>
          </table:table-cell>
          <table:table-cell office:value-type="string" calcext:value-type="string">
            <text:p>EmailMessage.header.x_mailer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18" table:content-validation-name="val3" office:value-type="string" calcext:value-type="string">
            <text:p>email_x_originating_ip</text:p>
          </table:table-cell>
          <table:table-cell table:formula="of:=VLOOKUP([.B23];[Attributes.$A$2:.$G$197];2)" office:value-type="string" office:string-value="GenericHandler" calcext:value-type="string">
            <text:p>GenericHandler</text:p>
          </table:table-cell>
          <table:table-cell table:formula="of:=VLOOKUP([.B23];[Attributes.$A$2:.$G$197];3)" office:value-type="string" office:string-value="String" calcext:value-type="string">
            <text:p>String</text:p>
          </table:table-cell>
          <table:table-cell table:formula="of:=VLOOKUP([.B23];[Attributes.$A$2:.$G$197];4)" office:value-type="string" office:string-value="^.+$" calcext:value-type="string">
            <text:p>^.+$</text:p>
          </table:table-cell>
          <table:table-cell table:formula="of:=VLOOKUP([.B23];[Attributes.$A$2:.$G$97];5)" office:value-type="float" office:value="0" calcext:value-type="float">
            <text:p/>
          </table:table-cell>
          <table:table-cell table:style-name="ce31" office:value-type="string" calcext:value-type="string">
            <text:p>EmailMessage.header.x_originating_ip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24];[Attributes.$A$2:.$G$197];2)" office:value-type="string" office:string-value="MultipleGenericHandler" calcext:value-type="string">
            <text:p>MultipleGenericHandler</text:p>
          </table:table-cell>
          <table:table-cell table:formula="of:=VLOOKUP([.B24];[Attributes.$A$2:.$G$197];3)" office:value-type="string" office:string-value="String" calcext:value-type="string">
            <text:p>String</text:p>
          </table:table-cell>
          <table:table-cell table:formula="of:=VLOOKUP([.B24];[Attributes.$A$2:.$G$197];4)" office:value-type="string" office:string-value="^[0-9a-fA-F]{32}$ " calcext:value-type="string">
            <text:p>^[0-9a-fA-F]{32}$ </text:p>
          </table:table-cell>
          <table:table-cell table:formula="of:=VLOOKUP([.B24];[Attributes.$A$2:.$G$97];5)" office:value-type="float" office:value="0" calcext:value-type="float">
            <text:p/>
          </table:table-cell>
          <table:table-cell office:value-type="string" calcext:value-type="string">
            <text:p>EmailMessage.attachments/Attachments/File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25];[Attributes.$A$2:.$G$197];2)" office:value-type="string" office:string-value="MultipleGenericHandler" calcext:value-type="string">
            <text:p>MultipleGenericHandler</text:p>
          </table:table-cell>
          <table:table-cell table:formula="of:=VLOOKUP([.B25];[Attributes.$A$2:.$G$197];3)" office:value-type="string" office:string-value="String" calcext:value-type="string">
            <text:p>String</text:p>
          </table:table-cell>
          <table:table-cell table:formula="of:=VLOOKUP([.B25];[Attributes.$A$2:.$G$197];4)" office:value-type="string" office:string-value="^[0-9a-fA-F]{40}$ " calcext:value-type="string">
            <text:p>^[0-9a-fA-F]{40}$ </text:p>
          </table:table-cell>
          <table:table-cell table:formula="of:=VLOOKUP([.B25];[Attributes.$A$2:.$G$97];5)" office:value-type="float" office:value="0" calcext:value-type="float">
            <text:p/>
          </table:table-cell>
          <table:table-cell office:value-type="string" calcext:value-type="string">
            <text:p>EmailMessage.attachments/Attachments/File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26];[Attributes.$A$2:.$G$197];2)" office:value-type="string" office:string-value="MultipleGenericHandler" calcext:value-type="string">
            <text:p>MultipleGenericHandler</text:p>
          </table:table-cell>
          <table:table-cell table:formula="of:=VLOOKUP([.B26];[Attributes.$A$2:.$G$197];3)" office:value-type="string" office:string-value="String" calcext:value-type="string">
            <text:p>String</text:p>
          </table:table-cell>
          <table:table-cell table:formula="of:=VLOOKUP([.B26];[Attributes.$A$2:.$G$197];4)" office:value-type="string" office:string-value="^[0-9a-fA-F]{64}$ " calcext:value-type="string">
            <text:p>^[0-9a-fA-F]{64}$ </text:p>
          </table:table-cell>
          <table:table-cell table:formula="of:=VLOOKUP([.B26];[Attributes.$A$2:.$G$97];5)" office:value-type="float" office:value="0" calcext:value-type="float">
            <text:p/>
          </table:table-cell>
          <table:table-cell office:value-type="string" calcext:value-type="string">
            <text:p>EmailMessage.attachments/Attachments/File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27];[Attributes.$A$2:.$G$197];2)" office:value-type="string" office:string-value="MultipleGenericHandler" calcext:value-type="string">
            <text:p>MultipleGenericHandler</text:p>
          </table:table-cell>
          <table:table-cell table:formula="of:=VLOOKUP([.B27];[Attributes.$A$2:.$G$197];3)" office:value-type="string" office:string-value="String" calcext:value-type="string">
            <text:p>String</text:p>
          </table:table-cell>
          <table:table-cell table:formula="of:=VLOOKUP([.B27];[Attributes.$A$2:.$G$197];4)" office:value-type="string" office:string-value="^[0-9a-fA-F]{96}$ " calcext:value-type="string">
            <text:p>^[0-9a-fA-F]{96}$ </text:p>
          </table:table-cell>
          <table:table-cell table:formula="of:=VLOOKUP([.B27];[Attributes.$A$2:.$G$97];5)" office:value-type="float" office:value="0" calcext:value-type="float">
            <text:p/>
          </table:table-cell>
          <table:table-cell office:value-type="string" calcext:value-type="string">
            <text:p>EmailMessage.attachments/Attachments/File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28];[Attributes.$A$2:.$G$197];2)" office:value-type="string" office:string-value="MultipleGenericHandler" calcext:value-type="string">
            <text:p>MultipleGenericHandler</text:p>
          </table:table-cell>
          <table:table-cell table:formula="of:=VLOOKUP([.B28];[Attributes.$A$2:.$G$197];3)" office:value-type="string" office:string-value="String" calcext:value-type="string">
            <text:p>String</text:p>
          </table:table-cell>
          <table:table-cell table:formula="of:=VLOOKUP([.B28];[Attributes.$A$2:.$G$197];4)" office:value-type="string" office:string-value="^[0-9a-fA-F]{128}$ " calcext:value-type="string">
            <text:p>^[0-9a-fA-F]{128}$ </text:p>
          </table:table-cell>
          <table:table-cell table:formula="of:=VLOOKUP([.B28];[Attributes.$A$2:.$G$97];5)" office:value-type="float" office:value="0" calcext:value-type="float">
            <text:p/>
          </table:table-cell>
          <table:table-cell office:value-type="string" calcext:value-type="string">
            <text:p>EmailMessage.attachments/Attachments/File/Hash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29];[Attributes.$A$2:.$G$197];2)" office:value-type="string" office:string-value="CBValueHandler" calcext:value-type="string">
            <text:p>CBValueHandler</text:p>
          </table:table-cell>
          <table:table-cell table:formula="of:=VLOOKUP([.B29];[Attributes.$A$2:.$G$197];3)" office:value-type="string" office:string-value="String" calcext:value-type="string">
            <text:p>String</text:p>
          </table:table-cell>
          <table:table-cell table:formula="of:=VLOOKUP([.B29];[Attributes.$A$2:.$G$197];4)" office:value-type="string" office:string-value="^yes$|^no$" calcext:value-type="string">
            <text:p>^yes$|^no$</text:p>
          </table:table-cell>
          <table:table-cell table:formula="of:=VLOOKUP([.B2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30];[Attributes.$A$2:.$G$197];2)" office:value-type="string" office:string-value="TextHandler" calcext:value-type="string">
            <text:p>TextHandler</text:p>
          </table:table-cell>
          <table:table-cell table:formula="of:=VLOOKUP([.B30];[Attributes.$A$2:.$G$197];3)" office:value-type="string" office:string-value="Text" calcext:value-type="string">
            <text:p>Text</text:p>
          </table:table-cell>
          <table:table-cell table:formula="of:=VLOOKUP([.B30];[Attributes.$A$2:.$G$197];4)" office:value-type="string" office:string-value="^.+$" calcext:value-type="string">
            <text:p>^.+$</text:p>
          </table:table-cell>
          <table:table-cell table:formula="of:=VLOOKUP([.B3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31];[Attributes.$A$2:.$G$197];2)" office:value-type="string" office:string-value="LinkHander" calcext:value-type="string">
            <text:p>LinkHander</text:p>
          </table:table-cell>
          <table:table-cell table:formula="of:=VLOOKUP([.B31];[Attributes.$A$2:.$G$197];3)" office:value-type="string" office:string-value="String" calcext:value-type="string">
            <text:p>String</text:p>
          </table:table-cell>
          <table:table-cell table:formula="of:=VLOOKUP([.B31];[Attributes.$A$2:.$G$197];4)" office:value-type="string" office:string-value="^.+$" calcext:value-type="string">
            <text:p>^.+$</text:p>
          </table:table-cell>
          <table:table-cell table:formula="of:=VLOOKUP([.B31];[Attributes.$A$2:.$G$97];5)" office:value-type="float" office:value="0" calcext:value-type="float">
            <text:p/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32];[Attributes.$A$2:.$G$197];2)" office:value-type="string" office:string-value="CVEHandler" calcext:value-type="string">
            <text:p>CVEHandler</text:p>
          </table:table-cell>
          <table:table-cell table:formula="of:=VLOOKUP([.B32];[Attributes.$A$2:.$G$197];3)" office:value-type="string" office:string-value="String" calcext:value-type="string">
            <text:p>String</text:p>
          </table:table-cell>
          <table:table-cell table:formula="of:=VLOOKUP([.B32];[Attributes.$A$2:.$G$197];4)" office:value-type="string" office:string-value="^CVE-\d{4}-\d{4,}$" calcext:value-type="string">
            <text:p>^CVE-\d{4}-\d{4,}$</text:p>
          </table:table-cell>
          <table:table-cell table:formula="of:=VLOOKUP([.B3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33];[Attributes.$A$2:.$G$197];2)" office:value-type="string" office:string-value="TextHandler" calcext:value-type="string">
            <text:p>TextHandler</text:p>
          </table:table-cell>
          <table:table-cell table:formula="of:=VLOOKUP([.B33];[Attributes.$A$2:.$G$197];3)" office:value-type="string" office:string-value="Text" calcext:value-type="string">
            <text:p>Text</text:p>
          </table:table-cell>
          <table:table-cell table:formula="of:=VLOOKUP([.B33];[Attributes.$A$2:.$G$197];4)" office:value-type="string" office:string-value="^.+$" calcext:value-type="string">
            <text:p>^.+$</text:p>
          </table:table-cell>
          <table:table-cell table:formula="of:=VLOOKUP([.B3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34];[Attributes.$A$2:.$G$197];2)" office:value-type="string" office:string-value="TextHandler" calcext:value-type="string">
            <text:p>TextHandler</text:p>
          </table:table-cell>
          <table:table-cell table:formula="of:=VLOOKUP([.B34];[Attributes.$A$2:.$G$197];3)" office:value-type="string" office:string-value="Text" calcext:value-type="string">
            <text:p>Text</text:p>
          </table:table-cell>
          <table:table-cell table:formula="of:=VLOOKUP([.B34];[Attributes.$A$2:.$G$197];4)" office:value-type="string" office:string-value="^.+$" calcext:value-type="string">
            <text:p>^.+$</text:p>
          </table:table-cell>
          <table:table-cell table:formula="of:=VLOOKUP([.B3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style-name="ce23" table:content-validation-name="val1" office:value-type="string" calcext:value-type="string">
            <text:p>executable_file</text:p>
          </table:table-cell>
          <table:table-cell table:style-name="ce23" table:content-validation-name="val3" office:value-type="string" calcext:value-type="string">
            <text:p>code_language</text:p>
          </table:table-cell>
          <table:table-cell table:style-name="ce28" table:formula="of:=VLOOKUP([.B35];[Attributes.$A$2:.$G$197];2)" office:value-type="string" office:string-value="GenericHandler" calcext:value-type="string">
            <text:p>GenericHandler</text:p>
          </table:table-cell>
          <table:table-cell table:style-name="ce28" table:formula="of:=VLOOKUP([.B35];[Attributes.$A$2:.$G$197];3)" office:value-type="string" office:string-value="String" calcext:value-type="string">
            <text:p>String</text:p>
          </table:table-cell>
          <table:table-cell table:style-name="ce28" table:formula="of:=VLOOKUP([.B35];[Attributes.$A$2:.$G$197];4)" office:value-type="string" office:string-value="^.+$" calcext:value-type="string">
            <text:p>^.+$</text:p>
          </table:table-cell>
          <table:table-cell table:style-name="ce28" table:formula="of:=VLOOKUP([.B35];[Attributes.$A$2:.$G$97];5)" office:value-type="float" office:value="0" calcext:value-type="float">
            <text:p/>
          </table:table-cell>
          <table:table-cell table:style-name="ce23"/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36];[Attributes.$A$2:.$G$197];2)" office:value-type="string" office:string-value="TextHandler" calcext:value-type="string">
            <text:p>TextHandler</text:p>
          </table:table-cell>
          <table:table-cell table:formula="of:=VLOOKUP([.B36];[Attributes.$A$2:.$G$197];3)" office:value-type="string" office:string-value="Text" calcext:value-type="string">
            <text:p>Text</text:p>
          </table:table-cell>
          <table:table-cell table:formula="of:=VLOOKUP([.B36];[Attributes.$A$2:.$G$197];4)" office:value-type="string" office:string-value="^.+$" calcext:value-type="string">
            <text:p>^.+$</text:p>
          </table:table-cell>
          <table:table-cell table:formula="of:=VLOOKUP([.B3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37];[Attributes.$A$2:.$G$197];2)" office:value-type="string" office:string-value="TextHandler" calcext:value-type="string">
            <text:p>TextHandler</text:p>
          </table:table-cell>
          <table:table-cell table:formula="of:=VLOOKUP([.B37];[Attributes.$A$2:.$G$197];3)" office:value-type="string" office:string-value="Text" calcext:value-type="string">
            <text:p>Text</text:p>
          </table:table-cell>
          <table:table-cell table:formula="of:=VLOOKUP([.B37];[Attributes.$A$2:.$G$197];4)" office:value-type="string" office:string-value="^.+$" calcext:value-type="string">
            <text:p>^.+$</text:p>
          </table:table-cell>
          <table:table-cell table:formula="of:=VLOOKUP([.B3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38];[Attributes.$A$2:.$G$197];2)" office:value-type="string" office:string-value="TextHandler" calcext:value-type="string">
            <text:p>TextHandler</text:p>
          </table:table-cell>
          <table:table-cell table:formula="of:=VLOOKUP([.B38];[Attributes.$A$2:.$G$197];3)" office:value-type="string" office:string-value="Text" calcext:value-type="string">
            <text:p>Text</text:p>
          </table:table-cell>
          <table:table-cell table:formula="of:=VLOOKUP([.B38];[Attributes.$A$2:.$G$197];4)" office:value-type="string" office:string-value="^.+$" calcext:value-type="string">
            <text:p>^.+$</text:p>
          </table:table-cell>
          <table:table-cell table:formula="of:=VLOOKUP([.B38];[Attributes.$A$2:.$G$97];5)" office:value-type="float" office:value="0" calcext:value-type="float">
            <text:p/>
          </table:table-cell>
          <table:table-cell office:value-type="string" calcext:value-type="string">
            <text:p>File.digital_signatures/DigitalSignatureList/DigitalSignature</text:p>
          </table:table-cell>
          <table:table-cell table:number-columns-repeated="1017"/>
        </table:table-row>
        <table:table-row table:style-name="ro3">
          <table:table-cell table:style-name="ce23" table:content-validation-name="val1" office:value-type="string" calcext:value-type="string">
            <text:p>executable_file</text:p>
          </table:table-cell>
          <table:table-cell table:style-name="ce23" table:content-validation-name="val3" office:value-type="string" calcext:value-type="string">
            <text:p>discovery_method</text:p>
          </table:table-cell>
          <table:table-cell table:style-name="ce28" table:formula="of:=VLOOKUP([.B39];[Attributes.$A$2:.$G$197];2)" office:value-type="string" office:string-value="TextHandler" calcext:value-type="string">
            <text:p>TextHandler</text:p>
          </table:table-cell>
          <table:table-cell table:style-name="ce28" table:formula="of:=VLOOKUP([.B39];[Attributes.$A$2:.$G$197];3)" office:value-type="string" office:string-value="Text" calcext:value-type="string">
            <text:p>Text</text:p>
          </table:table-cell>
          <table:table-cell table:style-name="ce28" table:formula="of:=VLOOKUP([.B39];[Attributes.$A$2:.$G$197];4)" office:value-type="string" office:string-value="^.+$" calcext:value-type="string">
            <text:p>^.+$</text:p>
          </table:table-cell>
          <table:table-cell table:style-name="ce28" table:formula="of:=VLOOKUP([.B39];[Attributes.$A$2:.$G$97];5)" office:value-type="float" office:value="0" calcext:value-type="float">
            <text:p/>
          </table:table-cell>
          <table:table-cell table:style-name="ce23"/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encryption_mechanism</text:p>
          </table:table-cell>
          <table:table-cell table:formula="of:=VLOOKUP([.B40];[Attributes.$A$2:.$G$197];2)" office:value-type="string" office:string-value="TextHandler" calcext:value-type="string">
            <text:p>TextHandler</text:p>
          </table:table-cell>
          <table:table-cell table:formula="of:=VLOOKUP([.B40];[Attributes.$A$2:.$G$197];3)" office:value-type="string" office:string-value="Text" calcext:value-type="string">
            <text:p>Text</text:p>
          </table:table-cell>
          <table:table-cell table:formula="of:=VLOOKUP([.B40];[Attributes.$A$2:.$G$197];4)" office:value-type="string" office:string-value="^.+$" calcext:value-type="string">
            <text:p>^.+$</text:p>
          </table:table-cell>
          <table:table-cell table:formula="of:=VLOOKUP([.B40];[Attributes.$A$2:.$G$97];5)" office:value-type="float" office:value="0" calcext:value-type="float">
            <text:p/>
          </table:table-cell>
          <table:table-cell office:value-type="string" calcext:value-type="string">
            <text:p>File.encryption_algorithm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accessed_datetime</text:p>
          </table:table-cell>
          <table:table-cell table:formula="of:=VLOOKUP([.B41];[Attributes.$A$2:.$G$197];2)" office:value-type="string" office:string-value="DateHandler" calcext:value-type="string">
            <text:p>DateHandler</text:p>
          </table:table-cell>
          <table:table-cell table:formula="of:=VLOOKUP([.B41];[Attributes.$A$2:.$G$197];3)" office:value-type="string" office:string-value="Date" calcext:value-type="string">
            <text:p>Date</text:p>
          </table:table-cell>
          <table:table-cell table:formula="of:=VLOOKUP([.B41];[Attributes.$A$2:.$G$197];4)" office:value-type="string" office:string-value="^.+$" calcext:value-type="string">
            <text:p>^.+$</text:p>
          </table:table-cell>
          <table:table-cell table:formula="of:=VLOOKUP([.B41];[Attributes.$A$2:.$G$97];5)" office:value-type="float" office:value="0" calcext:value-type="float">
            <text:p/>
          </table:table-cell>
          <table:table-cell office:value-type="string" calcext:value-type="string">
            <text:p>File.accessed_time/DateTi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created_datetime</text:p>
          </table:table-cell>
          <table:table-cell table:formula="of:=VLOOKUP([.B42];[Attributes.$A$2:.$G$197];2)" office:value-type="string" office:string-value="DateHandler" calcext:value-type="string">
            <text:p>DateHandler</text:p>
          </table:table-cell>
          <table:table-cell table:formula="of:=VLOOKUP([.B42];[Attributes.$A$2:.$G$197];3)" office:value-type="string" office:string-value="Date" calcext:value-type="string">
            <text:p>Date</text:p>
          </table:table-cell>
          <table:table-cell table:formula="of:=VLOOKUP([.B42];[Attributes.$A$2:.$G$197];4)" office:value-type="string" office:string-value="^.+$" calcext:value-type="string">
            <text:p>^.+$</text:p>
          </table:table-cell>
          <table:table-cell table:formula="of:=VLOOKUP([.B42];[Attributes.$A$2:.$G$97];5)" office:value-type="float" office:value="0" calcext:value-type="float">
            <text:p/>
          </table:table-cell>
          <table:table-cell office:value-type="string" calcext:value-type="string">
            <text:p>File.created_time/DateTime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extension</text:p>
          </table:table-cell>
          <table:table-cell table:formula="of:=VLOOKUP([.B43];[Attributes.$A$2:.$G$197];2)" office:value-type="string" office:string-value="GenericHandler" calcext:value-type="string">
            <text:p>GenericHandler</text:p>
          </table:table-cell>
          <table:table-cell table:formula="of:=VLOOKUP([.B43];[Attributes.$A$2:.$G$197];3)" office:value-type="string" office:string-value="String" calcext:value-type="string">
            <text:p>String</text:p>
          </table:table-cell>
          <table:table-cell table:formula="of:=VLOOKUP([.B43];[Attributes.$A$2:.$G$197];4)" office:value-type="string" office:string-value="^.+$" calcext:value-type="string">
            <text:p>^.+$</text:p>
          </table:table-cell>
          <table:table-cell table:formula="of:=VLOOKUP([.B43];[Attributes.$A$2:.$G$97];5)" office:value-type="float" office:value="0" calcext:value-type="float">
            <text:p/>
          </table:table-cell>
          <table:table-cell office:value-type="string" calcext:value-type="string">
            <text:p>File.file_extension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format</text:p>
          </table:table-cell>
          <table:table-cell table:formula="of:=VLOOKUP([.B44];[Attributes.$A$2:.$G$197];2)" office:value-type="string" office:string-value="GenericHandler" calcext:value-type="string">
            <text:p>GenericHandler</text:p>
          </table:table-cell>
          <table:table-cell table:formula="of:=VLOOKUP([.B44];[Attributes.$A$2:.$G$197];3)" office:value-type="string" office:string-value="String" calcext:value-type="string">
            <text:p>String</text:p>
          </table:table-cell>
          <table:table-cell table:formula="of:=VLOOKUP([.B44];[Attributes.$A$2:.$G$197];4)" office:value-type="string" office:string-value="^.+$" calcext:value-type="string">
            <text:p>^.+$</text:p>
          </table:table-cell>
          <table:table-cell table:formula="of:=VLOOKUP([.B44];[Attributes.$A$2:.$G$97];5)" office:value-type="float" office:value="0" calcext:value-type="float">
            <text:p/>
          </table:table-cell>
          <table:table-cell office:value-type="string" calcext:value-type="string">
            <text:p>File.file_format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45];[Attributes.$A$2:.$G$197];2)" office:value-type="string" office:string-value="MultipleGenericHandler" calcext:value-type="string">
            <text:p>MultipleGenericHandler</text:p>
          </table:table-cell>
          <table:table-cell table:formula="of:=VLOOKUP([.B45];[Attributes.$A$2:.$G$197];3)" office:value-type="string" office:string-value="String" calcext:value-type="string">
            <text:p>String</text:p>
          </table:table-cell>
          <table:table-cell table:formula="of:=VLOOKUP([.B45];[Attributes.$A$2:.$G$197];4)" office:value-type="string" office:string-value="^.+$" calcext:value-type="string">
            <text:p>^.+$</text:p>
          </table:table-cell>
          <table:table-cell table:formula="of:=VLOOKUP([.B45];[Attributes.$A$2:.$G$97];5)" office:value-type="float" office:value="0" calcext:value-type="float">
            <text:p/>
          </table:table-cell>
          <table:table-cell office:value-type="string" calcext:value-type="string">
            <text:p>File.file_path/FilePat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full_path_pattern</text:p>
          </table:table-cell>
          <table:table-cell table:formula="of:=VLOOKUP([.B46];[Attributes.$A$2:.$G$197];2)" office:value-type="string" office:string-value="MultipleGenericHandler" calcext:value-type="string">
            <text:p>MultipleGenericHandler</text:p>
          </table:table-cell>
          <table:table-cell table:formula="of:=VLOOKUP([.B46];[Attributes.$A$2:.$G$197];3)" office:value-type="string" office:string-value="String" calcext:value-type="string">
            <text:p>String</text:p>
          </table:table-cell>
          <table:table-cell table:formula="of:=VLOOKUP([.B46];[Attributes.$A$2:.$G$197];4)" office:value-type="string" office:string-value="^.+$" calcext:value-type="string">
            <text:p>^.+$</text:p>
          </table:table-cell>
          <table:table-cell/>
          <table:table-cell table:style-name="ce32" office:value-type="string" calcext:value-type="string">
            <text:p>File.file_path/FilePath</text:p>
          </table:table-cell>
          <table:table-cell table:style-name="ce32" office:value-type="string" calcext:value-type="string">
            <text:p>With different condifition</text:p>
          </table:table-cell>
          <table:table-cell table:number-columns-repeated="1016"/>
        </table:table-row>
        <table:table-row table:style-name="ro4">
          <table:table-cell table:style-name="ce24" table:content-validation-name="val1" office:value-type="string" calcext:value-type="string">
            <text:p>executable_file</text:p>
          </table:table-cell>
          <table:table-cell table:style-name="ce24" table:content-validation-name="val3" office:value-type="string" calcext:value-type="string">
            <text:p>file_id</text:p>
          </table:table-cell>
          <table:table-cell table:formula="of:=VLOOKUP([.B47];[Attributes.$A$2:.$G$197];2)" office:value-type="string" office:string-value="GenericHandler" calcext:value-type="string">
            <text:p>GenericHandler</text:p>
          </table:table-cell>
          <table:table-cell table:formula="of:=VLOOKUP([.B47];[Attributes.$A$2:.$G$197];3)" office:value-type="string" office:string-value="String" calcext:value-type="string">
            <text:p>String</text:p>
          </table:table-cell>
          <table:table-cell table:formula="of:=VLOOKUP([.B47];[Attributes.$A$2:.$G$197];4)" office:value-type="string" office:string-value="^.+$" calcext:value-type="string">
            <text:p>^.+$</text:p>
          </table:table-cell>
          <table:table-cell table:style-name="ce29"/>
          <table:table-cell table:style-name="ce24"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modified_time</text:p>
          </table:table-cell>
          <table:table-cell table:formula="of:=VLOOKUP([.B48];[Attributes.$A$2:.$G$197];2)" office:value-type="string" office:string-value="DateHandler" calcext:value-type="string">
            <text:p>DateHandler</text:p>
          </table:table-cell>
          <table:table-cell table:formula="of:=VLOOKUP([.B48];[Attributes.$A$2:.$G$197];3)" office:value-type="string" office:string-value="Date" calcext:value-type="string">
            <text:p>Date</text:p>
          </table:table-cell>
          <table:table-cell table:formula="of:=VLOOKUP([.B48];[Attributes.$A$2:.$G$197];4)" office:value-type="string" office:string-value="^.+$" calcext:value-type="string">
            <text:p>^.+$</text:p>
          </table:table-cell>
          <table:table-cell table:formula="of:=VLOOKUP([.B48];[Attributes.$A$2:.$G$97];5)" office:value-type="float" office:value="0" calcext:value-type="float">
            <text:p/>
          </table:table-cell>
          <table:table-cell office:value-type="string" calcext:value-type="string">
            <text:p>File.modified_time/DateTi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49];[Attributes.$A$2:.$G$197];2)" office:value-type="string" office:string-value="MultipleGenericHandler" calcext:value-type="string">
            <text:p>MultipleGenericHandler</text:p>
          </table:table-cell>
          <table:table-cell table:formula="of:=VLOOKUP([.B49];[Attributes.$A$2:.$G$197];3)" office:value-type="string" office:string-value="String" calcext:value-type="string">
            <text:p>String</text:p>
          </table:table-cell>
          <table:table-cell table:formula="of:=VLOOKUP([.B49];[Attributes.$A$2:.$G$197];4)" office:value-type="string" office:string-value="^.+$" calcext:value-type="string">
            <text:p>^.+$</text:p>
          </table:table-cell>
          <table:table-cell table:formula="of:=VLOOKUP([.B49];[Attributes.$A$2:.$G$97];5)" office:value-type="float" office:value="0" calcext:value-type="float">
            <text:p/>
          </table:table-cell>
          <table:table-cell table:style-name="Default" office:value-type="string" calcext:value-type="string">
            <text:p>File.file_na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name_pattern</text:p>
          </table:table-cell>
          <table:table-cell table:formula="of:=VLOOKUP([.B50];[Attributes.$A$2:.$G$197];2)" office:value-type="string" office:string-value="MultipleGenericHandler" calcext:value-type="string">
            <text:p>MultipleGenericHandler</text:p>
          </table:table-cell>
          <table:table-cell table:formula="of:=VLOOKUP([.B50];[Attributes.$A$2:.$G$197];3)" office:value-type="string" office:string-value="String" calcext:value-type="string">
            <text:p>String</text:p>
          </table:table-cell>
          <table:table-cell table:formula="of:=VLOOKUP([.B50];[Attributes.$A$2:.$G$197];4)" office:value-type="string" office:string-value="^.+$" calcext:value-type="string">
            <text:p>^.+$</text:p>
          </table:table-cell>
          <table:table-cell/>
          <table:table-cell table:style-name="ce32" office:value-type="string" calcext:value-type="string">
            <text:p>File.file_name</text:p>
          </table:table-cell>
          <table:table-cell table:style-name="ce32" office:value-type="string" calcext:value-type="string">
            <text:p>With different condifition</text:p>
          </table:table-cell>
          <table:table-cell table:number-columns-repeated="1016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51];[Attributes.$A$2:.$G$197];2)" office:value-type="string" office:string-value="MultipleGenericHandler" calcext:value-type="string">
            <text:p>MultipleGenericHandler</text:p>
          </table:table-cell>
          <table:table-cell table:formula="of:=VLOOKUP([.B51];[Attributes.$A$2:.$G$197];3)" office:value-type="string" office:string-value="String" calcext:value-type="string">
            <text:p>String</text:p>
          </table:table-cell>
          <table:table-cell table:formula="of:=VLOOKUP([.B51];[Attributes.$A$2:.$G$197];4)" office:value-type="string" office:string-value="^[0-9a-fA-F]{32}$ " calcext:value-type="string">
            <text:p>^[0-9a-fA-F]{32}$ </text:p>
          </table:table-cell>
          <table:table-cell table:formula="of:=VLOOKUP([.B51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52];[Attributes.$A$2:.$G$197];2)" office:value-type="string" office:string-value="MultipleGenericHandler" calcext:value-type="string">
            <text:p>MultipleGenericHandler</text:p>
          </table:table-cell>
          <table:table-cell table:formula="of:=VLOOKUP([.B52];[Attributes.$A$2:.$G$197];3)" office:value-type="string" office:string-value="String" calcext:value-type="string">
            <text:p>String</text:p>
          </table:table-cell>
          <table:table-cell table:formula="of:=VLOOKUP([.B52];[Attributes.$A$2:.$G$197];4)" office:value-type="string" office:string-value="^[0-9a-fA-F]{40}$ " calcext:value-type="string">
            <text:p>^[0-9a-fA-F]{40}$ </text:p>
          </table:table-cell>
          <table:table-cell table:formula="of:=VLOOKUP([.B52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53];[Attributes.$A$2:.$G$197];2)" office:value-type="string" office:string-value="MultipleGenericHandler" calcext:value-type="string">
            <text:p>MultipleGenericHandler</text:p>
          </table:table-cell>
          <table:table-cell table:formula="of:=VLOOKUP([.B53];[Attributes.$A$2:.$G$197];3)" office:value-type="string" office:string-value="String" calcext:value-type="string">
            <text:p>String</text:p>
          </table:table-cell>
          <table:table-cell table:formula="of:=VLOOKUP([.B53];[Attributes.$A$2:.$G$197];4)" office:value-type="string" office:string-value="^[0-9a-fA-F]{64}$ " calcext:value-type="string">
            <text:p>^[0-9a-fA-F]{64}$ </text:p>
          </table:table-cell>
          <table:table-cell table:formula="of:=VLOOKUP([.B53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54];[Attributes.$A$2:.$G$197];2)" office:value-type="string" office:string-value="MultipleGenericHandler" calcext:value-type="string">
            <text:p>MultipleGenericHandler</text:p>
          </table:table-cell>
          <table:table-cell table:formula="of:=VLOOKUP([.B54];[Attributes.$A$2:.$G$197];3)" office:value-type="string" office:string-value="String" calcext:value-type="string">
            <text:p>String</text:p>
          </table:table-cell>
          <table:table-cell table:formula="of:=VLOOKUP([.B54];[Attributes.$A$2:.$G$197];4)" office:value-type="string" office:string-value="^[0-9a-fA-F]{96}$ " calcext:value-type="string">
            <text:p>^[0-9a-fA-F]{96}$ </text:p>
          </table:table-cell>
          <table:table-cell table:formula="of:=VLOOKUP([.B54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55];[Attributes.$A$2:.$G$197];2)" office:value-type="string" office:string-value="MultipleGenericHandler" calcext:value-type="string">
            <text:p>MultipleGenericHandler</text:p>
          </table:table-cell>
          <table:table-cell table:formula="of:=VLOOKUP([.B55];[Attributes.$A$2:.$G$197];3)" office:value-type="string" office:string-value="String" calcext:value-type="string">
            <text:p>String</text:p>
          </table:table-cell>
          <table:table-cell table:formula="of:=VLOOKUP([.B55];[Attributes.$A$2:.$G$197];4)" office:value-type="string" office:string-value="^[0-9a-fA-F]{128}$ " calcext:value-type="string">
            <text:p>^[0-9a-fA-F]{128}$ </text:p>
          </table:table-cell>
          <table:table-cell table:formula="of:=VLOOKUP([.B55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sdeep</text:p>
          </table:table-cell>
          <table:table-cell table:formula="of:=VLOOKUP([.B56];[Attributes.$A$2:.$G$197];2)" office:value-type="string" office:string-value="MultipleGenericHandler" calcext:value-type="string">
            <text:p>MultipleGenericHandler</text:p>
          </table:table-cell>
          <table:table-cell table:formula="of:=VLOOKUP([.B56];[Attributes.$A$2:.$G$197];3)" office:value-type="string" office:string-value="String" calcext:value-type="string">
            <text:p>String</text:p>
          </table:table-cell>
          <table:table-cell table:formula="of:=VLOOKUP([.B56];[Attributes.$A$2:.$G$197];4)" office:value-type="string" office:string-value="^\d+:[a-zA-Z0-9+]+:[a-zA-Z0-9+]+$ " calcext:value-type="string">
            <text:p>^\d+:[a-zA-Z0-9+]+:[a-zA-Z0-9+]+$ </text:p>
          </table:table-cell>
          <table:table-cell table:formula="of:=VLOOKUP([.B5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57];[Attributes.$A$2:.$G$197];2)" office:value-type="string" office:string-value="CBValueHandler" calcext:value-type="string">
            <text:p>CBValueHandler</text:p>
          </table:table-cell>
          <table:table-cell table:formula="of:=VLOOKUP([.B57];[Attributes.$A$2:.$G$197];3)" office:value-type="string" office:string-value="String" calcext:value-type="string">
            <text:p>String</text:p>
          </table:table-cell>
          <table:table-cell table:formula="of:=VLOOKUP([.B57];[Attributes.$A$2:.$G$197];4)" office:value-type="string" office:string-value="^yes$|^no$" calcext:value-type="string">
            <text:p>^yes$|^no$</text:p>
          </table:table-cell>
          <table:table-cell table:formula="of:=VLOOKUP([.B5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magic_number</text:p>
          </table:table-cell>
          <table:table-cell table:formula="of:=VLOOKUP([.B58];[Attributes.$A$2:.$G$197];2)" office:value-type="string" office:string-value="GenericHandler" calcext:value-type="string">
            <text:p>GenericHandler</text:p>
          </table:table-cell>
          <table:table-cell table:formula="of:=VLOOKUP([.B58];[Attributes.$A$2:.$G$197];3)" office:value-type="string" office:string-value="String" calcext:value-type="string">
            <text:p>String</text:p>
          </table:table-cell>
          <table:table-cell table:formula="of:=VLOOKUP([.B58];[Attributes.$A$2:.$G$197];4)" office:value-type="string" office:string-value="^.+$" calcext:value-type="string">
            <text:p>^.+$</text:p>
          </table:table-cell>
          <table:table-cell table:formula="of:=VLOOKUP([.B58];[Attributes.$A$2:.$G$97];5)" office:value-type="float" office:value="0" calcext:value-type="float">
            <text:p/>
          </table:table-cell>
          <table:table-cell office:value-type="string" calcext:value-type="string">
            <text:p>File.magic_number/HexBinary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malware_file_type</text:p>
          </table:table-cell>
          <table:table-cell table:formula="of:=VLOOKUP([.B59];[Attributes.$A$2:.$G$197];2)" office:value-type="string" office:string-value="CBValueHandler" calcext:value-type="string">
            <text:p>CBValueHandler</text:p>
          </table:table-cell>
          <table:table-cell table:formula="of:=VLOOKUP([.B59];[Attributes.$A$2:.$G$197];3)" office:value-type="string" office:string-value="String" calcext:value-type="string">
            <text:p>String</text:p>
          </table:table-cell>
          <table:table-cell table:formula="of:=VLOOKUP([.B59];[Attributes.$A$2:.$G$197];4)" office:value-type="string" office:string-value="^virus$|^trojan$|^dropper$|^malware$|^Rootkit$|^keyLogger$|^worm$" calcext:value-type="string">
            <text:p>^virus$|^trojan$|^dropper$|^malware$|^Rootkit$|^keyLogger$|^worm$</text:p>
          </table:table-cell>
          <table:table-cell table:formula="of:=VLOOKUP([.B5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style-name="ce24" table:content-validation-name="val1" office:value-type="string" calcext:value-type="string">
            <text:p>executable_file</text:p>
          </table:table-cell>
          <table:table-cell table:style-name="ce24" table:content-validation-name="val3" office:value-type="string" calcext:value-type="string">
            <text:p>mime_type</text:p>
          </table:table-cell>
          <table:table-cell table:formula="of:=VLOOKUP([.B60];[Attributes.$A$2:.$G$197];2)" office:value-type="string" office:string-value="GenericHandler" calcext:value-type="string">
            <text:p>GenericHandler</text:p>
          </table:table-cell>
          <table:table-cell table:formula="of:=VLOOKUP([.B60];[Attributes.$A$2:.$G$197];3)" office:value-type="string" office:string-value="String" calcext:value-type="string">
            <text:p>String</text:p>
          </table:table-cell>
          <table:table-cell table:formula="of:=VLOOKUP([.B60];[Attributes.$A$2:.$G$197];4)" office:value-type="string" office:string-value="^.+$" calcext:value-type="string">
            <text:p>^.+$</text:p>
          </table:table-cell>
          <table:table-cell table:style-name="ce29"/>
          <table:table-cell table:style-name="ce24" table:number-columns-repeated="1018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packer</text:p>
          </table:table-cell>
          <table:table-cell table:formula="of:=VLOOKUP([.B61];[Attributes.$A$2:.$G$197];2)" office:value-type="string" office:string-value="GenericHandler" calcext:value-type="string">
            <text:p>GenericHandler</text:p>
          </table:table-cell>
          <table:table-cell table:formula="of:=VLOOKUP([.B61];[Attributes.$A$2:.$G$197];3)" office:value-type="string" office:string-value="String" calcext:value-type="string">
            <text:p>String</text:p>
          </table:table-cell>
          <table:table-cell table:formula="of:=VLOOKUP([.B61];[Attributes.$A$2:.$G$197];4)" office:value-type="string" office:string-value="^.+$" calcext:value-type="string">
            <text:p>^.+$</text:p>
          </table:table-cell>
          <table:table-cell table:formula="of:=VLOOKUP([.B6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peak_entropy</text:p>
          </table:table-cell>
          <table:table-cell table:formula="of:=VLOOKUP([.B62];[Attributes.$A$2:.$G$197];2)" office:value-type="string" office:string-value="GenericHandler" calcext:value-type="string">
            <text:p>GenericHandler</text:p>
          </table:table-cell>
          <table:table-cell table:formula="of:=VLOOKUP([.B62];[Attributes.$A$2:.$G$197];3)" office:value-type="string" office:string-value="Number" calcext:value-type="string">
            <text:p>Number</text:p>
          </table:table-cell>
          <table:table-cell table:formula="of:=VLOOKUP([.B62];[Attributes.$A$2:.$G$197];4)" office:value-type="string" office:string-value="^[\d]{1,}$ " calcext:value-type="string">
            <text:p>^[\d]{1,}$ </text:p>
          </table:table-cell>
          <table:table-cell table:formula="of:=VLOOKUP([.B6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style-name="ce23" table:content-validation-name="val1" office:value-type="string" calcext:value-type="string">
            <text:p>executable_file</text:p>
          </table:table-cell>
          <table:table-cell table:style-name="ce23" table:content-validation-name="val3" office:value-type="string" calcext:value-type="string">
            <text:p>processor_family</text:p>
          </table:table-cell>
          <table:table-cell table:style-name="ce28" table:formula="of:=VLOOKUP([.B63];[Attributes.$A$2:.$G$197];2)" office:value-type="string" office:string-value="GenericHandler" calcext:value-type="string">
            <text:p>GenericHandler</text:p>
          </table:table-cell>
          <table:table-cell table:style-name="ce28" table:formula="of:=VLOOKUP([.B63];[Attributes.$A$2:.$G$197];3)" office:value-type="string" office:string-value="String" calcext:value-type="string">
            <text:p>String</text:p>
          </table:table-cell>
          <table:table-cell table:style-name="ce28" table:formula="of:=VLOOKUP([.B63];[Attributes.$A$2:.$G$197];4)" office:value-type="string" office:string-value="^.+$" calcext:value-type="string">
            <text:p>^.+$</text:p>
          </table:table-cell>
          <table:table-cell table:style-name="ce28" table:formula="of:=VLOOKUP([.B63];[Attributes.$A$2:.$G$97];5)" office:value-type="float" office:value="0" calcext:value-type="float">
            <text:p/>
          </table:table-cell>
          <table:table-cell table:style-name="ce23"/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64];[Attributes.$A$2:.$G$197];2)" office:value-type="string" office:string-value="FileHandler" calcext:value-type="string">
            <text:p>FileHandler</text:p>
          </table:table-cell>
          <table:table-cell table:formula="of:=VLOOKUP([.B64];[Attributes.$A$2:.$G$197];3)" office:value-type="string" office:string-value="String" calcext:value-type="string">
            <text:p>String</text:p>
          </table:table-cell>
          <table:table-cell table:formula="of:=VLOOKUP([.B64];[Attributes.$A$2:.$G$197];4)" office:value-type="string" office:string-value="^.+$" calcext:value-type="string">
            <text:p>^.+$</text:p>
          </table:table-cell>
          <table:table-cell table:formula="of:=VLOOKUP([.B6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aw_file</text:p>
          </table:table-cell>
          <table:table-cell table:formula="of:=VLOOKUP([.B65];[Attributes.$A$2:.$G$197];2)" office:value-type="string" office:string-value="FileWithHashesHandler" calcext:value-type="string">
            <text:p>FileWithHashesHandler</text:p>
          </table:table-cell>
          <table:table-cell table:formula="of:=VLOOKUP([.B65];[Attributes.$A$2:.$G$197];3)" office:value-type="string" office:string-value="String" calcext:value-type="string">
            <text:p>String</text:p>
          </table:table-cell>
          <table:table-cell table:formula="of:=VLOOKUP([.B65];[Attributes.$A$2:.$G$197];4)" office:value-type="string" office:string-value="^.+$" calcext:value-type="string">
            <text:p>^.+$</text:p>
          </table:table-cell>
          <table:table-cell table:formula="of:=VLOOKUP([.B6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66];[Attributes.$A$2:.$G$197];2)" office:value-type="string" office:string-value="TextHandler" calcext:value-type="string">
            <text:p>TextHandler</text:p>
          </table:table-cell>
          <table:table-cell table:formula="of:=VLOOKUP([.B66];[Attributes.$A$2:.$G$197];3)" office:value-type="string" office:string-value="Text" calcext:value-type="string">
            <text:p>Text</text:p>
          </table:table-cell>
          <table:table-cell table:formula="of:=VLOOKUP([.B66];[Attributes.$A$2:.$G$197];4)" office:value-type="string" office:string-value="^.+$" calcext:value-type="string">
            <text:p>^.+$</text:p>
          </table:table-cell>
          <table:table-cell table:formula="of:=VLOOKUP([.B6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67];[Attributes.$A$2:.$G$197];2)" office:value-type="string" office:string-value="LinkHander" calcext:value-type="string">
            <text:p>LinkHander</text:p>
          </table:table-cell>
          <table:table-cell table:formula="of:=VLOOKUP([.B67];[Attributes.$A$2:.$G$197];3)" office:value-type="string" office:string-value="String" calcext:value-type="string">
            <text:p>String</text:p>
          </table:table-cell>
          <table:table-cell table:formula="of:=VLOOKUP([.B67];[Attributes.$A$2:.$G$197];4)" office:value-type="string" office:string-value="^.+$" calcext:value-type="string">
            <text:p>^.+$</text:p>
          </table:table-cell>
          <table:table-cell table:formula="of:=VLOOKUP([.B67];[Attributes.$A$2:.$G$97];5)" office:value-type="float" office:value="0" calcext:value-type="float">
            <text:p/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size_in_bytes</text:p>
          </table:table-cell>
          <table:table-cell table:formula="of:=VLOOKUP([.B68];[Attributes.$A$2:.$G$197];2)" office:value-type="string" office:string-value="GenericHandler" calcext:value-type="string">
            <text:p>GenericHandler</text:p>
          </table:table-cell>
          <table:table-cell table:formula="of:=VLOOKUP([.B68];[Attributes.$A$2:.$G$197];3)" office:value-type="string" office:string-value="Number" calcext:value-type="string">
            <text:p>Number</text:p>
          </table:table-cell>
          <table:table-cell table:formula="of:=VLOOKUP([.B68];[Attributes.$A$2:.$G$197];4)" office:value-type="string" office:string-value="^\d+$ " calcext:value-type="string">
            <text:p>^\d+$ </text:p>
          </table:table-cell>
          <table:table-cell table:formula="of:=VLOOKUP([.B68];[Attributes.$A$2:.$G$97];5)" office:value-type="float" office:value="0" calcext:value-type="float">
            <text:p/>
          </table:table-cell>
          <table:table-cell office:value-type="string" calcext:value-type="string">
            <text:p>File.size_in_bytes/UnsignedLong</text:p>
          </table:table-cell>
          <table:table-cell table:number-columns-repeated="1017"/>
        </table:table-row>
        <table:table-row table:style-name="ro3">
          <table:table-cell table:style-name="ce23" table:content-validation-name="val1" office:value-type="string" calcext:value-type="string">
            <text:p>executable_file</text:p>
          </table:table-cell>
          <table:table-cell table:style-name="ce23" table:content-validation-name="val3" office:value-type="string" calcext:value-type="string">
            <text:p>targeted_platform</text:p>
          </table:table-cell>
          <table:table-cell table:style-name="ce28" table:formula="of:=VLOOKUP([.B69];[Attributes.$A$2:.$G$197];2)" office:value-type="string" office:string-value="GenericHandler" calcext:value-type="string">
            <text:p>GenericHandler</text:p>
          </table:table-cell>
          <table:table-cell table:style-name="ce28" table:formula="of:=VLOOKUP([.B69];[Attributes.$A$2:.$G$197];3)" office:value-type="string" office:string-value="String" calcext:value-type="string">
            <text:p>String</text:p>
          </table:table-cell>
          <table:table-cell table:style-name="ce28" table:formula="of:=VLOOKUP([.B69];[Attributes.$A$2:.$G$197];4)" office:value-type="string" office:string-value="^.+$" calcext:value-type="string">
            <text:p>^.+$</text:p>
          </table:table-cell>
          <table:table-cell table:style-name="ce28" table:formula="of:=VLOOKUP([.B69];[Attributes.$A$2:.$G$97];5)" office:value-type="float" office:value="0" calcext:value-type="float">
            <text:p/>
          </table:table-cell>
          <table:table-cell table:style-name="ce23"/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70];[Attributes.$A$2:.$G$197];2)" office:value-type="string" office:string-value="CVEHandler" calcext:value-type="string">
            <text:p>CVEHandler</text:p>
          </table:table-cell>
          <table:table-cell table:formula="of:=VLOOKUP([.B70];[Attributes.$A$2:.$G$197];3)" office:value-type="string" office:string-value="String" calcext:value-type="string">
            <text:p>String</text:p>
          </table:table-cell>
          <table:table-cell table:formula="of:=VLOOKUP([.B70];[Attributes.$A$2:.$G$197];4)" office:value-type="string" office:string-value="^CVE-\d{4}-\d{4,}$" calcext:value-type="string">
            <text:p>^CVE-\d{4}-\d{4,}$</text:p>
          </table:table-cell>
          <table:table-cell table:formula="of:=VLOOKUP([.B7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71];[Attributes.$A$2:.$G$197];2)" office:value-type="string" office:string-value="TextHandler" calcext:value-type="string">
            <text:p>TextHandler</text:p>
          </table:table-cell>
          <table:table-cell table:formula="of:=VLOOKUP([.B71];[Attributes.$A$2:.$G$197];3)" office:value-type="string" office:string-value="Text" calcext:value-type="string">
            <text:p>Text</text:p>
          </table:table-cell>
          <table:table-cell table:formula="of:=VLOOKUP([.B71];[Attributes.$A$2:.$G$197];4)" office:value-type="string" office:string-value="^.+$" calcext:value-type="string">
            <text:p>^.+$</text:p>
          </table:table-cell>
          <table:table-cell table:formula="of:=VLOOKUP([.B7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72];[Attributes.$A$2:.$G$197];2)" office:value-type="string" office:string-value="TextHandler" calcext:value-type="string">
            <text:p>TextHandler</text:p>
          </table:table-cell>
          <table:table-cell table:formula="of:=VLOOKUP([.B72];[Attributes.$A$2:.$G$197];3)" office:value-type="string" office:string-value="Text" calcext:value-type="string">
            <text:p>Text</text:p>
          </table:table-cell>
          <table:table-cell table:formula="of:=VLOOKUP([.B72];[Attributes.$A$2:.$G$197];4)" office:value-type="string" office:string-value="^.+$" calcext:value-type="string">
            <text:p>^.+$</text:p>
          </table:table-cell>
          <table:table-cell table:formula="of:=VLOOKUP([.B7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antivirus_record</text:p>
          </table:table-cell>
          <table:table-cell table:formula="of:=VLOOKUP([.B73];[Attributes.$A$2:.$G$197];2)" office:value-type="string" office:string-value="MultipleGenericHandler" calcext:value-type="string">
            <text:p>MultipleGenericHandler</text:p>
          </table:table-cell>
          <table:table-cell table:formula="of:=VLOOKUP([.B73];[Attributes.$A$2:.$G$197];3)" office:value-type="string" office:string-value="String" calcext:value-type="string">
            <text:p>String</text:p>
          </table:table-cell>
          <table:table-cell table:formula="of:=VLOOKUP([.B73];[Attributes.$A$2:.$G$197];4)" office:value-type="string" office:string-value="^.+$" calcext:value-type="string">
            <text:p>^.+$</text:p>
          </table:table-cell>
          <table:table-cell table:formula="of:=VLOOKUP([.B7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74];[Attributes.$A$2:.$G$197];2)" office:value-type="string" office:string-value="TextHandler" calcext:value-type="string">
            <text:p>TextHandler</text:p>
          </table:table-cell>
          <table:table-cell table:formula="of:=VLOOKUP([.B74];[Attributes.$A$2:.$G$197];3)" office:value-type="string" office:string-value="Text" calcext:value-type="string">
            <text:p>Text</text:p>
          </table:table-cell>
          <table:table-cell table:formula="of:=VLOOKUP([.B74];[Attributes.$A$2:.$G$197];4)" office:value-type="string" office:string-value="^.+$" calcext:value-type="string">
            <text:p>^.+$</text:p>
          </table:table-cell>
          <table:table-cell table:formula="of:=VLOOKUP([.B7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75];[Attributes.$A$2:.$G$197];2)" office:value-type="string" office:string-value="TextHandler" calcext:value-type="string">
            <text:p>TextHandler</text:p>
          </table:table-cell>
          <table:table-cell table:formula="of:=VLOOKUP([.B75];[Attributes.$A$2:.$G$197];3)" office:value-type="string" office:string-value="Text" calcext:value-type="string">
            <text:p>Text</text:p>
          </table:table-cell>
          <table:table-cell table:formula="of:=VLOOKUP([.B75];[Attributes.$A$2:.$G$197];4)" office:value-type="string" office:string-value="^.+$" calcext:value-type="string">
            <text:p>^.+$</text:p>
          </table:table-cell>
          <table:table-cell table:formula="of:=VLOOKUP([.B7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ida_pro_file</text:p>
          </table:table-cell>
          <table:table-cell table:formula="of:=VLOOKUP([.B76];[Attributes.$A$2:.$G$197];2)" office:value-type="string" office:string-value="FileHandler" calcext:value-type="string">
            <text:p>FileHandler</text:p>
          </table:table-cell>
          <table:table-cell table:formula="of:=VLOOKUP([.B76];[Attributes.$A$2:.$G$197];3)" office:value-type="string" office:string-value="String" calcext:value-type="string">
            <text:p>String</text:p>
          </table:table-cell>
          <table:table-cell table:formula="of:=VLOOKUP([.B76];[Attributes.$A$2:.$G$197];4)" office:value-type="string" office:string-value="^.+$" calcext:value-type="string">
            <text:p>^.+$</text:p>
          </table:table-cell>
          <table:table-cell table:formula="of:=VLOOKUP([.B7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log_records</text:p>
          </table:table-cell>
          <table:table-cell table:formula="of:=VLOOKUP([.B77];[Attributes.$A$2:.$G$197];2)" office:value-type="string" office:string-value="TextHandler" calcext:value-type="string">
            <text:p>TextHandler</text:p>
          </table:table-cell>
          <table:table-cell table:formula="of:=VLOOKUP([.B77];[Attributes.$A$2:.$G$197];3)" office:value-type="string" office:string-value="Text" calcext:value-type="string">
            <text:p>Text</text:p>
          </table:table-cell>
          <table:table-cell table:formula="of:=VLOOKUP([.B77];[Attributes.$A$2:.$G$197];4)" office:value-type="string" office:string-value="^.+$" calcext:value-type="string">
            <text:p>^.+$</text:p>
          </table:table-cell>
          <table:table-cell table:formula="of:=VLOOKUP([.B7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78];[Attributes.$A$2:.$G$197];2)" office:value-type="string" office:string-value="TextHandler" calcext:value-type="string">
            <text:p>TextHandler</text:p>
          </table:table-cell>
          <table:table-cell table:formula="of:=VLOOKUP([.B78];[Attributes.$A$2:.$G$197];3)" office:value-type="string" office:string-value="Text" calcext:value-type="string">
            <text:p>Text</text:p>
          </table:table-cell>
          <table:table-cell table:formula="of:=VLOOKUP([.B78];[Attributes.$A$2:.$G$197];4)" office:value-type="string" office:string-value="^.+$" calcext:value-type="string">
            <text:p>^.+$</text:p>
          </table:table-cell>
          <table:table-cell table:formula="of:=VLOOKUP([.B7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79];[Attributes.$A$2:.$G$197];2)" office:value-type="string" office:string-value="LinkHander" calcext:value-type="string">
            <text:p>LinkHander</text:p>
          </table:table-cell>
          <table:table-cell table:formula="of:=VLOOKUP([.B79];[Attributes.$A$2:.$G$197];3)" office:value-type="string" office:string-value="String" calcext:value-type="string">
            <text:p>String</text:p>
          </table:table-cell>
          <table:table-cell table:formula="of:=VLOOKUP([.B79];[Attributes.$A$2:.$G$197];4)" office:value-type="string" office:string-value="^.+$" calcext:value-type="string">
            <text:p>^.+$</text:p>
          </table:table-cell>
          <table:table-cell table:formula="of:=VLOOKUP([.B79];[Attributes.$A$2:.$G$97];5)" office:value-type="float" office:value="0" calcext:value-type="float">
            <text:p/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whois</text:p>
          </table:table-cell>
          <table:table-cell table:formula="of:=VLOOKUP([.B80];[Attributes.$A$2:.$G$197];2)" office:value-type="string" office:string-value="TextHandler" calcext:value-type="string">
            <text:p>TextHandler</text:p>
          </table:table-cell>
          <table:table-cell table:formula="of:=VLOOKUP([.B80];[Attributes.$A$2:.$G$197];3)" office:value-type="string" office:string-value="Text" calcext:value-type="string">
            <text:p>Text</text:p>
          </table:table-cell>
          <table:table-cell table:formula="of:=VLOOKUP([.B80];[Attributes.$A$2:.$G$197];4)" office:value-type="string" office:string-value="^.+$" calcext:value-type="string">
            <text:p>^.+$</text:p>
          </table:table-cell>
          <table:table-cell table:formula="of:=VLOOKUP([.B8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81];[Attributes.$A$2:.$G$197];2)" office:value-type="string" office:string-value="TextHandler" calcext:value-type="string">
            <text:p>TextHandler</text:p>
          </table:table-cell>
          <table:table-cell table:formula="of:=VLOOKUP([.B81];[Attributes.$A$2:.$G$197];3)" office:value-type="string" office:string-value="Text" calcext:value-type="string">
            <text:p>Text</text:p>
          </table:table-cell>
          <table:table-cell table:formula="of:=VLOOKUP([.B81];[Attributes.$A$2:.$G$197];4)" office:value-type="string" office:string-value="^.+$" calcext:value-type="string">
            <text:p>^.+$</text:p>
          </table:table-cell>
          <table:table-cell table:formula="of:=VLOOKUP([.B8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82];[Attributes.$A$2:.$G$197];2)" office:value-type="string" office:string-value="TextHandler" calcext:value-type="string">
            <text:p>TextHandler</text:p>
          </table:table-cell>
          <table:table-cell table:formula="of:=VLOOKUP([.B82];[Attributes.$A$2:.$G$197];3)" office:value-type="string" office:string-value="Text" calcext:value-type="string">
            <text:p>Text</text:p>
          </table:table-cell>
          <table:table-cell table:formula="of:=VLOOKUP([.B82];[Attributes.$A$2:.$G$197];4)" office:value-type="string" office:string-value="^.+$" calcext:value-type="string">
            <text:p>^.+$</text:p>
          </table:table-cell>
          <table:table-cell table:formula="of:=VLOOKUP([.B8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83];[Attributes.$A$2:.$G$197];2)" office:value-type="string" office:string-value="TextHandler" calcext:value-type="string">
            <text:p>TextHandler</text:p>
          </table:table-cell>
          <table:table-cell table:formula="of:=VLOOKUP([.B83];[Attributes.$A$2:.$G$197];3)" office:value-type="string" office:string-value="Text" calcext:value-type="string">
            <text:p>Text</text:p>
          </table:table-cell>
          <table:table-cell table:formula="of:=VLOOKUP([.B83];[Attributes.$A$2:.$G$197];4)" office:value-type="string" office:string-value="^.+$" calcext:value-type="string">
            <text:p>^.+$</text:p>
          </table:table-cell>
          <table:table-cell table:formula="of:=VLOOKUP([.B8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84];[Attributes.$A$2:.$G$197];2)" office:value-type="string" office:string-value="TextHandler" calcext:value-type="string">
            <text:p>TextHandler</text:p>
          </table:table-cell>
          <table:table-cell table:formula="of:=VLOOKUP([.B84];[Attributes.$A$2:.$G$197];3)" office:value-type="string" office:string-value="Text" calcext:value-type="string">
            <text:p>Text</text:p>
          </table:table-cell>
          <table:table-cell table:formula="of:=VLOOKUP([.B84];[Attributes.$A$2:.$G$197];4)" office:value-type="string" office:string-value="^.+$" calcext:value-type="string">
            <text:p>^.+$</text:p>
          </table:table-cell>
          <table:table-cell table:formula="of:=VLOOKUP([.B84];[Attributes.$A$2:.$G$97];5)" office:value-type="float" office:value="0" calcext:value-type="float">
            <text:p/>
          </table:table-cell>
          <table:table-cell office:value-type="string" calcext:value-type="string">
            <text:p>File.digital_signatures/DigitalSignatureList/DigitalSignature</text:p>
          </table:table-cell>
          <table:table-cell table:number-columns-repeated="1017"/>
        </table:table-row>
        <table:table-row table:style-name="ro3">
          <table:table-cell table:style-name="ce23" table:content-validation-name="val1" office:value-type="string" calcext:value-type="string">
            <text:p>generic_file</text:p>
          </table:table-cell>
          <table:table-cell table:style-name="ce23" table:content-validation-name="val3" office:value-type="string" calcext:value-type="string">
            <text:p>discovery_method</text:p>
          </table:table-cell>
          <table:table-cell table:style-name="ce28" table:formula="of:=VLOOKUP([.B85];[Attributes.$A$2:.$G$197];2)" office:value-type="string" office:string-value="TextHandler" calcext:value-type="string">
            <text:p>TextHandler</text:p>
          </table:table-cell>
          <table:table-cell table:style-name="ce28" table:formula="of:=VLOOKUP([.B85];[Attributes.$A$2:.$G$197];3)" office:value-type="string" office:string-value="Text" calcext:value-type="string">
            <text:p>Text</text:p>
          </table:table-cell>
          <table:table-cell table:style-name="ce28" table:formula="of:=VLOOKUP([.B85];[Attributes.$A$2:.$G$197];4)" office:value-type="string" office:string-value="^.+$" calcext:value-type="string">
            <text:p>^.+$</text:p>
          </table:table-cell>
          <table:table-cell table:style-name="ce28" table:formula="of:=VLOOKUP([.B85];[Attributes.$A$2:.$G$97];5)" office:value-type="float" office:value="0" calcext:value-type="float">
            <text:p/>
          </table:table-cell>
          <table:table-cell table:style-name="ce23"/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encryption_mechanism</text:p>
          </table:table-cell>
          <table:table-cell table:formula="of:=VLOOKUP([.B86];[Attributes.$A$2:.$G$197];2)" office:value-type="string" office:string-value="TextHandler" calcext:value-type="string">
            <text:p>TextHandler</text:p>
          </table:table-cell>
          <table:table-cell table:formula="of:=VLOOKUP([.B86];[Attributes.$A$2:.$G$197];3)" office:value-type="string" office:string-value="Text" calcext:value-type="string">
            <text:p>Text</text:p>
          </table:table-cell>
          <table:table-cell table:formula="of:=VLOOKUP([.B86];[Attributes.$A$2:.$G$197];4)" office:value-type="string" office:string-value="^.+$" calcext:value-type="string">
            <text:p>^.+$</text:p>
          </table:table-cell>
          <table:table-cell table:formula="of:=VLOOKUP([.B86];[Attributes.$A$2:.$G$97];5)" office:value-type="float" office:value="0" calcext:value-type="float">
            <text:p/>
          </table:table-cell>
          <table:table-cell office:value-type="string" calcext:value-type="string">
            <text:p>File.encryption_algorithm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accessed_datetime</text:p>
          </table:table-cell>
          <table:table-cell table:formula="of:=VLOOKUP([.B87];[Attributes.$A$2:.$G$197];2)" office:value-type="string" office:string-value="DateHandler" calcext:value-type="string">
            <text:p>DateHandler</text:p>
          </table:table-cell>
          <table:table-cell table:formula="of:=VLOOKUP([.B87];[Attributes.$A$2:.$G$197];3)" office:value-type="string" office:string-value="Date" calcext:value-type="string">
            <text:p>Date</text:p>
          </table:table-cell>
          <table:table-cell table:formula="of:=VLOOKUP([.B87];[Attributes.$A$2:.$G$197];4)" office:value-type="string" office:string-value="^.+$" calcext:value-type="string">
            <text:p>^.+$</text:p>
          </table:table-cell>
          <table:table-cell table:formula="of:=VLOOKUP([.B87];[Attributes.$A$2:.$G$97];5)" office:value-type="float" office:value="0" calcext:value-type="float">
            <text:p/>
          </table:table-cell>
          <table:table-cell office:value-type="string" calcext:value-type="string">
            <text:p>File.accessed_time/DateTi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created_datetime</text:p>
          </table:table-cell>
          <table:table-cell table:formula="of:=VLOOKUP([.B88];[Attributes.$A$2:.$G$197];2)" office:value-type="string" office:string-value="DateHandler" calcext:value-type="string">
            <text:p>DateHandler</text:p>
          </table:table-cell>
          <table:table-cell table:formula="of:=VLOOKUP([.B88];[Attributes.$A$2:.$G$197];3)" office:value-type="string" office:string-value="Date" calcext:value-type="string">
            <text:p>Date</text:p>
          </table:table-cell>
          <table:table-cell table:formula="of:=VLOOKUP([.B88];[Attributes.$A$2:.$G$197];4)" office:value-type="string" office:string-value="^.+$" calcext:value-type="string">
            <text:p>^.+$</text:p>
          </table:table-cell>
          <table:table-cell table:formula="of:=VLOOKUP([.B88];[Attributes.$A$2:.$G$97];5)" office:value-type="float" office:value="0" calcext:value-type="float">
            <text:p/>
          </table:table-cell>
          <table:table-cell office:value-type="string" calcext:value-type="string">
            <text:p>File.created_time/DateTi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extension</text:p>
          </table:table-cell>
          <table:table-cell table:formula="of:=VLOOKUP([.B89];[Attributes.$A$2:.$G$197];2)" office:value-type="string" office:string-value="GenericHandler" calcext:value-type="string">
            <text:p>GenericHandler</text:p>
          </table:table-cell>
          <table:table-cell table:formula="of:=VLOOKUP([.B89];[Attributes.$A$2:.$G$197];3)" office:value-type="string" office:string-value="String" calcext:value-type="string">
            <text:p>String</text:p>
          </table:table-cell>
          <table:table-cell table:formula="of:=VLOOKUP([.B89];[Attributes.$A$2:.$G$197];4)" office:value-type="string" office:string-value="^.+$" calcext:value-type="string">
            <text:p>^.+$</text:p>
          </table:table-cell>
          <table:table-cell table:formula="of:=VLOOKUP([.B89];[Attributes.$A$2:.$G$97];5)" office:value-type="float" office:value="0" calcext:value-type="float">
            <text:p/>
          </table:table-cell>
          <table:table-cell office:value-type="string" calcext:value-type="string">
            <text:p>File.file_extension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format</text:p>
          </table:table-cell>
          <table:table-cell table:formula="of:=VLOOKUP([.B90];[Attributes.$A$2:.$G$197];2)" office:value-type="string" office:string-value="GenericHandler" calcext:value-type="string">
            <text:p>GenericHandler</text:p>
          </table:table-cell>
          <table:table-cell table:formula="of:=VLOOKUP([.B90];[Attributes.$A$2:.$G$197];3)" office:value-type="string" office:string-value="String" calcext:value-type="string">
            <text:p>String</text:p>
          </table:table-cell>
          <table:table-cell table:formula="of:=VLOOKUP([.B90];[Attributes.$A$2:.$G$197];4)" office:value-type="string" office:string-value="^.+$" calcext:value-type="string">
            <text:p>^.+$</text:p>
          </table:table-cell>
          <table:table-cell table:formula="of:=VLOOKUP([.B90];[Attributes.$A$2:.$G$97];5)" office:value-type="float" office:value="0" calcext:value-type="float">
            <text:p/>
          </table:table-cell>
          <table:table-cell office:value-type="string" calcext:value-type="string">
            <text:p>File.file_format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91];[Attributes.$A$2:.$G$197];2)" office:value-type="string" office:string-value="MultipleGenericHandler" calcext:value-type="string">
            <text:p>MultipleGenericHandler</text:p>
          </table:table-cell>
          <table:table-cell table:formula="of:=VLOOKUP([.B91];[Attributes.$A$2:.$G$197];3)" office:value-type="string" office:string-value="String" calcext:value-type="string">
            <text:p>String</text:p>
          </table:table-cell>
          <table:table-cell table:formula="of:=VLOOKUP([.B91];[Attributes.$A$2:.$G$197];4)" office:value-type="string" office:string-value="^.+$" calcext:value-type="string">
            <text:p>^.+$</text:p>
          </table:table-cell>
          <table:table-cell table:formula="of:=VLOOKUP([.B91];[Attributes.$A$2:.$G$97];5)" office:value-type="float" office:value="0" calcext:value-type="float">
            <text:p/>
          </table:table-cell>
          <table:table-cell office:value-type="string" calcext:value-type="string">
            <text:p>File.file_path/FilePat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full_path_pattern</text:p>
          </table:table-cell>
          <table:table-cell table:formula="of:=VLOOKUP([.B92];[Attributes.$A$2:.$G$197];2)" office:value-type="string" office:string-value="MultipleGenericHandler" calcext:value-type="string">
            <text:p>MultipleGenericHandler</text:p>
          </table:table-cell>
          <table:table-cell table:formula="of:=VLOOKUP([.B92];[Attributes.$A$2:.$G$197];3)" office:value-type="string" office:string-value="String" calcext:value-type="string">
            <text:p>String</text:p>
          </table:table-cell>
          <table:table-cell table:formula="of:=VLOOKUP([.B92];[Attributes.$A$2:.$G$197];4)" office:value-type="string" office:string-value="^.+$" calcext:value-type="string">
            <text:p>^.+$</text:p>
          </table:table-cell>
          <table:table-cell/>
          <table:table-cell table:style-name="ce32" office:value-type="string" calcext:value-type="string">
            <text:p>File.file_path/FilePath</text:p>
          </table:table-cell>
          <table:table-cell table:style-name="ce32" office:value-type="string" calcext:value-type="string">
            <text:p>With different condifition</text:p>
          </table:table-cell>
          <table:table-cell table:number-columns-repeated="1016"/>
        </table:table-row>
        <table:table-row table:style-name="ro3">
          <table:table-cell table:style-name="ce24" table:content-validation-name="val1" office:value-type="string" calcext:value-type="string">
            <text:p>generic_file</text:p>
          </table:table-cell>
          <table:table-cell table:style-name="ce24" table:content-validation-name="val3" office:value-type="string" calcext:value-type="string">
            <text:p>file_id</text:p>
          </table:table-cell>
          <table:table-cell table:formula="of:=VLOOKUP([.B93];[Attributes.$A$2:.$G$197];2)" office:value-type="string" office:string-value="GenericHandler" calcext:value-type="string">
            <text:p>GenericHandler</text:p>
          </table:table-cell>
          <table:table-cell table:formula="of:=VLOOKUP([.B93];[Attributes.$A$2:.$G$197];3)" office:value-type="string" office:string-value="String" calcext:value-type="string">
            <text:p>String</text:p>
          </table:table-cell>
          <table:table-cell table:formula="of:=VLOOKUP([.B93];[Attributes.$A$2:.$G$197];4)" office:value-type="string" office:string-value="^.+$" calcext:value-type="string">
            <text:p>^.+$</text:p>
          </table:table-cell>
          <table:table-cell table:style-name="ce29"/>
          <table:table-cell table:style-name="ce24"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modified_time</text:p>
          </table:table-cell>
          <table:table-cell table:formula="of:=VLOOKUP([.B94];[Attributes.$A$2:.$G$197];2)" office:value-type="string" office:string-value="DateHandler" calcext:value-type="string">
            <text:p>DateHandler</text:p>
          </table:table-cell>
          <table:table-cell table:formula="of:=VLOOKUP([.B94];[Attributes.$A$2:.$G$197];3)" office:value-type="string" office:string-value="Date" calcext:value-type="string">
            <text:p>Date</text:p>
          </table:table-cell>
          <table:table-cell table:formula="of:=VLOOKUP([.B94];[Attributes.$A$2:.$G$197];4)" office:value-type="string" office:string-value="^.+$" calcext:value-type="string">
            <text:p>^.+$</text:p>
          </table:table-cell>
          <table:table-cell table:formula="of:=VLOOKUP([.B94];[Attributes.$A$2:.$G$97];5)" office:value-type="float" office:value="0" calcext:value-type="float">
            <text:p/>
          </table:table-cell>
          <table:table-cell office:value-type="string" calcext:value-type="string">
            <text:p>File.modified_time/DateTi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95];[Attributes.$A$2:.$G$197];2)" office:value-type="string" office:string-value="MultipleGenericHandler" calcext:value-type="string">
            <text:p>MultipleGenericHandler</text:p>
          </table:table-cell>
          <table:table-cell table:formula="of:=VLOOKUP([.B95];[Attributes.$A$2:.$G$197];3)" office:value-type="string" office:string-value="String" calcext:value-type="string">
            <text:p>String</text:p>
          </table:table-cell>
          <table:table-cell table:formula="of:=VLOOKUP([.B95];[Attributes.$A$2:.$G$197];4)" office:value-type="string" office:string-value="^.+$" calcext:value-type="string">
            <text:p>^.+$</text:p>
          </table:table-cell>
          <table:table-cell table:formula="of:=VLOOKUP([.B95];[Attributes.$A$2:.$G$97];5)" office:value-type="float" office:value="0" calcext:value-type="float">
            <text:p/>
          </table:table-cell>
          <table:table-cell table:style-name="Default" office:value-type="string" calcext:value-type="string">
            <text:p>File.file_na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name_pattern</text:p>
          </table:table-cell>
          <table:table-cell table:formula="of:=VLOOKUP([.B96];[Attributes.$A$2:.$G$197];2)" office:value-type="string" office:string-value="MultipleGenericHandler" calcext:value-type="string">
            <text:p>MultipleGenericHandler</text:p>
          </table:table-cell>
          <table:table-cell table:formula="of:=VLOOKUP([.B96];[Attributes.$A$2:.$G$197];3)" office:value-type="string" office:string-value="String" calcext:value-type="string">
            <text:p>String</text:p>
          </table:table-cell>
          <table:table-cell table:formula="of:=VLOOKUP([.B96];[Attributes.$A$2:.$G$197];4)" office:value-type="string" office:string-value="^.+$" calcext:value-type="string">
            <text:p>^.+$</text:p>
          </table:table-cell>
          <table:table-cell/>
          <table:table-cell table:style-name="ce32" office:value-type="string" calcext:value-type="string">
            <text:p>File.file_name</text:p>
          </table:table-cell>
          <table:table-cell table:style-name="ce32" office:value-type="string" calcext:value-type="string">
            <text:p>With different condifition</text:p>
          </table:table-cell>
          <table:table-cell table:number-columns-repeated="1016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97];[Attributes.$A$2:.$G$197];2)" office:value-type="string" office:string-value="MultipleGenericHandler" calcext:value-type="string">
            <text:p>MultipleGenericHandler</text:p>
          </table:table-cell>
          <table:table-cell table:formula="of:=VLOOKUP([.B97];[Attributes.$A$2:.$G$197];3)" office:value-type="string" office:string-value="String" calcext:value-type="string">
            <text:p>String</text:p>
          </table:table-cell>
          <table:table-cell table:formula="of:=VLOOKUP([.B97];[Attributes.$A$2:.$G$197];4)" office:value-type="string" office:string-value="^[0-9a-fA-F]{32}$ " calcext:value-type="string">
            <text:p>^[0-9a-fA-F]{32}$ </text:p>
          </table:table-cell>
          <table:table-cell table:formula="of:=VLOOKUP([.B97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98];[Attributes.$A$2:.$G$197];2)" office:value-type="string" office:string-value="MultipleGenericHandler" calcext:value-type="string">
            <text:p>MultipleGenericHandler</text:p>
          </table:table-cell>
          <table:table-cell table:formula="of:=VLOOKUP([.B98];[Attributes.$A$2:.$G$197];3)" office:value-type="string" office:string-value="String" calcext:value-type="string">
            <text:p>String</text:p>
          </table:table-cell>
          <table:table-cell table:formula="of:=VLOOKUP([.B98];[Attributes.$A$2:.$G$197];4)" office:value-type="string" office:string-value="^[0-9a-fA-F]{40}$ " calcext:value-type="string">
            <text:p>^[0-9a-fA-F]{40}$ </text:p>
          </table:table-cell>
          <table:table-cell table:formula="of:=VLOOKUP([.B98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99];[Attributes.$A$2:.$G$197];2)" office:value-type="string" office:string-value="MultipleGenericHandler" calcext:value-type="string">
            <text:p>MultipleGenericHandler</text:p>
          </table:table-cell>
          <table:table-cell table:formula="of:=VLOOKUP([.B99];[Attributes.$A$2:.$G$197];3)" office:value-type="string" office:string-value="String" calcext:value-type="string">
            <text:p>String</text:p>
          </table:table-cell>
          <table:table-cell table:formula="of:=VLOOKUP([.B99];[Attributes.$A$2:.$G$197];4)" office:value-type="string" office:string-value="^[0-9a-fA-F]{64}$ " calcext:value-type="string">
            <text:p>^[0-9a-fA-F]{64}$ </text:p>
          </table:table-cell>
          <table:table-cell table:formula="of:=VLOOKUP([.B99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100];[Attributes.$A$2:.$G$197];2)" office:value-type="string" office:string-value="MultipleGenericHandler" calcext:value-type="string">
            <text:p>MultipleGenericHandler</text:p>
          </table:table-cell>
          <table:table-cell table:formula="of:=VLOOKUP([.B100];[Attributes.$A$2:.$G$197];3)" office:value-type="string" office:string-value="String" calcext:value-type="string">
            <text:p>String</text:p>
          </table:table-cell>
          <table:table-cell table:formula="of:=VLOOKUP([.B100];[Attributes.$A$2:.$G$197];4)" office:value-type="string" office:string-value="^[0-9a-fA-F]{96}$ " calcext:value-type="string">
            <text:p>^[0-9a-fA-F]{96}$ </text:p>
          </table:table-cell>
          <table:table-cell table:formula="of:=VLOOKUP([.B100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101];[Attributes.$A$2:.$G$197];2)" office:value-type="string" office:string-value="MultipleGenericHandler" calcext:value-type="string">
            <text:p>MultipleGenericHandler</text:p>
          </table:table-cell>
          <table:table-cell table:formula="of:=VLOOKUP([.B101];[Attributes.$A$2:.$G$197];3)" office:value-type="string" office:string-value="String" calcext:value-type="string">
            <text:p>String</text:p>
          </table:table-cell>
          <table:table-cell table:formula="of:=VLOOKUP([.B101];[Attributes.$A$2:.$G$197];4)" office:value-type="string" office:string-value="^[0-9a-fA-F]{128}$ " calcext:value-type="string">
            <text:p>^[0-9a-fA-F]{128}$ </text:p>
          </table:table-cell>
          <table:table-cell table:formula="of:=VLOOKUP([.B101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sdeep</text:p>
          </table:table-cell>
          <table:table-cell table:formula="of:=VLOOKUP([.B102];[Attributes.$A$2:.$G$197];2)" office:value-type="string" office:string-value="MultipleGenericHandler" calcext:value-type="string">
            <text:p>MultipleGenericHandler</text:p>
          </table:table-cell>
          <table:table-cell table:formula="of:=VLOOKUP([.B102];[Attributes.$A$2:.$G$197];3)" office:value-type="string" office:string-value="String" calcext:value-type="string">
            <text:p>String</text:p>
          </table:table-cell>
          <table:table-cell table:formula="of:=VLOOKUP([.B102];[Attributes.$A$2:.$G$197];4)" office:value-type="string" office:string-value="^\d+:[a-zA-Z0-9+]+:[a-zA-Z0-9+]+$ " calcext:value-type="string">
            <text:p>^\d+:[a-zA-Z0-9+]+:[a-zA-Z0-9+]+$ </text:p>
          </table:table-cell>
          <table:table-cell table:formula="of:=VLOOKUP([.B10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103];[Attributes.$A$2:.$G$197];2)" office:value-type="string" office:string-value="CBValueHandler" calcext:value-type="string">
            <text:p>CBValueHandler</text:p>
          </table:table-cell>
          <table:table-cell table:formula="of:=VLOOKUP([.B103];[Attributes.$A$2:.$G$197];3)" office:value-type="string" office:string-value="String" calcext:value-type="string">
            <text:p>String</text:p>
          </table:table-cell>
          <table:table-cell table:formula="of:=VLOOKUP([.B103];[Attributes.$A$2:.$G$197];4)" office:value-type="string" office:string-value="^yes$|^no$" calcext:value-type="string">
            <text:p>^yes$|^no$</text:p>
          </table:table-cell>
          <table:table-cell table:formula="of:=VLOOKUP([.B10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magic_number</text:p>
          </table:table-cell>
          <table:table-cell table:formula="of:=VLOOKUP([.B104];[Attributes.$A$2:.$G$197];2)" office:value-type="string" office:string-value="GenericHandler" calcext:value-type="string">
            <text:p>GenericHandler</text:p>
          </table:table-cell>
          <table:table-cell table:formula="of:=VLOOKUP([.B104];[Attributes.$A$2:.$G$197];3)" office:value-type="string" office:string-value="String" calcext:value-type="string">
            <text:p>String</text:p>
          </table:table-cell>
          <table:table-cell table:formula="of:=VLOOKUP([.B104];[Attributes.$A$2:.$G$197];4)" office:value-type="string" office:string-value="^.+$" calcext:value-type="string">
            <text:p>^.+$</text:p>
          </table:table-cell>
          <table:table-cell table:formula="of:=VLOOKUP([.B104];[Attributes.$A$2:.$G$97];5)" office:value-type="float" office:value="0" calcext:value-type="float">
            <text:p/>
          </table:table-cell>
          <table:table-cell office:value-type="string" calcext:value-type="string">
            <text:p>File.magic_number/HexBinary</text:p>
          </table:table-cell>
          <table:table-cell table:number-columns-repeated="1017"/>
        </table:table-row>
        <table:table-row table:style-name="ro3">
          <table:table-cell table:style-name="ce24" table:content-validation-name="val1" office:value-type="string" calcext:value-type="string">
            <text:p>generic_file</text:p>
          </table:table-cell>
          <table:table-cell table:style-name="ce24" table:content-validation-name="val3" office:value-type="string" calcext:value-type="string">
            <text:p>mime_type</text:p>
          </table:table-cell>
          <table:table-cell table:formula="of:=VLOOKUP([.B105];[Attributes.$A$2:.$G$197];2)" office:value-type="string" office:string-value="GenericHandler" calcext:value-type="string">
            <text:p>GenericHandler</text:p>
          </table:table-cell>
          <table:table-cell table:formula="of:=VLOOKUP([.B105];[Attributes.$A$2:.$G$197];3)" office:value-type="string" office:string-value="String" calcext:value-type="string">
            <text:p>String</text:p>
          </table:table-cell>
          <table:table-cell table:formula="of:=VLOOKUP([.B105];[Attributes.$A$2:.$G$197];4)" office:value-type="string" office:string-value="^.+$" calcext:value-type="string">
            <text:p>^.+$</text:p>
          </table:table-cell>
          <table:table-cell table:style-name="ce29"/>
          <table:table-cell/>
          <table:table-cell table:style-name="ce24"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malware_file_type</text:p>
          </table:table-cell>
          <table:table-cell table:formula="of:=VLOOKUP([.B106];[Attributes.$A$2:.$G$197];2)" office:value-type="string" office:string-value="CBValueHandler" calcext:value-type="string">
            <text:p>CBValueHandler</text:p>
          </table:table-cell>
          <table:table-cell table:formula="of:=VLOOKUP([.B106];[Attributes.$A$2:.$G$197];3)" office:value-type="string" office:string-value="String" calcext:value-type="string">
            <text:p>String</text:p>
          </table:table-cell>
          <table:table-cell table:formula="of:=VLOOKUP([.B106];[Attributes.$A$2:.$G$197];4)" office:value-type="string" office:string-value="^virus$|^trojan$|^dropper$|^malware$|^Rootkit$|^keyLogger$|^worm$" calcext:value-type="string">
            <text:p>^virus$|^trojan$|^dropper$|^malware$|^Rootkit$|^keyLogger$|^worm$</text:p>
          </table:table-cell>
          <table:table-cell table:formula="of:=VLOOKUP([.B106];[Attributes.$A$2:.$G$97];5)" office:value-type="float" office:value="0" calcext:value-type="float">
            <text:p/>
          </table:table-cell>
          <table:table-cell table:style-name="ce24"/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packer</text:p>
          </table:table-cell>
          <table:table-cell table:formula="of:=VLOOKUP([.B107];[Attributes.$A$2:.$G$197];2)" office:value-type="string" office:string-value="GenericHandler" calcext:value-type="string">
            <text:p>GenericHandler</text:p>
          </table:table-cell>
          <table:table-cell table:formula="of:=VLOOKUP([.B107];[Attributes.$A$2:.$G$197];3)" office:value-type="string" office:string-value="String" calcext:value-type="string">
            <text:p>String</text:p>
          </table:table-cell>
          <table:table-cell table:formula="of:=VLOOKUP([.B107];[Attributes.$A$2:.$G$197];4)" office:value-type="string" office:string-value="^.+$" calcext:value-type="string">
            <text:p>^.+$</text:p>
          </table:table-cell>
          <table:table-cell table:formula="of:=VLOOKUP([.B10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peak_entropy</text:p>
          </table:table-cell>
          <table:table-cell table:formula="of:=VLOOKUP([.B108];[Attributes.$A$2:.$G$197];2)" office:value-type="string" office:string-value="GenericHandler" calcext:value-type="string">
            <text:p>GenericHandler</text:p>
          </table:table-cell>
          <table:table-cell table:formula="of:=VLOOKUP([.B108];[Attributes.$A$2:.$G$197];3)" office:value-type="string" office:string-value="Number" calcext:value-type="string">
            <text:p>Number</text:p>
          </table:table-cell>
          <table:table-cell table:formula="of:=VLOOKUP([.B108];[Attributes.$A$2:.$G$197];4)" office:value-type="string" office:string-value="^[\d]{1,}$ " calcext:value-type="string">
            <text:p>^[\d]{1,}$ </text:p>
          </table:table-cell>
          <table:table-cell table:formula="of:=VLOOKUP([.B10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109];[Attributes.$A$2:.$G$197];2)" office:value-type="string" office:string-value="FileHandler" calcext:value-type="string">
            <text:p>FileHandler</text:p>
          </table:table-cell>
          <table:table-cell table:formula="of:=VLOOKUP([.B109];[Attributes.$A$2:.$G$197];3)" office:value-type="string" office:string-value="String" calcext:value-type="string">
            <text:p>String</text:p>
          </table:table-cell>
          <table:table-cell table:formula="of:=VLOOKUP([.B109];[Attributes.$A$2:.$G$197];4)" office:value-type="string" office:string-value="^.+$" calcext:value-type="string">
            <text:p>^.+$</text:p>
          </table:table-cell>
          <table:table-cell table:formula="of:=VLOOKUP([.B109];[Attributes.$A$2:.$G$97];5)" office:value-type="float" office:value="0" calcext:value-type="float">
            <text:p/>
          </table:table-cell>
          <table:table-cell table:style-name="ce24"/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aw_file</text:p>
          </table:table-cell>
          <table:table-cell table:formula="of:=VLOOKUP([.B110];[Attributes.$A$2:.$G$197];2)" office:value-type="string" office:string-value="FileWithHashesHandler" calcext:value-type="string">
            <text:p>FileWithHashesHandler</text:p>
          </table:table-cell>
          <table:table-cell table:formula="of:=VLOOKUP([.B110];[Attributes.$A$2:.$G$197];3)" office:value-type="string" office:string-value="String" calcext:value-type="string">
            <text:p>String</text:p>
          </table:table-cell>
          <table:table-cell table:formula="of:=VLOOKUP([.B110];[Attributes.$A$2:.$G$197];4)" office:value-type="string" office:string-value="^.+$" calcext:value-type="string">
            <text:p>^.+$</text:p>
          </table:table-cell>
          <table:table-cell table:formula="of:=VLOOKUP([.B11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11];[Attributes.$A$2:.$G$197];2)" office:value-type="string" office:string-value="TextHandler" calcext:value-type="string">
            <text:p>TextHandler</text:p>
          </table:table-cell>
          <table:table-cell table:formula="of:=VLOOKUP([.B111];[Attributes.$A$2:.$G$197];3)" office:value-type="string" office:string-value="Text" calcext:value-type="string">
            <text:p>Text</text:p>
          </table:table-cell>
          <table:table-cell table:formula="of:=VLOOKUP([.B111];[Attributes.$A$2:.$G$197];4)" office:value-type="string" office:string-value="^.+$" calcext:value-type="string">
            <text:p>^.+$</text:p>
          </table:table-cell>
          <table:table-cell table:formula="of:=VLOOKUP([.B11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12];[Attributes.$A$2:.$G$197];2)" office:value-type="string" office:string-value="LinkHander" calcext:value-type="string">
            <text:p>LinkHander</text:p>
          </table:table-cell>
          <table:table-cell table:formula="of:=VLOOKUP([.B112];[Attributes.$A$2:.$G$197];3)" office:value-type="string" office:string-value="String" calcext:value-type="string">
            <text:p>String</text:p>
          </table:table-cell>
          <table:table-cell table:formula="of:=VLOOKUP([.B112];[Attributes.$A$2:.$G$197];4)" office:value-type="string" office:string-value="^.+$" calcext:value-type="string">
            <text:p>^.+$</text:p>
          </table:table-cell>
          <table:table-cell table:formula="of:=VLOOKUP([.B11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size_in_bytes</text:p>
          </table:table-cell>
          <table:table-cell table:formula="of:=VLOOKUP([.B113];[Attributes.$A$2:.$G$197];2)" office:value-type="string" office:string-value="GenericHandler" calcext:value-type="string">
            <text:p>GenericHandler</text:p>
          </table:table-cell>
          <table:table-cell table:formula="of:=VLOOKUP([.B113];[Attributes.$A$2:.$G$197];3)" office:value-type="string" office:string-value="Number" calcext:value-type="string">
            <text:p>Number</text:p>
          </table:table-cell>
          <table:table-cell table:formula="of:=VLOOKUP([.B113];[Attributes.$A$2:.$G$197];4)" office:value-type="string" office:string-value="^\d+$ " calcext:value-type="string">
            <text:p>^\d+$ </text:p>
          </table:table-cell>
          <table:table-cell table:formula="of:=VLOOKUP([.B11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114];[Attributes.$A$2:.$G$197];2)" office:value-type="string" office:string-value="CVEHandler" calcext:value-type="string">
            <text:p>CVEHandler</text:p>
          </table:table-cell>
          <table:table-cell table:formula="of:=VLOOKUP([.B114];[Attributes.$A$2:.$G$197];3)" office:value-type="string" office:string-value="String" calcext:value-type="string">
            <text:p>String</text:p>
          </table:table-cell>
          <table:table-cell table:formula="of:=VLOOKUP([.B114];[Attributes.$A$2:.$G$197];4)" office:value-type="string" office:string-value="^CVE-\d{4}-\d{4,}$" calcext:value-type="string">
            <text:p>^CVE-\d{4}-\d{4,}$</text:p>
          </table:table-cell>
          <table:table-cell table:formula="of:=VLOOKUP([.B114];[Attributes.$A$2:.$G$97];5)" office:value-type="float" office:value="0" calcext:value-type="float">
            <text:p/>
          </table:table-cell>
          <table:table-cell office:value-type="string" calcext:value-type="string">
            <text:p>File.size_in_bytes/UnsignedLong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115];[Attributes.$A$2:.$G$197];2)" office:value-type="string" office:string-value="TextHandler" calcext:value-type="string">
            <text:p>TextHandler</text:p>
          </table:table-cell>
          <table:table-cell table:formula="of:=VLOOKUP([.B115];[Attributes.$A$2:.$G$197];3)" office:value-type="string" office:string-value="Text" calcext:value-type="string">
            <text:p>Text</text:p>
          </table:table-cell>
          <table:table-cell table:formula="of:=VLOOKUP([.B115];[Attributes.$A$2:.$G$197];4)" office:value-type="string" office:string-value="^.+$" calcext:value-type="string">
            <text:p>^.+$</text:p>
          </table:table-cell>
          <table:table-cell table:formula="of:=VLOOKUP([.B11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asn</text:p>
          </table:table-cell>
          <table:table-cell table:formula="of:=VLOOKUP([.B116];[Attributes.$A$2:.$G$197];2)" office:value-type="string" office:string-value="MultipleGenericHandler" calcext:value-type="string">
            <text:p>MultipleGenericHandler</text:p>
          </table:table-cell>
          <table:table-cell table:formula="of:=VLOOKUP([.B116];[Attributes.$A$2:.$G$197];3)" office:value-type="string" office:string-value="String" calcext:value-type="string">
            <text:p>String</text:p>
          </table:table-cell>
          <table:table-cell table:formula="of:=VLOOKUP([.B116];[Attributes.$A$2:.$G$197];4)" office:value-type="string" office:string-value="^.+$" calcext:value-type="string">
            <text:p>^.+$</text:p>
          </table:table-cell>
          <table:table-cell table:formula="of:=VLOOKUP([.B11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17];[Attributes.$A$2:.$G$197];2)" office:value-type="string" office:string-value="TextHandler" calcext:value-type="string">
            <text:p>TextHandler</text:p>
          </table:table-cell>
          <table:table-cell table:formula="of:=VLOOKUP([.B117];[Attributes.$A$2:.$G$197];3)" office:value-type="string" office:string-value="Text" calcext:value-type="string">
            <text:p>Text</text:p>
          </table:table-cell>
          <table:table-cell table:formula="of:=VLOOKUP([.B117];[Attributes.$A$2:.$G$197];4)" office:value-type="string" office:string-value="^.+$" calcext:value-type="string">
            <text:p>^.+$</text:p>
          </table:table-cell>
          <table:table-cell table:formula="of:=VLOOKUP([.B11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18];[Attributes.$A$2:.$G$197];2)" office:value-type="string" office:string-value="TextHandler" calcext:value-type="string">
            <text:p>TextHandler</text:p>
          </table:table-cell>
          <table:table-cell table:formula="of:=VLOOKUP([.B118];[Attributes.$A$2:.$G$197];3)" office:value-type="string" office:string-value="Text" calcext:value-type="string">
            <text:p>Text</text:p>
          </table:table-cell>
          <table:table-cell table:formula="of:=VLOOKUP([.B118];[Attributes.$A$2:.$G$197];4)" office:value-type="string" office:string-value="^.+$" calcext:value-type="string">
            <text:p>^.+$</text:p>
          </table:table-cell>
          <table:table-cell table:formula="of:=VLOOKUP([.B11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119];[Attributes.$A$2:.$G$197];2)" office:value-type="string" office:string-value="TextHandler" calcext:value-type="string">
            <text:p>TextHandler</text:p>
          </table:table-cell>
          <table:table-cell table:formula="of:=VLOOKUP([.B119];[Attributes.$A$2:.$G$197];3)" office:value-type="string" office:string-value="Text" calcext:value-type="string">
            <text:p>Text</text:p>
          </table:table-cell>
          <table:table-cell table:formula="of:=VLOOKUP([.B119];[Attributes.$A$2:.$G$197];4)" office:value-type="string" office:string-value="^.+$" calcext:value-type="string">
            <text:p>^.+$</text:p>
          </table:table-cell>
          <table:table-cell table:formula="of:=VLOOKUP([.B11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domain</text:p>
          </table:table-cell>
          <table:table-cell table:formula="of:=VLOOKUP([.B120];[Attributes.$A$2:.$G$197];2)" office:value-type="string" office:string-value="MultipleGenericHandler" calcext:value-type="string">
            <text:p>MultipleGenericHandler</text:p>
          </table:table-cell>
          <table:table-cell table:formula="of:=VLOOKUP([.B120];[Attributes.$A$2:.$G$197];3)" office:value-type="string" office:string-value="String" calcext:value-type="string">
            <text:p>String</text:p>
          </table:table-cell>
          <table:table-cell table:formula="of:=VLOOKUP([.B120];[Attributes.$A$2:.$G$197];4)" office:value-type="string" office:string-value="^(\.|\*\.)?(?:[A-Za-z0-9-]+\.)+[A-Za-z]{2,4}$" calcext:value-type="string">
            <text:p>^(\.|\*\.)?(?:[A-Za-z0-9-]+\.)+[A-Za-z]{2,4}$</text:p>
          </table:table-cell>
          <table:table-cell table:formula="of:=VLOOKUP([.B120];[Attributes.$A$2:.$G$97];5)" office:value-type="float" office:value="0" calcext:value-type="float">
            <text:p/>
          </table:table-cell>
          <table:table-cell office:value-type="string" calcext:value-type="string">
            <text:p>DomainName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content_pattern</text:p>
          </table:table-cell>
          <table:table-cell table:formula="of:=VLOOKUP([.B121];[Attributes.$A$2:.$G$197];2)" office:value-type="string" office:string-value="GenericHandler" calcext:value-type="string">
            <text:p>GenericHandler</text:p>
          </table:table-cell>
          <table:table-cell table:formula="of:=VLOOKUP([.B121];[Attributes.$A$2:.$G$197];3)" office:value-type="string" office:string-value="String" calcext:value-type="string">
            <text:p>String</text:p>
          </table:table-cell>
          <table:table-cell table:formula="of:=VLOOKUP([.B121];[Attributes.$A$2:.$G$197];4)" office:value-type="string" office:string-value="^.+$" calcext:value-type="string">
            <text:p>^.+$</text:p>
          </table:table-cell>
          <table:table-cell table:formula="of:=VLOOKUP([.B12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122];[Attributes.$A$2:.$G$197];2)" office:value-type="string" office:string-value="MultipleGenericHandler" calcext:value-type="string">
            <text:p>MultipleGenericHandler</text:p>
          </table:table-cell>
          <table:table-cell table:formula="of:=VLOOKUP([.B122];[Attributes.$A$2:.$G$197];3)" office:value-type="string" office:string-value="String" calcext:value-type="string">
            <text:p>String</text:p>
          </table:table-cell>
          <table:table-cell table:formula="of:=VLOOKUP([.B122];[Attributes.$A$2:.$G$197];4)" office:value-type="string" office:string-value="^.+$" calcext:value-type="string">
            <text:p>^.+$</text:p>
          </table:table-cell>
          <table:table-cell table:formula="of:=VLOOKUP([.B122];[Attributes.$A$2:.$G$97];5)" office:value-type="float" office:value="0" calcext:value-type="float">
            <text:p/>
          </table:table-cell>
          <table:table-cell office:value-type="string" calcext:value-type="string">
            <text:p>File.file_path/FilePat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full_path_pattern</text:p>
          </table:table-cell>
          <table:table-cell table:formula="of:=VLOOKUP([.B123];[Attributes.$A$2:.$G$197];2)" office:value-type="string" office:string-value="MultipleGenericHandler" calcext:value-type="string">
            <text:p>MultipleGenericHandler</text:p>
          </table:table-cell>
          <table:table-cell table:formula="of:=VLOOKUP([.B123];[Attributes.$A$2:.$G$197];3)" office:value-type="string" office:string-value="String" calcext:value-type="string">
            <text:p>String</text:p>
          </table:table-cell>
          <table:table-cell table:formula="of:=VLOOKUP([.B123];[Attributes.$A$2:.$G$197];4)" office:value-type="string" office:string-value="^.+$" calcext:value-type="string">
            <text:p>^.+$</text:p>
          </table:table-cell>
          <table:table-cell table:formula="of:=VLOOKUP([.B123];[Attributes.$A$2:.$G$97];5)" office:value-type="float" office:value="0" calcext:value-type="float">
            <text:p/>
          </table:table-cell>
          <table:table-cell table:style-name="ce32" office:value-type="string" calcext:value-type="string">
            <text:p>File.file_path/FilePat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124];[Attributes.$A$2:.$G$197];2)" office:value-type="string" office:string-value="MultipleGenericHandler" calcext:value-type="string">
            <text:p>MultipleGenericHandler</text:p>
          </table:table-cell>
          <table:table-cell table:formula="of:=VLOOKUP([.B124];[Attributes.$A$2:.$G$197];3)" office:value-type="string" office:string-value="String" calcext:value-type="string">
            <text:p>String</text:p>
          </table:table-cell>
          <table:table-cell table:formula="of:=VLOOKUP([.B124];[Attributes.$A$2:.$G$197];4)" office:value-type="string" office:string-value="^.+$" calcext:value-type="string">
            <text:p>^.+$</text:p>
          </table:table-cell>
          <table:table-cell table:formula="of:=VLOOKUP([.B124];[Attributes.$A$2:.$G$97];5)" office:value-type="float" office:value="0" calcext:value-type="float">
            <text:p/>
          </table:table-cell>
          <table:table-cell table:style-name="Default" office:value-type="string" calcext:value-type="string">
            <text:p>File.file_na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name_pattern</text:p>
          </table:table-cell>
          <table:table-cell table:formula="of:=VLOOKUP([.B125];[Attributes.$A$2:.$G$197];2)" office:value-type="string" office:string-value="MultipleGenericHandler" calcext:value-type="string">
            <text:p>MultipleGenericHandler</text:p>
          </table:table-cell>
          <table:table-cell table:formula="of:=VLOOKUP([.B125];[Attributes.$A$2:.$G$197];3)" office:value-type="string" office:string-value="String" calcext:value-type="string">
            <text:p>String</text:p>
          </table:table-cell>
          <table:table-cell table:formula="of:=VLOOKUP([.B125];[Attributes.$A$2:.$G$197];4)" office:value-type="string" office:string-value="^.+$" calcext:value-type="string">
            <text:p>^.+$</text:p>
          </table:table-cell>
          <table:table-cell table:formula="of:=VLOOKUP([.B125];[Attributes.$A$2:.$G$97];5)" office:value-type="float" office:value="0" calcext:value-type="float">
            <text:p/>
          </table:table-cell>
          <table:table-cell table:style-name="ce32" office:value-type="string" calcext:value-type="string">
            <text:p>File.file_na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hostname</text:p>
          </table:table-cell>
          <table:table-cell table:formula="of:=VLOOKUP([.B126];[Attributes.$A$2:.$G$197];2)" office:value-type="string" office:string-value="MultipleGenericHandler" calcext:value-type="string">
            <text:p>MultipleGenericHandler</text:p>
          </table:table-cell>
          <table:table-cell table:formula="of:=VLOOKUP([.B126];[Attributes.$A$2:.$G$197];3)" office:value-type="string" office:string-value="String" calcext:value-type="string">
            <text:p>String</text:p>
          </table:table-cell>
          <table:table-cell table:formula="of:=VLOOKUP([.B126];[Attributes.$A$2:.$G$197];4)" office:value-type="string" office:string-value="^(\.|\*\.)?(?:[A-Za-z0-9-]+\.)+[A-Za-z]{2,4}$" calcext:value-type="string">
            <text:p>^(\.|\*\.)?(?:[A-Za-z0-9-]+\.)+[A-Za-z]{2,4}$</text:p>
          </table:table-cell>
          <table:table-cell table:formula="of:=VLOOKUP([.B126];[Attributes.$A$2:.$G$97];5)" office:value-type="float" office:value="0" calcext:value-type="float">
            <text:p/>
          </table:table-cell>
          <table:table-cell table:style-name="ce24" office:value-type="string" calcext:value-type="string">
            <text:p>Hostna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hostname_c&amp;c</text:p>
          </table:table-cell>
          <table:table-cell table:formula="of:=VLOOKUP([.B127];[Attributes.$A$2:.$G$197];2)" office:value-type="string" office:string-value="MultipleGenericHandler" calcext:value-type="string">
            <text:p>MultipleGenericHandler</text:p>
          </table:table-cell>
          <table:table-cell table:formula="of:=VLOOKUP([.B127];[Attributes.$A$2:.$G$197];3)" office:value-type="string" office:string-value="String" calcext:value-type="string">
            <text:p>String</text:p>
          </table:table-cell>
          <table:table-cell table:formula="of:=VLOOKUP([.B127];[Attributes.$A$2:.$G$197];4)" office:value-type="string" office:string-value="^(\.|\*\.)?(?:[A-Za-z0-9-]+\.)+[A-Za-z]{2,4}$" calcext:value-type="string">
            <text:p>^(\.|\*\.)?(?:[A-Za-z0-9-]+\.)+[A-Za-z]{2,4}$</text:p>
          </table:table-cell>
          <table:table-cell table:formula="of:=VLOOKUP([.B127];[Attributes.$A$2:.$G$97];5)" office:value-type="float" office:value="0" calcext:value-type="float">
            <text:p/>
          </table:table-cell>
          <table:table-cell table:style-name="ce33"/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ds_rules</text:p>
          </table:table-cell>
          <table:table-cell table:formula="of:=VLOOKUP([.B128];[Attributes.$A$2:.$G$197];2)" office:value-type="string" office:string-value="MultipleGenericHandler" calcext:value-type="string">
            <text:p>MultipleGenericHandler</text:p>
          </table:table-cell>
          <table:table-cell table:formula="of:=VLOOKUP([.B128];[Attributes.$A$2:.$G$197];3)" office:value-type="string" office:string-value="Text" calcext:value-type="string">
            <text:p>Text</text:p>
          </table:table-cell>
          <table:table-cell table:formula="of:=VLOOKUP([.B128];[Attributes.$A$2:.$G$197];4)" office:value-type="string" office:string-value="^.+$" calcext:value-type="string">
            <text:p>^.+$</text:p>
          </table:table-cell>
          <table:table-cell table:formula="of:=VLOOKUP([.B12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4_addr</text:p>
          </table:table-cell>
          <table:table-cell table:formula="of:=VLOOKUP([.B129];[Attributes.$A$2:.$G$197];2)" office:value-type="string" office:string-value="MultipleGenericHandler" calcext:value-type="string">
            <text:p>MultipleGenericHandler</text:p>
          </table:table-cell>
          <table:table-cell table:formula="of:=VLOOKUP([.B129];[Attributes.$A$2:.$G$197];3)" office:value-type="string" office:string-value="String" calcext:value-type="string">
            <text:p>String</text:p>
          </table:table-cell>
          <table:table-cell table:formula="of:=VLOOKUP([.B129];[Attributes.$A$2:.$G$197];4)" office:value-type="string" office:string-value="^\d{1,3}\.\d{1,3}\.\d{1,3}\.\d{1,3}$" calcext:value-type="string">
            <text:p>^\d{1,3}\.\d{1,3}\.\d{1,3}\.\d{1,3}$</text:p>
          </table:table-cell>
          <table:table-cell table:formula="of:=VLOOKUP([.B12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4_addr_c&amp;c</text:p>
          </table:table-cell>
          <table:table-cell table:formula="of:=VLOOKUP([.B130];[Attributes.$A$2:.$G$197];2)" office:value-type="string" office:string-value="MultipleGenericHandler" calcext:value-type="string">
            <text:p>MultipleGenericHandler</text:p>
          </table:table-cell>
          <table:table-cell table:formula="of:=VLOOKUP([.B130];[Attributes.$A$2:.$G$197];3)" office:value-type="string" office:string-value="String" calcext:value-type="string">
            <text:p>String</text:p>
          </table:table-cell>
          <table:table-cell table:formula="of:=VLOOKUP([.B130];[Attributes.$A$2:.$G$197];4)" office:value-type="string" office:string-value="^\d{1,3}\.\d{1,3}\.\d{1,3}\.\d{1,3}$" calcext:value-type="string">
            <text:p>^\d{1,3}\.\d{1,3}\.\d{1,3}\.\d{1,3}$</text:p>
          </table:table-cell>
          <table:table-cell table:formula="of:=VLOOKUP([.B13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4_net</text:p>
          </table:table-cell>
          <table:table-cell table:formula="of:=VLOOKUP([.B131];[Attributes.$A$2:.$G$197];2)" office:value-type="string" office:string-value="MultipleGenericHandler" calcext:value-type="string">
            <text:p>MultipleGenericHandler</text:p>
          </table:table-cell>
          <table:table-cell table:formula="of:=VLOOKUP([.B131];[Attributes.$A$2:.$G$197];3)" office:value-type="string" office:string-value="String" calcext:value-type="string">
            <text:p>String</text:p>
          </table:table-cell>
          <table:table-cell table:formula="of:=VLOOKUP([.B131];[Attributes.$A$2:.$G$197];4)" office:value-type="string" office:string-value="^\d{1,3}\.\d{1,3}\.\d{1,3}\.\d{1,3}/\d{1,2}$" calcext:value-type="string">
            <text:p>^\d{1,3}\.\d{1,3}\.\d{1,3}\.\d{1,3}/\d{1,2}$</text:p>
          </table:table-cell>
          <table:table-cell table:formula="of:=VLOOKUP([.B13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6_addr</text:p>
          </table:table-cell>
          <table:table-cell table:formula="of:=VLOOKUP([.B132];[Attributes.$A$2:.$G$197];2)" office:value-type="string" office:string-value="MultipleGenericHandler" calcext:value-type="string">
            <text:p>MultipleGenericHandler</text:p>
          </table:table-cell>
          <table:table-cell table:formula="of:=VLOOKUP([.B132];[Attributes.$A$2:.$G$197];3)" office:value-type="string" office:string-value="String" calcext:value-type="string">
            <text:p>String</text:p>
          </table:table-cell>
          <table:table-cell table:formula="of:=VLOOKUP([.B132];[Attributes.$A$2:.$G$197];4)" office:value-type="string" office:string-value="^.+$" calcext:value-type="string">
            <text:p>^.+$</text:p>
          </table:table-cell>
          <table:table-cell table:formula="of:=VLOOKUP([.B13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6_addr_c&amp;c</text:p>
          </table:table-cell>
          <table:table-cell table:formula="of:=VLOOKUP([.B133];[Attributes.$A$2:.$G$197];2)" office:value-type="string" office:string-value="MultipleGenericHandler" calcext:value-type="string">
            <text:p>MultipleGenericHandler</text:p>
          </table:table-cell>
          <table:table-cell table:formula="of:=VLOOKUP([.B133];[Attributes.$A$2:.$G$197];3)" office:value-type="string" office:string-value="String" calcext:value-type="string">
            <text:p>String</text:p>
          </table:table-cell>
          <table:table-cell table:formula="of:=VLOOKUP([.B133];[Attributes.$A$2:.$G$197];4)" office:value-type="string" office:string-value="^.+$" calcext:value-type="string">
            <text:p>^.+$</text:p>
          </table:table-cell>
          <table:table-cell table:formula="of:=VLOOKUP([.B13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6_net</text:p>
          </table:table-cell>
          <table:table-cell table:formula="of:=VLOOKUP([.B134];[Attributes.$A$2:.$G$197];2)" office:value-type="string" office:string-value="MultipleGenericHandler" calcext:value-type="string">
            <text:p>MultipleGenericHandler</text:p>
          </table:table-cell>
          <table:table-cell table:formula="of:=VLOOKUP([.B134];[Attributes.$A$2:.$G$197];3)" office:value-type="string" office:string-value="String" calcext:value-type="string">
            <text:p>String</text:p>
          </table:table-cell>
          <table:table-cell table:formula="of:=VLOOKUP([.B134];[Attributes.$A$2:.$G$197];4)" office:value-type="string" office:string-value="^.+$" calcext:value-type="string">
            <text:p>^.+$</text:p>
          </table:table-cell>
          <table:table-cell table:formula="of:=VLOOKUP([.B13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24" table:content-validation-name="val1" office:value-type="string" calcext:value-type="string">
            <text:p>ioc_records</text:p>
          </table:table-cell>
          <table:table-cell table:style-name="ce24" table:content-validation-name="val3" office:value-type="string" calcext:value-type="string">
            <text:p>ip_port</text:p>
          </table:table-cell>
          <table:table-cell table:formula="of:=VLOOKUP([.B135];[Attributes.$A$2:.$G$197];2)" office:value-type="string" office:string-value="GenericHandler" calcext:value-type="string">
            <text:p>GenericHandler</text:p>
          </table:table-cell>
          <table:table-cell table:formula="of:=VLOOKUP([.B135];[Attributes.$A$2:.$G$197];3)" office:value-type="string" office:string-value="Number" calcext:value-type="string">
            <text:p>Number</text:p>
          </table:table-cell>
          <table:table-cell table:formula="of:=VLOOKUP([.B135];[Attributes.$A$2:.$G$197];4)" office:value-type="string" office:string-value="^[\d]{1,}$ " calcext:value-type="string">
            <text:p>^[\d]{1,}$ </text:p>
          </table:table-cell>
          <table:table-cell table:style-name="ce29"/>
          <table:table-cell table:style-name="ce24" table:number-columns-repeated="1018"/>
        </table:table-row>
        <table:table-row table:style-name="ro1">
          <table:table-cell table:style-name="ce24" table:content-validation-name="val1" office:value-type="string" calcext:value-type="string">
            <text:p>ioc_records</text:p>
          </table:table-cell>
          <table:table-cell table:style-name="ce24" table:content-validation-name="val3" office:value-type="string" calcext:value-type="string">
            <text:p>ip_protocol</text:p>
          </table:table-cell>
          <table:table-cell table:formula="of:=VLOOKUP([.B136];[Attributes.$A$2:.$G$197];2)" office:value-type="string" office:string-value="CBValueHandler" calcext:value-type="string">
            <text:p>CBValueHandler</text:p>
          </table:table-cell>
          <table:table-cell table:formula="of:=VLOOKUP([.B136];[Attributes.$A$2:.$G$197];3)" office:value-type="string" office:string-value="String" calcext:value-type="string">
            <text:p>String</text:p>
          </table:table-cell>
          <table:table-cell table:formula="of:=VLOOKUP([.B136];[Attributes.$A$2:.$G$197];4)" office:value-type="string" office:string-value="^tcp$|^udp$|^icmp$" calcext:value-type="string">
            <text:p>^tcp$|^udp$|^icmp$</text:p>
          </table:table-cell>
          <table:table-cell table:style-name="ce29"/>
          <table:table-cell table:style-name="ce24" table:number-columns-repeated="1018"/>
        </table:table-row>
        <table:table-row table:style-name="ro1">
          <table:table-cell table:style-name="ce24" table:content-validation-name="val1" office:value-type="string" calcext:value-type="string">
            <text:p>ioc_records</text:p>
          </table:table-cell>
          <table:table-cell table:style-name="ce24" table:content-validation-name="val3" office:value-type="string" calcext:value-type="string">
            <text:p>memory_pattern</text:p>
          </table:table-cell>
          <table:table-cell table:formula="of:=VLOOKUP([.B137];[Attributes.$A$2:.$G$197];2)" office:value-type="string" office:string-value="TextHandler" calcext:value-type="string">
            <text:p>TextHandler</text:p>
          </table:table-cell>
          <table:table-cell table:formula="of:=VLOOKUP([.B137];[Attributes.$A$2:.$G$197];3)" office:value-type="string" office:string-value="Text" calcext:value-type="string">
            <text:p>Text</text:p>
          </table:table-cell>
          <table:table-cell table:formula="of:=VLOOKUP([.B137];[Attributes.$A$2:.$G$197];4)" office:value-type="string" office:string-value="^.+$" calcext:value-type="string">
            <text:p>^.+$</text:p>
          </table:table-cell>
          <table:table-cell table:style-name="ce29"/>
          <table:table-cell table:style-name="ce24" table:number-columns-repeated="1018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mutex</text:p>
          </table:table-cell>
          <table:table-cell table:formula="of:=VLOOKUP([.B138];[Attributes.$A$2:.$G$197];2)" office:value-type="string" office:string-value="MultipleGenericHandler" calcext:value-type="string">
            <text:p>MultipleGenericHandler</text:p>
          </table:table-cell>
          <table:table-cell table:formula="of:=VLOOKUP([.B138];[Attributes.$A$2:.$G$197];3)" office:value-type="string" office:string-value="String" calcext:value-type="string">
            <text:p>String</text:p>
          </table:table-cell>
          <table:table-cell table:formula="of:=VLOOKUP([.B138];[Attributes.$A$2:.$G$197];4)" office:value-type="string" office:string-value="^.+$" calcext:value-type="string">
            <text:p>^.+$</text:p>
          </table:table-cell>
          <table:table-cell table:formula="of:=VLOOKUP([.B138];[Attributes.$A$2:.$G$97];5)" office:value-type="float" office:value="0" calcext:value-type="float">
            <text:p/>
          </table:table-cell>
          <table:table-cell office:value-type="string" calcext:value-type="string">
            <text:p>Mutex.na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open_ioc_definition</text:p>
          </table:table-cell>
          <table:table-cell table:formula="of:=VLOOKUP([.B139];[Attributes.$A$2:.$G$197];2)" office:value-type="string" office:string-value="FileHandler" calcext:value-type="string">
            <text:p>FileHandler</text:p>
          </table:table-cell>
          <table:table-cell table:formula="of:=VLOOKUP([.B139];[Attributes.$A$2:.$G$197];3)" office:value-type="string" office:string-value="String" calcext:value-type="string">
            <text:p>String</text:p>
          </table:table-cell>
          <table:table-cell table:formula="of:=VLOOKUP([.B139];[Attributes.$A$2:.$G$197];4)" office:value-type="string" office:string-value="^.+$" calcext:value-type="string">
            <text:p>^.+$</text:p>
          </table:table-cell>
          <table:table-cell table:formula="of:=VLOOKUP([.B13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40];[Attributes.$A$2:.$G$197];2)" office:value-type="string" office:string-value="TextHandler" calcext:value-type="string">
            <text:p>TextHandler</text:p>
          </table:table-cell>
          <table:table-cell table:formula="of:=VLOOKUP([.B140];[Attributes.$A$2:.$G$197];3)" office:value-type="string" office:string-value="Text" calcext:value-type="string">
            <text:p>Text</text:p>
          </table:table-cell>
          <table:table-cell table:formula="of:=VLOOKUP([.B140];[Attributes.$A$2:.$G$197];4)" office:value-type="string" office:string-value="^.+$" calcext:value-type="string">
            <text:p>^.+$</text:p>
          </table:table-cell>
          <table:table-cell table:formula="of:=VLOOKUP([.B14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41];[Attributes.$A$2:.$G$197];2)" office:value-type="string" office:string-value="LinkHander" calcext:value-type="string">
            <text:p>LinkHander</text:p>
          </table:table-cell>
          <table:table-cell table:formula="of:=VLOOKUP([.B141];[Attributes.$A$2:.$G$197];3)" office:value-type="string" office:string-value="String" calcext:value-type="string">
            <text:p>String</text:p>
          </table:table-cell>
          <table:table-cell table:formula="of:=VLOOKUP([.B141];[Attributes.$A$2:.$G$197];4)" office:value-type="string" office:string-value="^.+$" calcext:value-type="string">
            <text:p>^.+$</text:p>
          </table:table-cell>
          <table:table-cell table:formula="of:=VLOOKUP([.B141];[Attributes.$A$2:.$G$97];5)" office:value-type="float" office:value="0" calcext:value-type="float">
            <text:p/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trafic_content_pattern</text:p>
          </table:table-cell>
          <table:table-cell table:formula="of:=VLOOKUP([.B142];[Attributes.$A$2:.$G$197];2)" office:value-type="string" office:string-value="GenericHandler" calcext:value-type="string">
            <text:p>GenericHandler</text:p>
          </table:table-cell>
          <table:table-cell table:formula="of:=VLOOKUP([.B142];[Attributes.$A$2:.$G$197];3)" office:value-type="string" office:string-value="String" calcext:value-type="string">
            <text:p>String</text:p>
          </table:table-cell>
          <table:table-cell table:formula="of:=VLOOKUP([.B142];[Attributes.$A$2:.$G$197];4)" office:value-type="string" office:string-value="^.+$" calcext:value-type="string">
            <text:p>^.+$</text:p>
          </table:table-cell>
          <table:table-cell table:formula="of:=VLOOKUP([.B14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url</text:p>
          </table:table-cell>
          <table:table-cell table:formula="of:=VLOOKUP([.B143];[Attributes.$A$2:.$G$197];2)" office:value-type="string" office:string-value="MultipleGenericHandler" calcext:value-type="string">
            <text:p>MultipleGenericHandler</text:p>
          </table:table-cell>
          <table:table-cell table:formula="of:=VLOOKUP([.B143];[Attributes.$A$2:.$G$197];3)" office:value-type="string" office:string-value="String" calcext:value-type="string">
            <text:p>String</text:p>
          </table:table-cell>
          <table:table-cell table:formula="of:=VLOOKUP([.B143];[Attributes.$A$2:.$G$197];4)" office:value-type="string" office:string-value="^.+$" calcext:value-type="string">
            <text:p>^.+$</text:p>
          </table:table-cell>
          <table:table-cell table:formula="of:=VLOOKUP([.B143];[Attributes.$A$2:.$G$97];5)" office:value-type="float" office:value="0" calcext:value-type="float">
            <text:p/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url_path</text:p>
          </table:table-cell>
          <table:table-cell table:formula="of:=VLOOKUP([.B144];[Attributes.$A$2:.$G$197];2)" office:value-type="string" office:string-value="MultipleGenericHandler" calcext:value-type="string">
            <text:p>MultipleGenericHandler</text:p>
          </table:table-cell>
          <table:table-cell table:formula="of:=VLOOKUP([.B144];[Attributes.$A$2:.$G$197];3)" office:value-type="string" office:string-value="String" calcext:value-type="string">
            <text:p>String</text:p>
          </table:table-cell>
          <table:table-cell table:formula="of:=VLOOKUP([.B144];[Attributes.$A$2:.$G$197];4)" office:value-type="string" office:string-value="^.+$" calcext:value-type="string">
            <text:p>^.+$</text:p>
          </table:table-cell>
          <table:table-cell table:formula="of:=VLOOKUP([.B144];[Attributes.$A$2:.$G$97];5)" office:value-type="float" office:value="0" calcext:value-type="float">
            <text:p/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url_pattern</text:p>
          </table:table-cell>
          <table:table-cell table:formula="of:=VLOOKUP([.B145];[Attributes.$A$2:.$G$197];2)" office:value-type="string" office:string-value="MultipleGenericHandler" calcext:value-type="string">
            <text:p>MultipleGenericHandler</text:p>
          </table:table-cell>
          <table:table-cell table:formula="of:=VLOOKUP([.B145];[Attributes.$A$2:.$G$197];3)" office:value-type="string" office:string-value="String" calcext:value-type="string">
            <text:p>String</text:p>
          </table:table-cell>
          <table:table-cell table:formula="of:=VLOOKUP([.B145];[Attributes.$A$2:.$G$197];4)" office:value-type="string" office:string-value="^.+$" calcext:value-type="string">
            <text:p>^.+$</text:p>
          </table:table-cell>
          <table:table-cell table:formula="of:=VLOOKUP([.B145];[Attributes.$A$2:.$G$97];5)" office:value-type="float" office:value="0" calcext:value-type="float">
            <text:p/>
          </table:table-cell>
          <table:table-cell table:style-name="ce32" office:value-type="string" calcext:value-type="string">
            <text:p>URI</text:p>
          </table:table-cell>
          <table:table-cell table:style-name="ce32" office:value-type="string" calcext:value-type="string">
            <text:p>With different condifition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win_registry_key</text:p>
          </table:table-cell>
          <table:table-cell table:formula="of:=VLOOKUP([.B146];[Attributes.$A$2:.$G$197];2)" office:value-type="string" office:string-value="TextHandler" calcext:value-type="string">
            <text:p>TextHandler</text:p>
          </table:table-cell>
          <table:table-cell table:formula="of:=VLOOKUP([.B146];[Attributes.$A$2:.$G$197];3)" office:value-type="string" office:string-value="Text" calcext:value-type="string">
            <text:p>Text</text:p>
          </table:table-cell>
          <table:table-cell table:formula="of:=VLOOKUP([.B146];[Attributes.$A$2:.$G$197];4)" office:value-type="string" office:string-value="^.+$" calcext:value-type="string">
            <text:p>^.+$</text:p>
          </table:table-cell>
          <table:table-cell table:formula="of:=VLOOKUP([.B146];[Attributes.$A$2:.$G$97];5)" office:value-type="float" office:value="0" calcext:value-type="float">
            <text:p/>
          </table:table-cell>
          <table:table-cell office:value-type="string" calcext:value-type="string">
            <text:p>WinRegistryKey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yara_rule</text:p>
          </table:table-cell>
          <table:table-cell table:formula="of:=VLOOKUP([.B147];[Attributes.$A$2:.$G$197];2)" office:value-type="string" office:string-value="TextHandler" calcext:value-type="string">
            <text:p>TextHandler</text:p>
          </table:table-cell>
          <table:table-cell table:formula="of:=VLOOKUP([.B147];[Attributes.$A$2:.$G$197];3)" office:value-type="string" office:string-value="Text" calcext:value-type="string">
            <text:p>Text</text:p>
          </table:table-cell>
          <table:table-cell table:formula="of:=VLOOKUP([.B147];[Attributes.$A$2:.$G$197];4)" office:value-type="string" office:string-value="^.+$" calcext:value-type="string">
            <text:p>^.+$</text:p>
          </table:table-cell>
          <table:table-cell table:formula="of:=VLOOKUP([.B14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mail_from</text:p>
          </table:table-cell>
          <table:table-cell table:formula="of:=VLOOKUP([.B148];[Attributes.$A$2:.$G$197];2)" office:value-type="string" office:string-value="MultipleGenericHandler" calcext:value-type="string">
            <text:p>MultipleGenericHandler</text:p>
          </table:table-cell>
          <table:table-cell table:formula="of:=VLOOKUP([.B148];[Attributes.$A$2:.$G$197];3)" office:value-type="string" office:string-value="String" calcext:value-type="string">
            <text:p>String</text:p>
          </table:table-cell>
          <table:table-cell table:formula="of:=VLOOKUP([.B148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/>
          <table:table-cell office:value-type="string" calcext:value-type="string">
            <text:p>EmailMessage.from/EmailAddress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mail_subject</text:p>
          </table:table-cell>
          <table:table-cell table:formula="of:=VLOOKUP([.B149];[Attributes.$A$2:.$G$197];2)" office:value-type="string" office:string-value="MultipleGenericHandler" calcext:value-type="string">
            <text:p>MultipleGenericHandler</text:p>
          </table:table-cell>
          <table:table-cell table:formula="of:=VLOOKUP([.B149];[Attributes.$A$2:.$G$197];3)" office:value-type="string" office:string-value="String" calcext:value-type="string">
            <text:p>String</text:p>
          </table:table-cell>
          <table:table-cell table:formula="of:=VLOOKUP([.B149];[Attributes.$A$2:.$G$197];4)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EmailMessage.subject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mail_attachment_file_name</text:p>
          </table:table-cell>
          <table:table-cell table:formula="of:=VLOOKUP([.B150];[Attributes.$A$2:.$G$197];2)" office:value-type="string" office:string-value="MultipleGenericHandler" calcext:value-type="string">
            <text:p>MultipleGenericHandler</text:p>
          </table:table-cell>
          <table:table-cell table:formula="of:=VLOOKUP([.B150];[Attributes.$A$2:.$G$197];3)" office:value-type="string" office:string-value="String" calcext:value-type="string">
            <text:p>String</text:p>
          </table:table-cell>
          <table:table-cell table:formula="of:=VLOOKUP([.B150];[Attributes.$A$2:.$G$197];4)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EmailMessage.attachments/Attachments/File.name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password</text:p>
          </table:table-cell>
          <table:table-cell table:formula="of:=VLOOKUP([.B151];[Attributes.$A$2:.$G$197];2)" office:value-type="string" office:string-value="GenericHandler" calcext:value-type="string">
            <text:p>GenericHandler</text:p>
          </table:table-cell>
          <table:table-cell table:formula="of:=VLOOKUP([.B151];[Attributes.$A$2:.$G$197];3)" office:value-type="string" office:string-value="String" calcext:value-type="string">
            <text:p>String</text:p>
          </table:table-cell>
          <table:table-cell table:formula="of:=VLOOKUP([.B151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xor_pattern</text:p>
          </table:table-cell>
          <table:table-cell table:formula="of:=VLOOKUP([.B152];[Attributes.$A$2:.$G$197];2)" office:value-type="string" office:string-value="MultipleGenericHandler" calcext:value-type="string">
            <text:p>MultipleGenericHandler</text:p>
          </table:table-cell>
          <table:table-cell table:formula="of:=VLOOKUP([.B152];[Attributes.$A$2:.$G$197];3)" office:value-type="string" office:string-value="String" calcext:value-type="string">
            <text:p>String</text:p>
          </table:table-cell>
          <table:table-cell table:formula="of:=VLOOKUP([.B152];[Attributes.$A$2:.$G$197];4)" office:value-type="string" office:string-value="^(?:0x)?[a-fA-F0-9-:]+$" calcext:value-type="string">
            <text:p>^(?:0x)?[a-fA-F0-9-:]+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ncryption_key</text:p>
          </table:table-cell>
          <table:table-cell table:formula="of:=VLOOKUP([.B153];[Attributes.$A$2:.$G$197];2)" office:value-type="string" office:string-value="TextHandler" calcext:value-type="string">
            <text:p>TextHandler</text:p>
          </table:table-cell>
          <table:table-cell table:formula="of:=VLOOKUP([.B153];[Attributes.$A$2:.$G$197];3)" office:value-type="string" office:string-value="Text" calcext:value-type="string">
            <text:p>Text</text:p>
          </table:table-cell>
          <table:table-cell table:formula="of:=VLOOKUP([.B153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style-name="ce24" table:content-validation-name="val1" office:value-type="string" calcext:value-type="string">
            <text:p>ioc_records</text:p>
          </table:table-cell>
          <table:table-cell table:style-name="ce24" table:content-validation-name="val3" office:value-type="string" calcext:value-type="string">
            <text:p>hash_md5</text:p>
          </table:table-cell>
          <table:table-cell table:formula="of:=VLOOKUP([.B154];[Attributes.$A$2:.$G$197];2)" office:value-type="string" office:string-value="MultipleGenericHandler" calcext:value-type="string">
            <text:p>MultipleGenericHandler</text:p>
          </table:table-cell>
          <table:table-cell table:formula="of:=VLOOKUP([.B154];[Attributes.$A$2:.$G$197];3)" office:value-type="string" office:string-value="String" calcext:value-type="string">
            <text:p>String</text:p>
          </table:table-cell>
          <table:table-cell table:formula="of:=VLOOKUP([.B154];[Attributes.$A$2:.$G$197];4)" office:value-type="string" office:string-value="^[0-9a-fA-F]{32}$ " calcext:value-type="string">
            <text:p>^[0-9a-fA-F]{32}$ </text:p>
          </table:table-cell>
          <table:table-cell table:style-name="ce29"/>
          <table:table-cell office:value-type="string" calcext:value-type="string">
            <text:p>File.hashes/HashList/Hash</text:p>
          </table:table-cell>
          <table:table-cell table:style-name="ce24" table:number-columns-repeated="1017"/>
        </table:table-row>
        <table:table-row table:style-name="ro3">
          <table:table-cell table:style-name="ce24" table:content-validation-name="val1" office:value-type="string" calcext:value-type="string">
            <text:p>ioc_records</text:p>
          </table:table-cell>
          <table:table-cell table:style-name="ce24" table:content-validation-name="val3" office:value-type="string" calcext:value-type="string">
            <text:p>hash_sha1</text:p>
          </table:table-cell>
          <table:table-cell table:formula="of:=VLOOKUP([.B155];[Attributes.$A$2:.$G$197];2)" office:value-type="string" office:string-value="MultipleGenericHandler" calcext:value-type="string">
            <text:p>MultipleGenericHandler</text:p>
          </table:table-cell>
          <table:table-cell table:formula="of:=VLOOKUP([.B155];[Attributes.$A$2:.$G$197];3)" office:value-type="string" office:string-value="String" calcext:value-type="string">
            <text:p>String</text:p>
          </table:table-cell>
          <table:table-cell table:formula="of:=VLOOKUP([.B155];[Attributes.$A$2:.$G$197];4)" office:value-type="string" office:string-value="^[0-9a-fA-F]{40}$ " calcext:value-type="string">
            <text:p>^[0-9a-fA-F]{40}$ </text:p>
          </table:table-cell>
          <table:table-cell table:style-name="ce29"/>
          <table:table-cell office:value-type="string" calcext:value-type="string">
            <text:p>File.hashes/HashList/Hash</text:p>
          </table:table-cell>
          <table:table-cell table:style-name="ce24" table:number-columns-repeated="1017"/>
        </table:table-row>
        <table:table-row table:style-name="ro3">
          <table:table-cell table:style-name="ce24" table:content-validation-name="val1" office:value-type="string" calcext:value-type="string">
            <text:p>ioc_records</text:p>
          </table:table-cell>
          <table:table-cell table:style-name="ce24" table:content-validation-name="val3" office:value-type="string" calcext:value-type="string">
            <text:p>hash_sha256</text:p>
          </table:table-cell>
          <table:table-cell table:formula="of:=VLOOKUP([.B156];[Attributes.$A$2:.$G$197];2)" office:value-type="string" office:string-value="MultipleGenericHandler" calcext:value-type="string">
            <text:p>MultipleGenericHandler</text:p>
          </table:table-cell>
          <table:table-cell table:formula="of:=VLOOKUP([.B156];[Attributes.$A$2:.$G$197];3)" office:value-type="string" office:string-value="String" calcext:value-type="string">
            <text:p>String</text:p>
          </table:table-cell>
          <table:table-cell table:formula="of:=VLOOKUP([.B156];[Attributes.$A$2:.$G$197];4)" office:value-type="string" office:string-value="^[0-9a-fA-F]{64}$ " calcext:value-type="string">
            <text:p>^[0-9a-fA-F]{64}$ </text:p>
          </table:table-cell>
          <table:table-cell table:style-name="ce29"/>
          <table:table-cell office:value-type="string" calcext:value-type="string">
            <text:p>File.hashes/HashList/Hash</text:p>
          </table:table-cell>
          <table:table-cell table:style-name="ce24" table:number-columns-repeated="1017"/>
        </table:table-row>
        <table:table-row table:style-name="ro3">
          <table:table-cell table:style-name="ce24" table:content-validation-name="val1" office:value-type="string" calcext:value-type="string">
            <text:p>ioc_records</text:p>
          </table:table-cell>
          <table:table-cell table:style-name="ce24" table:content-validation-name="val3" office:value-type="string" calcext:value-type="string">
            <text:p>hash_sha384</text:p>
          </table:table-cell>
          <table:table-cell table:formula="of:=VLOOKUP([.B157];[Attributes.$A$2:.$G$197];2)" office:value-type="string" office:string-value="MultipleGenericHandler" calcext:value-type="string">
            <text:p>MultipleGenericHandler</text:p>
          </table:table-cell>
          <table:table-cell table:formula="of:=VLOOKUP([.B157];[Attributes.$A$2:.$G$197];3)" office:value-type="string" office:string-value="String" calcext:value-type="string">
            <text:p>String</text:p>
          </table:table-cell>
          <table:table-cell table:formula="of:=VLOOKUP([.B157];[Attributes.$A$2:.$G$197];4)" office:value-type="string" office:string-value="^[0-9a-fA-F]{96}$ " calcext:value-type="string">
            <text:p>^[0-9a-fA-F]{96}$ </text:p>
          </table:table-cell>
          <table:table-cell table:style-name="ce29"/>
          <table:table-cell office:value-type="string" calcext:value-type="string">
            <text:p>File.hashes/HashList/Hash</text:p>
          </table:table-cell>
          <table:table-cell table:style-name="ce24" table:number-columns-repeated="1017"/>
        </table:table-row>
        <table:table-row table:style-name="ro3">
          <table:table-cell table:style-name="ce24" table:content-validation-name="val1" office:value-type="string" calcext:value-type="string">
            <text:p>ioc_records</text:p>
          </table:table-cell>
          <table:table-cell table:style-name="ce24" table:content-validation-name="val3" office:value-type="string" calcext:value-type="string">
            <text:p>hash_sha512</text:p>
          </table:table-cell>
          <table:table-cell table:formula="of:=VLOOKUP([.B158];[Attributes.$A$2:.$G$197];2)" office:value-type="string" office:string-value="MultipleGenericHandler" calcext:value-type="string">
            <text:p>MultipleGenericHandler</text:p>
          </table:table-cell>
          <table:table-cell table:formula="of:=VLOOKUP([.B158];[Attributes.$A$2:.$G$197];3)" office:value-type="string" office:string-value="String" calcext:value-type="string">
            <text:p>String</text:p>
          </table:table-cell>
          <table:table-cell table:formula="of:=VLOOKUP([.B158];[Attributes.$A$2:.$G$197];4)" office:value-type="string" office:string-value="^[0-9a-fA-F]{128}$ " calcext:value-type="string">
            <text:p>^[0-9a-fA-F]{128}$ </text:p>
          </table:table-cell>
          <table:table-cell table:style-name="ce29"/>
          <table:table-cell office:value-type="string" calcext:value-type="string">
            <text:p>File.hashes/HashList/Hash</text:p>
          </table:table-cell>
          <table:table-cell table:style-name="ce24" table:number-columns-repeated="1017"/>
        </table:table-row>
        <table:table-row table:style-name="ro1">
          <table:table-cell table:style-name="ce24" table:content-validation-name="val1" office:value-type="string" calcext:value-type="string">
            <text:p>ioc_records</text:p>
          </table:table-cell>
          <table:table-cell table:style-name="ce24" table:content-validation-name="val3" office:value-type="string" calcext:value-type="string">
            <text:p>hash_ssdeep</text:p>
          </table:table-cell>
          <table:table-cell table:formula="of:=VLOOKUP([.B159];[Attributes.$A$2:.$G$197];2)" office:value-type="string" office:string-value="MultipleGenericHandler" calcext:value-type="string">
            <text:p>MultipleGenericHandler</text:p>
          </table:table-cell>
          <table:table-cell table:formula="of:=VLOOKUP([.B159];[Attributes.$A$2:.$G$197];3)" office:value-type="string" office:string-value="String" calcext:value-type="string">
            <text:p>String</text:p>
          </table:table-cell>
          <table:table-cell table:formula="of:=VLOOKUP([.B159];[Attributes.$A$2:.$G$197];4)" office:value-type="string" office:string-value="^\d+:[a-zA-Z0-9+]+:[a-zA-Z0-9+]+$ " calcext:value-type="string">
            <text:p>^\d+:[a-zA-Z0-9+]+:[a-zA-Z0-9+]+$ </text:p>
          </table:table-cell>
          <table:table-cell table:style-name="ce29"/>
          <table:table-cell table:style-name="ce24" table:number-columns-repeated="1018"/>
        </table:table-row>
        <table:table-row table:style-name="ro3">
          <table:table-cell table:style-name="ce24" table:content-validation-name="val1" office:value-type="string" calcext:value-type="string">
            <text:p>ioc_records</text:p>
          </table:table-cell>
          <table:table-cell table:style-name="ce24" table:content-validation-name="val3" office:value-type="string" calcext:value-type="string">
            <text:p>http_user_agent</text:p>
          </table:table-cell>
          <table:table-cell table:formula="of:=VLOOKUP([.B160];[Attributes.$A$2:.$G$197];2)" office:value-type="string" office:string-value="MultipleGenericHandler" calcext:value-type="string">
            <text:p>MultipleGenericHandler</text:p>
          </table:table-cell>
          <table:table-cell table:formula="of:=VLOOKUP([.B160];[Attributes.$A$2:.$G$197];3)" office:value-type="string" office:string-value="String" calcext:value-type="string">
            <text:p>String</text:p>
          </table:table-cell>
          <table:table-cell table:formula="of:=VLOOKUP([.B160];[Attributes.$A$2:.$G$197];4)" office:value-type="string" office:string-value="^.+$" calcext:value-type="string">
            <text:p>^.+$</text:p>
          </table:table-cell>
          <table:table-cell table:style-name="ce29"/>
          <table:table-cell office:value-type="string" calcext:value-type="string">
            <text:p>HTTPRequestHeaderFields.user_agent</text:p>
          </table:table-cell>
          <table:table-cell table:style-name="ce24" table:number-columns-repeated="1017"/>
        </table:table-row>
        <table:table-row table:style-name="ro3">
          <table:table-cell table:style-name="ce24" table:content-validation-name="val1" office:value-type="string" calcext:value-type="string">
            <text:p>ioc_records</text:p>
          </table:table-cell>
          <table:table-cell table:style-name="ce24" table:content-validation-name="val3" office:value-type="string" calcext:value-type="string">
            <text:p>http_method</text:p>
          </table:table-cell>
          <table:table-cell table:formula="of:=VLOOKUP([.B161];[Attributes.$A$2:.$G$197];2)" office:value-type="string" office:string-value="CBValueHandler" calcext:value-type="string">
            <text:p>CBValueHandler</text:p>
          </table:table-cell>
          <table:table-cell table:formula="of:=VLOOKUP([.B161];[Attributes.$A$2:.$G$197];3)" office:value-type="string" office:string-value="String" calcext:value-type="string">
            <text:p>String</text:p>
          </table:table-cell>
          <table:table-cell table:formula="of:=VLOOKUP([.B161];[Attributes.$A$2:.$G$197];4)" office:value-type="string" office:string-value="^GET$|^HEAD$|^POST$|^PUT$|^DELETE$|^TRACE$|^OPTIONS$|^CONNECT$|^PATCH$" calcext:value-type="string">
            <text:p>^GET$|^HEAD$|^POST$|^PUT$|^DELETE$|^TRACE$|^OPTIONS$|^CONNECT$|^PATCH$</text:p>
          </table:table-cell>
          <table:table-cell table:style-name="ce29"/>
          <table:table-cell office:value-type="string" calcext:value-type="string">
            <text:p>HTTPRequestLine.method</text:p>
          </table:table-cell>
          <table:table-cell table:style-name="ce24" table:number-columns-repeated="1017"/>
        </table:table-row>
        <table:table-row table:style-name="ro3">
          <table:table-cell table:style-name="ce24" table:content-validation-name="val1" office:value-type="string" calcext:value-type="string">
            <text:p>ioc_records</text:p>
          </table:table-cell>
          <table:table-cell table:style-name="ce24" table:content-validation-name="val3" office:value-type="string" calcext:value-type="string">
            <text:p>http_version</text:p>
          </table:table-cell>
          <table:table-cell table:formula="of:=VLOOKUP([.B162];[Attributes.$A$2:.$G$197];2)" office:value-type="string" office:string-value="GenericHandler" calcext:value-type="string">
            <text:p>GenericHandler</text:p>
          </table:table-cell>
          <table:table-cell table:formula="of:=VLOOKUP([.B162];[Attributes.$A$2:.$G$197];3)" office:value-type="string" office:string-value="String" calcext:value-type="string">
            <text:p>String</text:p>
          </table:table-cell>
          <table:table-cell table:formula="of:=VLOOKUP([.B162];[Attributes.$A$2:.$G$197];4)" office:value-type="string" office:string-value="^\d+\.\d+$ " calcext:value-type="string">
            <text:p>^\d+\.\d+$ </text:p>
          </table:table-cell>
          <table:table-cell table:style-name="ce29"/>
          <table:table-cell table:style-name="ce24" office:value-type="string" calcext:value-type="string">
            <text:p>HTTPRequestLine.version</text:p>
          </table:table-cell>
          <table:table-cell table:style-name="ce24" table:number-columns-repeated="1017"/>
        </table:table-row>
        <table:table-row table:style-name="ro4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163];[Attributes.$A$2:.$G$197];2)" office:value-type="string" office:string-value="TextHandler" calcext:value-type="string">
            <text:p>TextHandler</text:p>
          </table:table-cell>
          <table:table-cell table:formula="of:=VLOOKUP([.B163];[Attributes.$A$2:.$G$197];3)" office:value-type="string" office:string-value="Text" calcext:value-type="string">
            <text:p>Text</text:p>
          </table:table-cell>
          <table:table-cell table:formula="of:=VLOOKUP([.B163];[Attributes.$A$2:.$G$197];4)" office:value-type="string" office:string-value="^.+$" calcext:value-type="string">
            <text:p>^.+$</text:p>
          </table:table-cell>
          <table:table-cell table:formula="of:=VLOOKUP([.B16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64];[Attributes.$A$2:.$G$197];2)" office:value-type="string" office:string-value="TextHandler" calcext:value-type="string">
            <text:p>TextHandler</text:p>
          </table:table-cell>
          <table:table-cell table:formula="of:=VLOOKUP([.B164];[Attributes.$A$2:.$G$197];3)" office:value-type="string" office:string-value="Text" calcext:value-type="string">
            <text:p>Text</text:p>
          </table:table-cell>
          <table:table-cell table:formula="of:=VLOOKUP([.B164];[Attributes.$A$2:.$G$197];4)" office:value-type="string" office:string-value="^.+$" calcext:value-type="string">
            <text:p>^.+$</text:p>
          </table:table-cell>
          <table:table-cell table:formula="of:=VLOOKUP([.B16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65];[Attributes.$A$2:.$G$197];2)" office:value-type="string" office:string-value="TextHandler" calcext:value-type="string">
            <text:p>TextHandler</text:p>
          </table:table-cell>
          <table:table-cell table:formula="of:=VLOOKUP([.B165];[Attributes.$A$2:.$G$197];3)" office:value-type="string" office:string-value="Text" calcext:value-type="string">
            <text:p>Text</text:p>
          </table:table-cell>
          <table:table-cell table:formula="of:=VLOOKUP([.B165];[Attributes.$A$2:.$G$197];4)" office:value-type="string" office:string-value="^.+$" calcext:value-type="string">
            <text:p>^.+$</text:p>
          </table:table-cell>
          <table:table-cell table:formula="of:=VLOOKUP([.B16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24" table:content-validation-name="val1" office:value-type="string" calcext:value-type="string">
            <text:p>malicious_website</text:p>
          </table:table-cell>
          <table:table-cell table:style-name="ce24" table:content-validation-name="val3" office:value-type="string" calcext:value-type="string">
            <text:p>hostname</text:p>
          </table:table-cell>
          <table:table-cell table:formula="of:=VLOOKUP([.B166];[Attributes.$A$2:.$G$197];2)" office:value-type="string" office:string-value="MultipleGenericHandler" calcext:value-type="string">
            <text:p>MultipleGenericHandler</text:p>
          </table:table-cell>
          <table:table-cell table:formula="of:=VLOOKUP([.B166];[Attributes.$A$2:.$G$197];3)" office:value-type="string" office:string-value="String" calcext:value-type="string">
            <text:p>String</text:p>
          </table:table-cell>
          <table:table-cell table:formula="of:=VLOOKUP([.B166];[Attributes.$A$2:.$G$197];4)" office:value-type="string" office:string-value="^(\.|\*\.)?(?:[A-Za-z0-9-]+\.)+[A-Za-z]{2,4}$" calcext:value-type="string">
            <text:p>^(\.|\*\.)?(?:[A-Za-z0-9-]+\.)+[A-Za-z]{2,4}$</text:p>
          </table:table-cell>
          <table:table-cell table:style-name="ce29"/>
          <table:table-cell table:style-name="ce24"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ipv4_addr</text:p>
          </table:table-cell>
          <table:table-cell table:formula="of:=VLOOKUP([.B167];[Attributes.$A$2:.$G$197];2)" office:value-type="string" office:string-value="MultipleGenericHandler" calcext:value-type="string">
            <text:p>MultipleGenericHandler</text:p>
          </table:table-cell>
          <table:table-cell table:formula="of:=VLOOKUP([.B167];[Attributes.$A$2:.$G$197];3)" office:value-type="string" office:string-value="String" calcext:value-type="string">
            <text:p>String</text:p>
          </table:table-cell>
          <table:table-cell table:formula="of:=VLOOKUP([.B167];[Attributes.$A$2:.$G$197];4)" office:value-type="string" office:string-value="^\d{1,3}\.\d{1,3}\.\d{1,3}\.\d{1,3}$" calcext:value-type="string">
            <text:p>^\d{1,3}\.\d{1,3}\.\d{1,3}\.\d{1,3}$</text:p>
          </table:table-cell>
          <table:table-cell table:formula="of:=VLOOKUP([.B16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ipv6_addr</text:p>
          </table:table-cell>
          <table:table-cell table:formula="of:=VLOOKUP([.B168];[Attributes.$A$2:.$G$197];2)" office:value-type="string" office:string-value="MultipleGenericHandler" calcext:value-type="string">
            <text:p>MultipleGenericHandler</text:p>
          </table:table-cell>
          <table:table-cell table:formula="of:=VLOOKUP([.B168];[Attributes.$A$2:.$G$197];3)" office:value-type="string" office:string-value="String" calcext:value-type="string">
            <text:p>String</text:p>
          </table:table-cell>
          <table:table-cell table:formula="of:=VLOOKUP([.B168];[Attributes.$A$2:.$G$197];4)" office:value-type="string" office:string-value="^.+$" calcext:value-type="string">
            <text:p>^.+$</text:p>
          </table:table-cell>
          <table:table-cell table:formula="of:=VLOOKUP([.B16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69];[Attributes.$A$2:.$G$197];2)" office:value-type="string" office:string-value="TextHandler" calcext:value-type="string">
            <text:p>TextHandler</text:p>
          </table:table-cell>
          <table:table-cell table:formula="of:=VLOOKUP([.B169];[Attributes.$A$2:.$G$197];3)" office:value-type="string" office:string-value="Text" calcext:value-type="string">
            <text:p>Text</text:p>
          </table:table-cell>
          <table:table-cell table:formula="of:=VLOOKUP([.B169];[Attributes.$A$2:.$G$197];4)" office:value-type="string" office:string-value="^.+$" calcext:value-type="string">
            <text:p>^.+$</text:p>
          </table:table-cell>
          <table:table-cell table:formula="of:=VLOOKUP([.B16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70];[Attributes.$A$2:.$G$197];2)" office:value-type="string" office:string-value="LinkHander" calcext:value-type="string">
            <text:p>LinkHander</text:p>
          </table:table-cell>
          <table:table-cell table:formula="of:=VLOOKUP([.B170];[Attributes.$A$2:.$G$197];3)" office:value-type="string" office:string-value="String" calcext:value-type="string">
            <text:p>String</text:p>
          </table:table-cell>
          <table:table-cell table:formula="of:=VLOOKUP([.B170];[Attributes.$A$2:.$G$197];4)" office:value-type="string" office:string-value="^.+$" calcext:value-type="string">
            <text:p>^.+$</text:p>
          </table:table-cell>
          <table:table-cell table:formula="of:=VLOOKUP([.B17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url</text:p>
          </table:table-cell>
          <table:table-cell table:formula="of:=VLOOKUP([.B171];[Attributes.$A$2:.$G$197];2)" office:value-type="string" office:string-value="MultipleGenericHandler" calcext:value-type="string">
            <text:p>MultipleGenericHandler</text:p>
          </table:table-cell>
          <table:table-cell table:formula="of:=VLOOKUP([.B171];[Attributes.$A$2:.$G$197];3)" office:value-type="string" office:string-value="String" calcext:value-type="string">
            <text:p>String</text:p>
          </table:table-cell>
          <table:table-cell table:formula="of:=VLOOKUP([.B171];[Attributes.$A$2:.$G$197];4)" office:value-type="string" office:string-value="^.+$" calcext:value-type="string">
            <text:p>^.+$</text:p>
          </table:table-cell>
          <table:table-cell table:formula="of:=VLOOKUP([.B17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172];[Attributes.$A$2:.$G$197];2)" office:value-type="string" office:string-value="CVEHandler" calcext:value-type="string">
            <text:p>CVEHandler</text:p>
          </table:table-cell>
          <table:table-cell table:formula="of:=VLOOKUP([.B172];[Attributes.$A$2:.$G$197];3)" office:value-type="string" office:string-value="String" calcext:value-type="string">
            <text:p>String</text:p>
          </table:table-cell>
          <table:table-cell table:formula="of:=VLOOKUP([.B172];[Attributes.$A$2:.$G$197];4)" office:value-type="string" office:string-value="^CVE-\d{4}-\d{4,}$" calcext:value-type="string">
            <text:p>^CVE-\d{4}-\d{4,}$</text:p>
          </table:table-cell>
          <table:table-cell table:formula="of:=VLOOKUP([.B17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173];[Attributes.$A$2:.$G$197];2)" office:value-type="string" office:string-value="TextHandler" calcext:value-type="string">
            <text:p>TextHandler</text:p>
          </table:table-cell>
          <table:table-cell table:formula="of:=VLOOKUP([.B173];[Attributes.$A$2:.$G$197];3)" office:value-type="string" office:string-value="Text" calcext:value-type="string">
            <text:p>Text</text:p>
          </table:table-cell>
          <table:table-cell table:formula="of:=VLOOKUP([.B173];[Attributes.$A$2:.$G$197];4)" office:value-type="string" office:string-value="^.+$" calcext:value-type="string">
            <text:p>^.+$</text:p>
          </table:table-cell>
          <table:table-cell table:formula="of:=VLOOKUP([.B17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whois</text:p>
          </table:table-cell>
          <table:table-cell table:formula="of:=VLOOKUP([.B174];[Attributes.$A$2:.$G$197];2)" office:value-type="string" office:string-value="TextHandler" calcext:value-type="string">
            <text:p>TextHandler</text:p>
          </table:table-cell>
          <table:table-cell table:formula="of:=VLOOKUP([.B174];[Attributes.$A$2:.$G$197];3)" office:value-type="string" office:string-value="Text" calcext:value-type="string">
            <text:p>Text</text:p>
          </table:table-cell>
          <table:table-cell table:formula="of:=VLOOKUP([.B174];[Attributes.$A$2:.$G$197];4)" office:value-type="string" office:string-value="^.+$" calcext:value-type="string">
            <text:p>^.+$</text:p>
          </table:table-cell>
          <table:table-cell table:formula="of:=VLOOKUP([.B17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175];[Attributes.$A$2:.$G$197];2)" office:value-type="string" office:string-value="TextHandler" calcext:value-type="string">
            <text:p>TextHandler</text:p>
          </table:table-cell>
          <table:table-cell table:formula="of:=VLOOKUP([.B175];[Attributes.$A$2:.$G$197];3)" office:value-type="string" office:string-value="Text" calcext:value-type="string">
            <text:p>Text</text:p>
          </table:table-cell>
          <table:table-cell table:formula="of:=VLOOKUP([.B175];[Attributes.$A$2:.$G$197];4)" office:value-type="string" office:string-value="^.+$" calcext:value-type="string">
            <text:p>^.+$</text:p>
          </table:table-cell>
          <table:table-cell table:formula="of:=VLOOKUP([.B17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76];[Attributes.$A$2:.$G$197];2)" office:value-type="string" office:string-value="TextHandler" calcext:value-type="string">
            <text:p>TextHandler</text:p>
          </table:table-cell>
          <table:table-cell table:formula="of:=VLOOKUP([.B176];[Attributes.$A$2:.$G$197];3)" office:value-type="string" office:string-value="Text" calcext:value-type="string">
            <text:p>Text</text:p>
          </table:table-cell>
          <table:table-cell table:formula="of:=VLOOKUP([.B176];[Attributes.$A$2:.$G$197];4)" office:value-type="string" office:string-value="^.+$" calcext:value-type="string">
            <text:p>^.+$</text:p>
          </table:table-cell>
          <table:table-cell table:formula="of:=VLOOKUP([.B17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creation_datetime</text:p>
          </table:table-cell>
          <table:table-cell table:formula="of:=VLOOKUP([.B177];[Attributes.$A$2:.$G$197];2)" office:value-type="string" office:string-value="DateHandler" calcext:value-type="string">
            <text:p>DateHandler</text:p>
          </table:table-cell>
          <table:table-cell table:formula="of:=VLOOKUP([.B177];[Attributes.$A$2:.$G$197];3)" office:value-type="string" office:string-value="Date" calcext:value-type="string">
            <text:p>Date</text:p>
          </table:table-cell>
          <table:table-cell table:formula="of:=VLOOKUP([.B177];[Attributes.$A$2:.$G$197];4)" office:value-type="string" office:string-value="^.+$" calcext:value-type="string">
            <text:p>^.+$</text:p>
          </table:table-cell>
          <table:table-cell table:formula="of:=VLOOKUP([.B17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78];[Attributes.$A$2:.$G$197];2)" office:value-type="string" office:string-value="TextHandler" calcext:value-type="string">
            <text:p>TextHandler</text:p>
          </table:table-cell>
          <table:table-cell table:formula="of:=VLOOKUP([.B178];[Attributes.$A$2:.$G$197];3)" office:value-type="string" office:string-value="Text" calcext:value-type="string">
            <text:p>Text</text:p>
          </table:table-cell>
          <table:table-cell table:formula="of:=VLOOKUP([.B178];[Attributes.$A$2:.$G$197];4)" office:value-type="string" office:string-value="^.+$" calcext:value-type="string">
            <text:p>^.+$</text:p>
          </table:table-cell>
          <table:table-cell table:formula="of:=VLOOKUP([.B17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discovery_method</text:p>
          </table:table-cell>
          <table:table-cell table:formula="of:=VLOOKUP([.B179];[Attributes.$A$2:.$G$197];2)" office:value-type="string" office:string-value="TextHandler" calcext:value-type="string">
            <text:p>TextHandler</text:p>
          </table:table-cell>
          <table:table-cell table:formula="of:=VLOOKUP([.B179];[Attributes.$A$2:.$G$197];3)" office:value-type="string" office:string-value="Text" calcext:value-type="string">
            <text:p>Text</text:p>
          </table:table-cell>
          <table:table-cell table:formula="of:=VLOOKUP([.B179];[Attributes.$A$2:.$G$197];4)" office:value-type="string" office:string-value="^.+$" calcext:value-type="string">
            <text:p>^.+$</text:p>
          </table:table-cell>
          <table:table-cell table:formula="of:=VLOOKUP([.B17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raw_pcap_file</text:p>
          </table:table-cell>
          <table:table-cell table:formula="of:=VLOOKUP([.B180];[Attributes.$A$2:.$G$197];2)" office:value-type="string" office:string-value="FileHandler" calcext:value-type="string">
            <text:p>FileHandler</text:p>
          </table:table-cell>
          <table:table-cell table:formula="of:=VLOOKUP([.B180];[Attributes.$A$2:.$G$197];3)" office:value-type="string" office:string-value="String" calcext:value-type="string">
            <text:p>String</text:p>
          </table:table-cell>
          <table:table-cell table:formula="of:=VLOOKUP([.B180];[Attributes.$A$2:.$G$197];4)" office:value-type="string" office:string-value="^.+$" calcext:value-type="string">
            <text:p>^.+$</text:p>
          </table:table-cell>
          <table:table-cell table:formula="of:=VLOOKUP([.B18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81];[Attributes.$A$2:.$G$197];2)" office:value-type="string" office:string-value="TextHandler" calcext:value-type="string">
            <text:p>TextHandler</text:p>
          </table:table-cell>
          <table:table-cell table:formula="of:=VLOOKUP([.B181];[Attributes.$A$2:.$G$197];3)" office:value-type="string" office:string-value="Text" calcext:value-type="string">
            <text:p>Text</text:p>
          </table:table-cell>
          <table:table-cell table:formula="of:=VLOOKUP([.B181];[Attributes.$A$2:.$G$197];4)" office:value-type="string" office:string-value="^.+$" calcext:value-type="string">
            <text:p>^.+$</text:p>
          </table:table-cell>
          <table:table-cell table:formula="of:=VLOOKUP([.B18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82];[Attributes.$A$2:.$G$197];2)" office:value-type="string" office:string-value="LinkHander" calcext:value-type="string">
            <text:p>LinkHander</text:p>
          </table:table-cell>
          <table:table-cell table:formula="of:=VLOOKUP([.B182];[Attributes.$A$2:.$G$197];3)" office:value-type="string" office:string-value="String" calcext:value-type="string">
            <text:p>String</text:p>
          </table:table-cell>
          <table:table-cell table:formula="of:=VLOOKUP([.B182];[Attributes.$A$2:.$G$197];4)" office:value-type="string" office:string-value="^.+$" calcext:value-type="string">
            <text:p>^.+$</text:p>
          </table:table-cell>
          <table:table-cell table:formula="of:=VLOOKUP([.B182];[Attributes.$A$2:.$G$97];5)" office:value-type="float" office:value="0" calcext:value-type="float">
            <text:p/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83];[Attributes.$A$2:.$G$197];2)" office:value-type="string" office:string-value="TextHandler" calcext:value-type="string">
            <text:p>TextHandler</text:p>
          </table:table-cell>
          <table:table-cell table:formula="of:=VLOOKUP([.B183];[Attributes.$A$2:.$G$197];3)" office:value-type="string" office:string-value="Text" calcext:value-type="string">
            <text:p>Text</text:p>
          </table:table-cell>
          <table:table-cell table:formula="of:=VLOOKUP([.B183];[Attributes.$A$2:.$G$197];4)" office:value-type="string" office:string-value="^.+$" calcext:value-type="string">
            <text:p>^.+$</text:p>
          </table:table-cell>
          <table:table-cell table:formula="of:=VLOOKUP([.B18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84];[Attributes.$A$2:.$G$197];2)" office:value-type="string" office:string-value="TextHandler" calcext:value-type="string">
            <text:p>TextHandler</text:p>
          </table:table-cell>
          <table:table-cell table:formula="of:=VLOOKUP([.B184];[Attributes.$A$2:.$G$197];3)" office:value-type="string" office:string-value="Text" calcext:value-type="string">
            <text:p>Text</text:p>
          </table:table-cell>
          <table:table-cell table:formula="of:=VLOOKUP([.B184];[Attributes.$A$2:.$G$197];4)" office:value-type="string" office:string-value="^.+$" calcext:value-type="string">
            <text:p>^.+$</text:p>
          </table:table-cell>
          <table:table-cell table:formula="of:=VLOOKUP([.B18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information_source</text:p>
          </table:table-cell>
          <table:table-cell table:formula="of:=VLOOKUP([.B185];[Attributes.$A$2:.$G$197];2)" office:value-type="string" office:string-value="TextHandler" calcext:value-type="string">
            <text:p>TextHandler</text:p>
          </table:table-cell>
          <table:table-cell table:formula="of:=VLOOKUP([.B185];[Attributes.$A$2:.$G$197];3)" office:value-type="string" office:string-value="Text" calcext:value-type="string">
            <text:p>Text</text:p>
          </table:table-cell>
          <table:table-cell table:formula="of:=VLOOKUP([.B185];[Attributes.$A$2:.$G$197];4)" office:value-type="string" office:string-value="^.+$" calcext:value-type="string">
            <text:p>^.+$</text:p>
          </table:table-cell>
          <table:table-cell table:formula="of:=VLOOKUP([.B18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186];[Attributes.$A$2:.$G$197];2)" office:value-type="string" office:string-value="FileHandler" calcext:value-type="string">
            <text:p>FileHandler</text:p>
          </table:table-cell>
          <table:table-cell table:formula="of:=VLOOKUP([.B186];[Attributes.$A$2:.$G$197];3)" office:value-type="string" office:string-value="String" calcext:value-type="string">
            <text:p>String</text:p>
          </table:table-cell>
          <table:table-cell table:formula="of:=VLOOKUP([.B186];[Attributes.$A$2:.$G$197];4)" office:value-type="string" office:string-value="^.+$" calcext:value-type="string">
            <text:p>^.+$</text:p>
          </table:table-cell>
          <table:table-cell table:formula="of:=VLOOKUP([.B18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87];[Attributes.$A$2:.$G$197];2)" office:value-type="string" office:string-value="TextHandler" calcext:value-type="string">
            <text:p>TextHandler</text:p>
          </table:table-cell>
          <table:table-cell table:formula="of:=VLOOKUP([.B187];[Attributes.$A$2:.$G$197];3)" office:value-type="string" office:string-value="Text" calcext:value-type="string">
            <text:p>Text</text:p>
          </table:table-cell>
          <table:table-cell table:formula="of:=VLOOKUP([.B187];[Attributes.$A$2:.$G$197];4)" office:value-type="string" office:string-value="^.+$" calcext:value-type="string">
            <text:p>^.+$</text:p>
          </table:table-cell>
          <table:table-cell table:formula="of:=VLOOKUP([.B18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88];[Attributes.$A$2:.$G$197];2)" office:value-type="string" office:string-value="LinkHander" calcext:value-type="string">
            <text:p>LinkHander</text:p>
          </table:table-cell>
          <table:table-cell table:formula="of:=VLOOKUP([.B188];[Attributes.$A$2:.$G$197];3)" office:value-type="string" office:string-value="String" calcext:value-type="string">
            <text:p>String</text:p>
          </table:table-cell>
          <table:table-cell table:formula="of:=VLOOKUP([.B188];[Attributes.$A$2:.$G$197];4)" office:value-type="string" office:string-value="^.+$" calcext:value-type="string">
            <text:p>^.+$</text:p>
          </table:table-cell>
          <table:table-cell table:formula="of:=VLOOKUP([.B18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style-name="ce24"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campaign</text:p>
          </table:table-cell>
          <table:table-cell table:formula="of:=VLOOKUP([.B189];[Attributes.$A$2:.$G$197];2)" office:value-type="string" office:string-value="GenericHandler" calcext:value-type="string">
            <text:p>GenericHandler</text:p>
          </table:table-cell>
          <table:table-cell table:formula="of:=VLOOKUP([.B189];[Attributes.$A$2:.$G$197];3)" office:value-type="string" office:string-value="String" calcext:value-type="string">
            <text:p>String</text:p>
          </table:table-cell>
          <table:table-cell table:formula="of:=VLOOKUP([.B189];[Attributes.$A$2:.$G$197];4)" office:value-type="string" office:string-value="^.+$" calcext:value-type="string">
            <text:p>^.+$</text:p>
          </table:table-cell>
          <table:table-cell table:formula="of:=VLOOKUP([.B18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90];[Attributes.$A$2:.$G$197];2)" office:value-type="string" office:string-value="TextHandler" calcext:value-type="string">
            <text:p>TextHandler</text:p>
          </table:table-cell>
          <table:table-cell table:formula="of:=VLOOKUP([.B190];[Attributes.$A$2:.$G$197];3)" office:value-type="string" office:string-value="Text" calcext:value-type="string">
            <text:p>Text</text:p>
          </table:table-cell>
          <table:table-cell table:formula="of:=VLOOKUP([.B190];[Attributes.$A$2:.$G$197];4)" office:value-type="string" office:string-value="^.+$" calcext:value-type="string">
            <text:p>^.+$</text:p>
          </table:table-cell>
          <table:table-cell table:formula="of:=VLOOKUP([.B19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external_identifier</text:p>
          </table:table-cell>
          <table:table-cell table:formula="of:=VLOOKUP([.B191];[Attributes.$A$2:.$G$197];2)" office:value-type="string" office:string-value="GenericHandler" calcext:value-type="string">
            <text:p>GenericHandler</text:p>
          </table:table-cell>
          <table:table-cell table:formula="of:=VLOOKUP([.B191];[Attributes.$A$2:.$G$197];3)" office:value-type="string" office:string-value="String" calcext:value-type="string">
            <text:p>String</text:p>
          </table:table-cell>
          <table:table-cell table:formula="of:=VLOOKUP([.B191];[Attributes.$A$2:.$G$197];4)" office:value-type="string" office:string-value="^.+$" calcext:value-type="string">
            <text:p>^.+$</text:p>
          </table:table-cell>
          <table:table-cell table:formula="of:=VLOOKUP([.B19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92];[Attributes.$A$2:.$G$197];2)" office:value-type="string" office:string-value="TextHandler" calcext:value-type="string">
            <text:p>TextHandler</text:p>
          </table:table-cell>
          <table:table-cell table:formula="of:=VLOOKUP([.B192];[Attributes.$A$2:.$G$197];3)" office:value-type="string" office:string-value="Text" calcext:value-type="string">
            <text:p>Text</text:p>
          </table:table-cell>
          <table:table-cell table:formula="of:=VLOOKUP([.B192];[Attributes.$A$2:.$G$197];4)" office:value-type="string" office:string-value="^.+$" calcext:value-type="string">
            <text:p>^.+$</text:p>
          </table:table-cell>
          <table:table-cell table:formula="of:=VLOOKUP([.B19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internal_case</text:p>
          </table:table-cell>
          <table:table-cell table:formula="of:=VLOOKUP([.B193];[Attributes.$A$2:.$G$197];2)" office:value-type="string" office:string-value="GenericHandler" calcext:value-type="string">
            <text:p>GenericHandler</text:p>
          </table:table-cell>
          <table:table-cell table:formula="of:=VLOOKUP([.B193];[Attributes.$A$2:.$G$197];3)" office:value-type="string" office:string-value="String" calcext:value-type="string">
            <text:p>String</text:p>
          </table:table-cell>
          <table:table-cell table:formula="of:=VLOOKUP([.B193];[Attributes.$A$2:.$G$197];4)" office:value-type="string" office:string-value="^.+$" calcext:value-type="string">
            <text:p>^.+$</text:p>
          </table:table-cell>
          <table:table-cell table:formula="of:=VLOOKUP([.B19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internal_identifier</text:p>
          </table:table-cell>
          <table:table-cell table:formula="of:=VLOOKUP([.B194];[Attributes.$A$2:.$G$197];2)" office:value-type="string" office:string-value="TicketHandler" calcext:value-type="string">
            <text:p>TicketHandler</text:p>
          </table:table-cell>
          <table:table-cell table:formula="of:=VLOOKUP([.B194];[Attributes.$A$2:.$G$197];3)" office:value-type="string" office:string-value="Number" calcext:value-type="string">
            <text:p>Number</text:p>
          </table:table-cell>
          <table:table-cell table:formula="of:=VLOOKUP([.B194];[Attributes.$A$2:.$G$197];4)" office:value-type="string" office:string-value="^\d+$ " calcext:value-type="string">
            <text:p>^\d+$ </text:p>
          </table:table-cell>
          <table:table-cell table:formula="of:=VLOOKUP([.B19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95];[Attributes.$A$2:.$G$197];2)" office:value-type="string" office:string-value="LinkHander" calcext:value-type="string">
            <text:p>LinkHander</text:p>
          </table:table-cell>
          <table:table-cell table:formula="of:=VLOOKUP([.B195];[Attributes.$A$2:.$G$197];3)" office:value-type="string" office:string-value="String" calcext:value-type="string">
            <text:p>String</text:p>
          </table:table-cell>
          <table:table-cell table:formula="of:=VLOOKUP([.B195];[Attributes.$A$2:.$G$197];4)" office:value-type="string" office:string-value="^.+$" calcext:value-type="string">
            <text:p>^.+$</text:p>
          </table:table-cell>
          <table:table-cell table:formula="of:=VLOOKUP([.B19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24" table:content-validation-name="val1" office:value-type="string" calcext:value-type="string">
            <text:p>references</text:p>
          </table:table-cell>
          <table:table-cell table:style-name="ce24" table:content-validation-name="val3" office:value-type="string" calcext:value-type="string">
            <text:p>vulnerability_cve</text:p>
          </table:table-cell>
          <table:table-cell table:formula="of:=VLOOKUP([.B196];[Attributes.$A$2:.$G$197];2)" office:value-type="string" office:string-value="CVEHandler" calcext:value-type="string">
            <text:p>CVEHandler</text:p>
          </table:table-cell>
          <table:table-cell table:formula="of:=VLOOKUP([.B196];[Attributes.$A$2:.$G$197];3)" office:value-type="string" office:string-value="String" calcext:value-type="string">
            <text:p>String</text:p>
          </table:table-cell>
          <table:table-cell table:formula="of:=VLOOKUP([.B196];[Attributes.$A$2:.$G$197];4)" office:value-type="string" office:string-value="^CVE-\d{4}-\d{4,}$" calcext:value-type="string">
            <text:p>^CVE-\d{4}-\d{4,}$</text:p>
          </table:table-cell>
          <table:table-cell table:number-columns-repeated="1019"/>
        </table:table-row>
        <table:table-row table:style-name="ro4">
          <table:table-cell table:style-name="ce24" table:content-validation-name="val1" office:value-type="string" calcext:value-type="string">
            <text:p>references</text:p>
          </table:table-cell>
          <table:table-cell table:style-name="ce24" table:content-validation-name="val3" office:value-type="string" calcext:value-type="string">
            <text:p>vulnerability_free_text</text:p>
          </table:table-cell>
          <table:table-cell table:formula="of:=VLOOKUP([.B197];[Attributes.$A$2:.$G$197];2)" office:value-type="string" office:string-value="TextHandler" calcext:value-type="string">
            <text:p>TextHandler</text:p>
          </table:table-cell>
          <table:table-cell table:formula="of:=VLOOKUP([.B197];[Attributes.$A$2:.$G$197];3)" office:value-type="string" office:string-value="Text" calcext:value-type="string">
            <text:p>Text</text:p>
          </table:table-cell>
          <table:table-cell table:formula="of:=VLOOKUP([.B197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198];[Attributes.$A$2:.$G$197];2)" office:value-type="string" office:string-value="TextHandler" calcext:value-type="string">
            <text:p>TextHandler</text:p>
          </table:table-cell>
          <table:table-cell table:formula="of:=VLOOKUP([.B198];[Attributes.$A$2:.$G$197];3)" office:value-type="string" office:string-value="Text" calcext:value-type="string">
            <text:p>Text</text:p>
          </table:table-cell>
          <table:table-cell table:formula="of:=VLOOKUP([.B198];[Attributes.$A$2:.$G$197];4)" office:value-type="string" office:string-value="^.+$" calcext:value-type="string">
            <text:p>^.+$</text:p>
          </table:table-cell>
          <table:table-cell table:formula="of:=VLOOKUP([.B19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code_language</text:p>
          </table:table-cell>
          <table:table-cell table:formula="of:=VLOOKUP([.B199];[Attributes.$A$2:.$G$197];2)" office:value-type="string" office:string-value="GenericHandler" calcext:value-type="string">
            <text:p>GenericHandler</text:p>
          </table:table-cell>
          <table:table-cell table:formula="of:=VLOOKUP([.B199];[Attributes.$A$2:.$G$197];3)" office:value-type="string" office:string-value="String" calcext:value-type="string">
            <text:p>String</text:p>
          </table:table-cell>
          <table:table-cell table:formula="of:=VLOOKUP([.B199];[Attributes.$A$2:.$G$197];4)" office:value-type="string" office:string-value="^.+$" calcext:value-type="string">
            <text:p>^.+$</text:p>
          </table:table-cell>
          <table:table-cell table:formula="of:=VLOOKUP([.B199];[Attributes.$A$2:.$G$97];5)" office:value-type="float" office:value="0" calcext:value-type="float">
            <text:p/>
          </table:table-cell>
          <table:table-cell office:value-type="string" calcext:value-type="string">
            <text:p>Code.language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200];[Attributes.$A$2:.$G$197];2)" office:value-type="string" office:string-value="TextHandler" calcext:value-type="string">
            <text:p>TextHandler</text:p>
          </table:table-cell>
          <table:table-cell table:formula="of:=VLOOKUP([.B200];[Attributes.$A$2:.$G$197];3)" office:value-type="string" office:string-value="Text" calcext:value-type="string">
            <text:p>Text</text:p>
          </table:table-cell>
          <table:table-cell table:formula="of:=VLOOKUP([.B200];[Attributes.$A$2:.$G$197];4)" office:value-type="string" office:string-value="^.+$" calcext:value-type="string">
            <text:p>^.+$</text:p>
          </table:table-cell>
          <table:table-cell table:formula="of:=VLOOKUP([.B20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201];[Attributes.$A$2:.$G$197];2)" office:value-type="string" office:string-value="TextHandler" calcext:value-type="string">
            <text:p>TextHandler</text:p>
          </table:table-cell>
          <table:table-cell table:formula="of:=VLOOKUP([.B201];[Attributes.$A$2:.$G$197];3)" office:value-type="string" office:string-value="Text" calcext:value-type="string">
            <text:p>Text</text:p>
          </table:table-cell>
          <table:table-cell table:formula="of:=VLOOKUP([.B201];[Attributes.$A$2:.$G$197];4)" office:value-type="string" office:string-value="^.+$" calcext:value-type="string">
            <text:p>^.+$</text:p>
          </table:table-cell>
          <table:table-cell table:formula="of:=VLOOKUP([.B201];[Attributes.$A$2:.$G$97];5)" office:value-type="float" office:value="0" calcext:value-type="float">
            <text:p/>
          </table:table-cell>
          <table:table-cell office:value-type="string" calcext:value-type="string">
            <text:p>Code.description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202];[Attributes.$A$2:.$G$197];2)" office:value-type="string" office:string-value="TextHandler" calcext:value-type="string">
            <text:p>TextHandler</text:p>
          </table:table-cell>
          <table:table-cell table:formula="of:=VLOOKUP([.B202];[Attributes.$A$2:.$G$197];3)" office:value-type="string" office:string-value="Text" calcext:value-type="string">
            <text:p>Text</text:p>
          </table:table-cell>
          <table:table-cell table:formula="of:=VLOOKUP([.B202];[Attributes.$A$2:.$G$197];4)" office:value-type="string" office:string-value="^.+$" calcext:value-type="string">
            <text:p>^.+$</text:p>
          </table:table-cell>
          <table:table-cell table:formula="of:=VLOOKUP([.B202];[Attributes.$A$2:.$G$97];5)" office:value-type="float" office:value="0" calcext:value-type="float">
            <text:p/>
          </table:table-cell>
          <table:table-cell office:value-type="string" calcext:value-type="string">
            <text:p>Code.digital_signatures/DigitalSignatureList/DigitalSignature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discovery_method</text:p>
          </table:table-cell>
          <table:table-cell table:formula="of:=VLOOKUP([.B203];[Attributes.$A$2:.$G$197];2)" office:value-type="string" office:string-value="TextHandler" calcext:value-type="string">
            <text:p>TextHandler</text:p>
          </table:table-cell>
          <table:table-cell table:formula="of:=VLOOKUP([.B203];[Attributes.$A$2:.$G$197];3)" office:value-type="string" office:string-value="Text" calcext:value-type="string">
            <text:p>Text</text:p>
          </table:table-cell>
          <table:table-cell table:formula="of:=VLOOKUP([.B203];[Attributes.$A$2:.$G$197];4)" office:value-type="string" office:string-value="^.+$" calcext:value-type="string">
            <text:p>^.+$</text:p>
          </table:table-cell>
          <table:table-cell table:formula="of:=VLOOKUP([.B203];[Attributes.$A$2:.$G$97];5)" office:value-type="float" office:value="0" calcext:value-type="float">
            <text:p/>
          </table:table-cell>
          <table:table-cell office:value-type="string" calcext:value-type="string">
            <text:p>Code.discovery_method/MeasureSource</text:p>
          </table:table-cell>
          <table:table-cell table:number-columns-repeated="1017"/>
        </table:table-row>
        <table:table-row table:style-name="ro3">
          <table:table-cell table:style-name="ce23" table:content-validation-name="val1" office:value-type="string" calcext:value-type="string">
            <text:p>source_code</text:p>
          </table:table-cell>
          <table:table-cell table:style-name="ce23" table:content-validation-name="val3" office:value-type="string" calcext:value-type="string">
            <text:p>encryption_mechanism</text:p>
          </table:table-cell>
          <table:table-cell table:style-name="ce28" table:formula="of:=VLOOKUP([.B204];[Attributes.$A$2:.$G$197];2)" office:value-type="string" office:string-value="TextHandler" calcext:value-type="string">
            <text:p>TextHandler</text:p>
          </table:table-cell>
          <table:table-cell table:style-name="ce28" table:formula="of:=VLOOKUP([.B204];[Attributes.$A$2:.$G$197];3)" office:value-type="string" office:string-value="Text" calcext:value-type="string">
            <text:p>Text</text:p>
          </table:table-cell>
          <table:table-cell table:style-name="ce28" table:formula="of:=VLOOKUP([.B204];[Attributes.$A$2:.$G$197];4)" office:value-type="string" office:string-value="^.+$" calcext:value-type="string">
            <text:p>^.+$</text:p>
          </table:table-cell>
          <table:table-cell table:style-name="ce28" table:formula="of:=VLOOKUP([.B204];[Attributes.$A$2:.$G$97];5)" office:value-type="float" office:value="0" calcext:value-type="float">
            <text:p/>
          </table:table-cell>
          <table:table-cell table:style-name="ce23"/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accessed_datetime</text:p>
          </table:table-cell>
          <table:table-cell table:formula="of:=VLOOKUP([.B205];[Attributes.$A$2:.$G$197];2)" office:value-type="string" office:string-value="DateHandler" calcext:value-type="string">
            <text:p>DateHandler</text:p>
          </table:table-cell>
          <table:table-cell table:formula="of:=VLOOKUP([.B205];[Attributes.$A$2:.$G$197];3)" office:value-type="string" office:string-value="Date" calcext:value-type="string">
            <text:p>Date</text:p>
          </table:table-cell>
          <table:table-cell table:formula="of:=VLOOKUP([.B205];[Attributes.$A$2:.$G$197];4)" office:value-type="string" office:string-value="^.+$" calcext:value-type="string">
            <text:p>^.+$</text:p>
          </table:table-cell>
          <table:table-cell table:formula="of:=VLOOKUP([.B20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created_datetime</text:p>
          </table:table-cell>
          <table:table-cell table:formula="of:=VLOOKUP([.B206];[Attributes.$A$2:.$G$197];2)" office:value-type="string" office:string-value="DateHandler" calcext:value-type="string">
            <text:p>DateHandler</text:p>
          </table:table-cell>
          <table:table-cell table:formula="of:=VLOOKUP([.B206];[Attributes.$A$2:.$G$197];3)" office:value-type="string" office:string-value="Date" calcext:value-type="string">
            <text:p>Date</text:p>
          </table:table-cell>
          <table:table-cell table:formula="of:=VLOOKUP([.B206];[Attributes.$A$2:.$G$197];4)" office:value-type="string" office:string-value="^.+$" calcext:value-type="string">
            <text:p>^.+$</text:p>
          </table:table-cell>
          <table:table-cell table:formula="of:=VLOOKUP([.B20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extension</text:p>
          </table:table-cell>
          <table:table-cell table:formula="of:=VLOOKUP([.B207];[Attributes.$A$2:.$G$197];2)" office:value-type="string" office:string-value="GenericHandler" calcext:value-type="string">
            <text:p>GenericHandler</text:p>
          </table:table-cell>
          <table:table-cell table:formula="of:=VLOOKUP([.B207];[Attributes.$A$2:.$G$197];3)" office:value-type="string" office:string-value="String" calcext:value-type="string">
            <text:p>String</text:p>
          </table:table-cell>
          <table:table-cell table:formula="of:=VLOOKUP([.B207];[Attributes.$A$2:.$G$197];4)" office:value-type="string" office:string-value="^.+$" calcext:value-type="string">
            <text:p>^.+$</text:p>
          </table:table-cell>
          <table:table-cell table:formula="of:=VLOOKUP([.B20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format</text:p>
          </table:table-cell>
          <table:table-cell table:formula="of:=VLOOKUP([.B208];[Attributes.$A$2:.$G$197];2)" office:value-type="string" office:string-value="GenericHandler" calcext:value-type="string">
            <text:p>GenericHandler</text:p>
          </table:table-cell>
          <table:table-cell table:formula="of:=VLOOKUP([.B208];[Attributes.$A$2:.$G$197];3)" office:value-type="string" office:string-value="String" calcext:value-type="string">
            <text:p>String</text:p>
          </table:table-cell>
          <table:table-cell table:formula="of:=VLOOKUP([.B208];[Attributes.$A$2:.$G$197];4)" office:value-type="string" office:string-value="^.+$" calcext:value-type="string">
            <text:p>^.+$</text:p>
          </table:table-cell>
          <table:table-cell table:formula="of:=VLOOKUP([.B20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209];[Attributes.$A$2:.$G$197];2)" office:value-type="string" office:string-value="MultipleGenericHandler" calcext:value-type="string">
            <text:p>MultipleGenericHandler</text:p>
          </table:table-cell>
          <table:table-cell table:formula="of:=VLOOKUP([.B209];[Attributes.$A$2:.$G$197];3)" office:value-type="string" office:string-value="String" calcext:value-type="string">
            <text:p>String</text:p>
          </table:table-cell>
          <table:table-cell table:formula="of:=VLOOKUP([.B209];[Attributes.$A$2:.$G$197];4)" office:value-type="string" office:string-value="^.+$" calcext:value-type="string">
            <text:p>^.+$</text:p>
          </table:table-cell>
          <table:table-cell table:formula="of:=VLOOKUP([.B20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modified_time</text:p>
          </table:table-cell>
          <table:table-cell table:formula="of:=VLOOKUP([.B210];[Attributes.$A$2:.$G$197];2)" office:value-type="string" office:string-value="DateHandler" calcext:value-type="string">
            <text:p>DateHandler</text:p>
          </table:table-cell>
          <table:table-cell table:formula="of:=VLOOKUP([.B210];[Attributes.$A$2:.$G$197];3)" office:value-type="string" office:string-value="Date" calcext:value-type="string">
            <text:p>Date</text:p>
          </table:table-cell>
          <table:table-cell table:formula="of:=VLOOKUP([.B210];[Attributes.$A$2:.$G$197];4)" office:value-type="string" office:string-value="^.+$" calcext:value-type="string">
            <text:p>^.+$</text:p>
          </table:table-cell>
          <table:table-cell table:formula="of:=VLOOKUP([.B21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211];[Attributes.$A$2:.$G$197];2)" office:value-type="string" office:string-value="MultipleGenericHandler" calcext:value-type="string">
            <text:p>MultipleGenericHandler</text:p>
          </table:table-cell>
          <table:table-cell table:formula="of:=VLOOKUP([.B211];[Attributes.$A$2:.$G$197];3)" office:value-type="string" office:string-value="String" calcext:value-type="string">
            <text:p>String</text:p>
          </table:table-cell>
          <table:table-cell table:formula="of:=VLOOKUP([.B211];[Attributes.$A$2:.$G$197];4)" office:value-type="string" office:string-value="^.+$" calcext:value-type="string">
            <text:p>^.+$</text:p>
          </table:table-cell>
          <table:table-cell table:formula="of:=VLOOKUP([.B21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212];[Attributes.$A$2:.$G$197];2)" office:value-type="string" office:string-value="MultipleGenericHandler" calcext:value-type="string">
            <text:p>MultipleGenericHandler</text:p>
          </table:table-cell>
          <table:table-cell table:formula="of:=VLOOKUP([.B212];[Attributes.$A$2:.$G$197];3)" office:value-type="string" office:string-value="String" calcext:value-type="string">
            <text:p>String</text:p>
          </table:table-cell>
          <table:table-cell table:formula="of:=VLOOKUP([.B212];[Attributes.$A$2:.$G$197];4)" office:value-type="string" office:string-value="^[0-9a-fA-F]{32}$ " calcext:value-type="string">
            <text:p>^[0-9a-fA-F]{32}$ </text:p>
          </table:table-cell>
          <table:table-cell table:formula="of:=VLOOKUP([.B21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213];[Attributes.$A$2:.$G$197];2)" office:value-type="string" office:string-value="MultipleGenericHandler" calcext:value-type="string">
            <text:p>MultipleGenericHandler</text:p>
          </table:table-cell>
          <table:table-cell table:formula="of:=VLOOKUP([.B213];[Attributes.$A$2:.$G$197];3)" office:value-type="string" office:string-value="String" calcext:value-type="string">
            <text:p>String</text:p>
          </table:table-cell>
          <table:table-cell table:formula="of:=VLOOKUP([.B213];[Attributes.$A$2:.$G$197];4)" office:value-type="string" office:string-value="^[0-9a-fA-F]{40}$ " calcext:value-type="string">
            <text:p>^[0-9a-fA-F]{40}$ </text:p>
          </table:table-cell>
          <table:table-cell table:formula="of:=VLOOKUP([.B21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214];[Attributes.$A$2:.$G$197];2)" office:value-type="string" office:string-value="MultipleGenericHandler" calcext:value-type="string">
            <text:p>MultipleGenericHandler</text:p>
          </table:table-cell>
          <table:table-cell table:formula="of:=VLOOKUP([.B214];[Attributes.$A$2:.$G$197];3)" office:value-type="string" office:string-value="String" calcext:value-type="string">
            <text:p>String</text:p>
          </table:table-cell>
          <table:table-cell table:formula="of:=VLOOKUP([.B214];[Attributes.$A$2:.$G$197];4)" office:value-type="string" office:string-value="^[0-9a-fA-F]{64}$ " calcext:value-type="string">
            <text:p>^[0-9a-fA-F]{64}$ </text:p>
          </table:table-cell>
          <table:table-cell table:formula="of:=VLOOKUP([.B21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215];[Attributes.$A$2:.$G$197];2)" office:value-type="string" office:string-value="MultipleGenericHandler" calcext:value-type="string">
            <text:p>MultipleGenericHandler</text:p>
          </table:table-cell>
          <table:table-cell table:formula="of:=VLOOKUP([.B215];[Attributes.$A$2:.$G$197];3)" office:value-type="string" office:string-value="String" calcext:value-type="string">
            <text:p>String</text:p>
          </table:table-cell>
          <table:table-cell table:formula="of:=VLOOKUP([.B215];[Attributes.$A$2:.$G$197];4)" office:value-type="string" office:string-value="^[0-9a-fA-F]{96}$ " calcext:value-type="string">
            <text:p>^[0-9a-fA-F]{96}$ </text:p>
          </table:table-cell>
          <table:table-cell table:formula="of:=VLOOKUP([.B21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216];[Attributes.$A$2:.$G$197];2)" office:value-type="string" office:string-value="MultipleGenericHandler" calcext:value-type="string">
            <text:p>MultipleGenericHandler</text:p>
          </table:table-cell>
          <table:table-cell table:formula="of:=VLOOKUP([.B216];[Attributes.$A$2:.$G$197];3)" office:value-type="string" office:string-value="String" calcext:value-type="string">
            <text:p>String</text:p>
          </table:table-cell>
          <table:table-cell table:formula="of:=VLOOKUP([.B216];[Attributes.$A$2:.$G$197];4)" office:value-type="string" office:string-value="^[0-9a-fA-F]{128}$ " calcext:value-type="string">
            <text:p>^[0-9a-fA-F]{128}$ </text:p>
          </table:table-cell>
          <table:table-cell table:formula="of:=VLOOKUP([.B21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sdeep</text:p>
          </table:table-cell>
          <table:table-cell table:formula="of:=VLOOKUP([.B217];[Attributes.$A$2:.$G$197];2)" office:value-type="string" office:string-value="MultipleGenericHandler" calcext:value-type="string">
            <text:p>MultipleGenericHandler</text:p>
          </table:table-cell>
          <table:table-cell table:formula="of:=VLOOKUP([.B217];[Attributes.$A$2:.$G$197];3)" office:value-type="string" office:string-value="String" calcext:value-type="string">
            <text:p>String</text:p>
          </table:table-cell>
          <table:table-cell table:formula="of:=VLOOKUP([.B217];[Attributes.$A$2:.$G$197];4)" office:value-type="string" office:string-value="^\d+:[a-zA-Z0-9+]+:[a-zA-Z0-9+]+$ " calcext:value-type="string">
            <text:p>^\d+:[a-zA-Z0-9+]+:[a-zA-Z0-9+]+$ </text:p>
          </table:table-cell>
          <table:table-cell table:formula="of:=VLOOKUP([.B21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218];[Attributes.$A$2:.$G$197];2)" office:value-type="string" office:string-value="CBValueHandler" calcext:value-type="string">
            <text:p>CBValueHandler</text:p>
          </table:table-cell>
          <table:table-cell table:formula="of:=VLOOKUP([.B218];[Attributes.$A$2:.$G$197];3)" office:value-type="string" office:string-value="String" calcext:value-type="string">
            <text:p>String</text:p>
          </table:table-cell>
          <table:table-cell table:formula="of:=VLOOKUP([.B218];[Attributes.$A$2:.$G$197];4)" office:value-type="string" office:string-value="^yes$|^no$" calcext:value-type="string">
            <text:p>^yes$|^no$</text:p>
          </table:table-cell>
          <table:table-cell table:formula="of:=VLOOKUP([.B21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style-name="ce23" table:content-validation-name="val1" office:value-type="string" calcext:value-type="string">
            <text:p>source_code</text:p>
          </table:table-cell>
          <table:table-cell table:style-name="ce23" table:content-validation-name="val3" office:value-type="string" calcext:value-type="string">
            <text:p>magic_number</text:p>
          </table:table-cell>
          <table:table-cell table:style-name="ce28" table:formula="of:=VLOOKUP([.B219];[Attributes.$A$2:.$G$197];2)" office:value-type="string" office:string-value="GenericHandler" calcext:value-type="string">
            <text:p>GenericHandler</text:p>
          </table:table-cell>
          <table:table-cell table:style-name="ce28" table:formula="of:=VLOOKUP([.B219];[Attributes.$A$2:.$G$197];3)" office:value-type="string" office:string-value="String" calcext:value-type="string">
            <text:p>String</text:p>
          </table:table-cell>
          <table:table-cell table:style-name="ce28" table:formula="of:=VLOOKUP([.B219];[Attributes.$A$2:.$G$197];4)" office:value-type="string" office:string-value="^.+$" calcext:value-type="string">
            <text:p>^.+$</text:p>
          </table:table-cell>
          <table:table-cell table:style-name="ce28" table:formula="of:=VLOOKUP([.B219];[Attributes.$A$2:.$G$97];5)" office:value-type="float" office:value="0" calcext:value-type="float">
            <text:p/>
          </table:table-cell>
          <table:table-cell table:style-name="ce23"/>
          <table:table-cell table:number-columns-repeated="1017"/>
        </table:table-row>
        <table:table-row table:style-name="ro3">
          <table:table-cell table:style-name="ce23" table:content-validation-name="val1" office:value-type="string" calcext:value-type="string">
            <text:p>source_code</text:p>
          </table:table-cell>
          <table:table-cell table:style-name="ce23" table:content-validation-name="val3" office:value-type="string" calcext:value-type="string">
            <text:p>malware_file_type</text:p>
          </table:table-cell>
          <table:table-cell table:style-name="ce28" table:formula="of:=VLOOKUP([.B220];[Attributes.$A$2:.$G$197];2)" office:value-type="string" office:string-value="CBValueHandler" calcext:value-type="string">
            <text:p>CBValueHandler</text:p>
          </table:table-cell>
          <table:table-cell table:style-name="ce28" table:formula="of:=VLOOKUP([.B220];[Attributes.$A$2:.$G$197];3)" office:value-type="string" office:string-value="String" calcext:value-type="string">
            <text:p>String</text:p>
          </table:table-cell>
          <table:table-cell table:style-name="ce28" table:formula="of:=VLOOKUP([.B220];[Attributes.$A$2:.$G$197];4)" office:value-type="string" office:string-value="^virus$|^trojan$|^dropper$|^malware$|^Rootkit$|^keyLogger$|^worm$" calcext:value-type="string">
            <text:p>^virus$|^trojan$|^dropper$|^malware$|^Rootkit$|^keyLogger$|^worm$</text:p>
          </table:table-cell>
          <table:table-cell table:style-name="ce28" table:formula="of:=VLOOKUP([.B220];[Attributes.$A$2:.$G$97];5)" office:value-type="float" office:value="0" calcext:value-type="float">
            <text:p/>
          </table:table-cell>
          <table:table-cell table:style-name="ce23"/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packer</text:p>
          </table:table-cell>
          <table:table-cell table:formula="of:=VLOOKUP([.B221];[Attributes.$A$2:.$G$197];2)" office:value-type="string" office:string-value="GenericHandler" calcext:value-type="string">
            <text:p>GenericHandler</text:p>
          </table:table-cell>
          <table:table-cell table:formula="of:=VLOOKUP([.B221];[Attributes.$A$2:.$G$197];3)" office:value-type="string" office:string-value="String" calcext:value-type="string">
            <text:p>String</text:p>
          </table:table-cell>
          <table:table-cell table:formula="of:=VLOOKUP([.B221];[Attributes.$A$2:.$G$197];4)" office:value-type="string" office:string-value="^.+$" calcext:value-type="string">
            <text:p>^.+$</text:p>
          </table:table-cell>
          <table:table-cell table:formula="of:=VLOOKUP([.B22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peak_entropy</text:p>
          </table:table-cell>
          <table:table-cell table:formula="of:=VLOOKUP([.B222];[Attributes.$A$2:.$G$197];2)" office:value-type="string" office:string-value="GenericHandler" calcext:value-type="string">
            <text:p>GenericHandler</text:p>
          </table:table-cell>
          <table:table-cell table:formula="of:=VLOOKUP([.B222];[Attributes.$A$2:.$G$197];3)" office:value-type="string" office:string-value="Number" calcext:value-type="string">
            <text:p>Number</text:p>
          </table:table-cell>
          <table:table-cell table:formula="of:=VLOOKUP([.B222];[Attributes.$A$2:.$G$197];4)" office:value-type="string" office:string-value="^[\d]{1,}$ " calcext:value-type="string">
            <text:p>^[\d]{1,}$ </text:p>
          </table:table-cell>
          <table:table-cell table:formula="of:=VLOOKUP([.B22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processor_family</text:p>
          </table:table-cell>
          <table:table-cell table:formula="of:=VLOOKUP([.B223];[Attributes.$A$2:.$G$197];2)" office:value-type="string" office:string-value="GenericHandler" calcext:value-type="string">
            <text:p>GenericHandler</text:p>
          </table:table-cell>
          <table:table-cell table:formula="of:=VLOOKUP([.B223];[Attributes.$A$2:.$G$197];3)" office:value-type="string" office:string-value="String" calcext:value-type="string">
            <text:p>String</text:p>
          </table:table-cell>
          <table:table-cell table:formula="of:=VLOOKUP([.B223];[Attributes.$A$2:.$G$197];4)" office:value-type="string" office:string-value="^.+$" calcext:value-type="string">
            <text:p>^.+$</text:p>
          </table:table-cell>
          <table:table-cell table:formula="of:=VLOOKUP([.B223];[Attributes.$A$2:.$G$97];5)" office:value-type="float" office:value="0" calcext:value-type="float">
            <text:p/>
          </table:table-cell>
          <table:table-cell office:value-type="string" calcext:value-type="string">
            <text:p>Code.processor_family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224];[Attributes.$A$2:.$G$197];2)" office:value-type="string" office:string-value="FileHandler" calcext:value-type="string">
            <text:p>FileHandler</text:p>
          </table:table-cell>
          <table:table-cell table:formula="of:=VLOOKUP([.B224];[Attributes.$A$2:.$G$197];3)" office:value-type="string" office:string-value="String" calcext:value-type="string">
            <text:p>String</text:p>
          </table:table-cell>
          <table:table-cell table:formula="of:=VLOOKUP([.B224];[Attributes.$A$2:.$G$197];4)" office:value-type="string" office:string-value="^.+$" calcext:value-type="string">
            <text:p>^.+$</text:p>
          </table:table-cell>
          <table:table-cell table:formula="of:=VLOOKUP([.B22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225];[Attributes.$A$2:.$G$197];2)" office:value-type="string" office:string-value="TextHandler" calcext:value-type="string">
            <text:p>TextHandler</text:p>
          </table:table-cell>
          <table:table-cell table:formula="of:=VLOOKUP([.B225];[Attributes.$A$2:.$G$197];3)" office:value-type="string" office:string-value="Text" calcext:value-type="string">
            <text:p>Text</text:p>
          </table:table-cell>
          <table:table-cell table:formula="of:=VLOOKUP([.B225];[Attributes.$A$2:.$G$197];4)" office:value-type="string" office:string-value="^.+$" calcext:value-type="string">
            <text:p>^.+$</text:p>
          </table:table-cell>
          <table:table-cell table:formula="of:=VLOOKUP([.B22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226];[Attributes.$A$2:.$G$197];2)" office:value-type="string" office:string-value="LinkHander" calcext:value-type="string">
            <text:p>LinkHander</text:p>
          </table:table-cell>
          <table:table-cell table:formula="of:=VLOOKUP([.B226];[Attributes.$A$2:.$G$197];3)" office:value-type="string" office:string-value="String" calcext:value-type="string">
            <text:p>String</text:p>
          </table:table-cell>
          <table:table-cell table:formula="of:=VLOOKUP([.B226];[Attributes.$A$2:.$G$197];4)" office:value-type="string" office:string-value="^.+$" calcext:value-type="string">
            <text:p>^.+$</text:p>
          </table:table-cell>
          <table:table-cell table:formula="of:=VLOOKUP([.B22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size_in_bytes</text:p>
          </table:table-cell>
          <table:table-cell table:formula="of:=VLOOKUP([.B227];[Attributes.$A$2:.$G$197];2)" office:value-type="string" office:string-value="GenericHandler" calcext:value-type="string">
            <text:p>GenericHandler</text:p>
          </table:table-cell>
          <table:table-cell table:formula="of:=VLOOKUP([.B227];[Attributes.$A$2:.$G$197];3)" office:value-type="string" office:string-value="Number" calcext:value-type="string">
            <text:p>Number</text:p>
          </table:table-cell>
          <table:table-cell table:formula="of:=VLOOKUP([.B227];[Attributes.$A$2:.$G$197];4)" office:value-type="string" office:string-value="^\d+$ " calcext:value-type="string">
            <text:p>^\d+$ </text:p>
          </table:table-cell>
          <table:table-cell table:formula="of:=VLOOKUP([.B22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targeted_platform</text:p>
          </table:table-cell>
          <table:table-cell table:formula="of:=VLOOKUP([.B228];[Attributes.$A$2:.$G$197];2)" office:value-type="string" office:string-value="GenericHandler" calcext:value-type="string">
            <text:p>GenericHandler</text:p>
          </table:table-cell>
          <table:table-cell table:formula="of:=VLOOKUP([.B228];[Attributes.$A$2:.$G$197];3)" office:value-type="string" office:string-value="String" calcext:value-type="string">
            <text:p>String</text:p>
          </table:table-cell>
          <table:table-cell table:formula="of:=VLOOKUP([.B228];[Attributes.$A$2:.$G$197];4)" office:value-type="string" office:string-value="^.+$" calcext:value-type="string">
            <text:p>^.+$</text:p>
          </table:table-cell>
          <table:table-cell table:formula="of:=VLOOKUP([.B228];[Attributes.$A$2:.$G$97];5)" office:value-type="float" office:value="0" calcext:value-type="float">
            <text:p/>
          </table:table-cell>
          <table:table-cell office:value-type="string" calcext:value-type="string">
            <text:p>Code.targeted_platforms/TargetedPlatforms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229];[Attributes.$A$2:.$G$197];2)" office:value-type="string" office:string-value="CVEHandler" calcext:value-type="string">
            <text:p>CVEHandler</text:p>
          </table:table-cell>
          <table:table-cell table:formula="of:=VLOOKUP([.B229];[Attributes.$A$2:.$G$197];3)" office:value-type="string" office:string-value="String" calcext:value-type="string">
            <text:p>String</text:p>
          </table:table-cell>
          <table:table-cell table:formula="of:=VLOOKUP([.B229];[Attributes.$A$2:.$G$197];4)" office:value-type="string" office:string-value="^CVE-\d{4}-\d{4,}$" calcext:value-type="string">
            <text:p>^CVE-\d{4}-\d{4,}$</text:p>
          </table:table-cell>
          <table:table-cell table:formula="of:=VLOOKUP([.B22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230];[Attributes.$A$2:.$G$197];2)" office:value-type="string" office:string-value="TextHandler" calcext:value-type="string">
            <text:p>TextHandler</text:p>
          </table:table-cell>
          <table:table-cell table:formula="of:=VLOOKUP([.B230];[Attributes.$A$2:.$G$197];3)" office:value-type="string" office:string-value="Text" calcext:value-type="string">
            <text:p>Text</text:p>
          </table:table-cell>
          <table:table-cell table:formula="of:=VLOOKUP([.B230];[Attributes.$A$2:.$G$197];4)" office:value-type="string" office:string-value="^.+$" calcext:value-type="string">
            <text:p>^.+$</text:p>
          </table:table-cell>
          <table:table-cell table:formula="of:=VLOOKUP([.B23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231];[Attributes.$A$2:.$G$197];2)" office:value-type="string" office:string-value="TextHandler" calcext:value-type="string">
            <text:p>TextHandler</text:p>
          </table:table-cell>
          <table:table-cell table:formula="of:=VLOOKUP([.B231];[Attributes.$A$2:.$G$197];3)" office:value-type="string" office:string-value="Text" calcext:value-type="string">
            <text:p>Text</text:p>
          </table:table-cell>
          <table:table-cell table:formula="of:=VLOOKUP([.B231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4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232];[Attributes.$A$2:.$G$197];2)" office:value-type="string" office:string-value="TextHandler" calcext:value-type="string">
            <text:p>TextHandler</text:p>
          </table:table-cell>
          <table:table-cell table:formula="of:=VLOOKUP([.B232];[Attributes.$A$2:.$G$197];3)" office:value-type="string" office:string-value="Text" calcext:value-type="string">
            <text:p>Text</text:p>
          </table:table-cell>
          <table:table-cell table:formula="of:=VLOOKUP([.B232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4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233];[Attributes.$A$2:.$G$197];2)" office:value-type="string" office:string-value="TextHandler" calcext:value-type="string">
            <text:p>TextHandler</text:p>
          </table:table-cell>
          <table:table-cell table:formula="of:=VLOOKUP([.B233];[Attributes.$A$2:.$G$197];3)" office:value-type="string" office:string-value="Text" calcext:value-type="string">
            <text:p>Text</text:p>
          </table:table-cell>
          <table:table-cell table:formula="of:=VLOOKUP([.B233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234];[Attributes.$A$2:.$G$197];2)" office:value-type="string" office:string-value="LinkHander" calcext:value-type="string">
            <text:p>LinkHander</text:p>
          </table:table-cell>
          <table:table-cell table:formula="of:=VLOOKUP([.B234];[Attributes.$A$2:.$G$197];3)" office:value-type="string" office:string-value="String" calcext:value-type="string">
            <text:p>String</text:p>
          </table:table-cell>
          <table:table-cell table:formula="of:=VLOOKUP([.B234];[Attributes.$A$2:.$G$197];4)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url</text:p>
          </table:table-cell>
          <table:table-cell table:formula="of:=VLOOKUP([.B235];[Attributes.$A$2:.$G$197];2)" office:value-type="string" office:string-value="MultipleGenericHandler" calcext:value-type="string">
            <text:p>MultipleGenericHandler</text:p>
          </table:table-cell>
          <table:table-cell table:formula="of:=VLOOKUP([.B235];[Attributes.$A$2:.$G$197];3)" office:value-type="string" office:string-value="String" calcext:value-type="string">
            <text:p>String</text:p>
          </table:table-cell>
          <table:table-cell table:formula="of:=VLOOKUP([.B235];[Attributes.$A$2:.$G$197];4)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4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full_name</text:p>
          </table:table-cell>
          <table:table-cell table:formula="of:=VLOOKUP([.B236];[Attributes.$A$2:.$G$197];2)" office:value-type="string" office:string-value="MultipleGenericHandler" calcext:value-type="string">
            <text:p>MultipleGenericHandler</text:p>
          </table:table-cell>
          <table:table-cell table:formula="of:=VLOOKUP([.B236];[Attributes.$A$2:.$G$197];3)" office:value-type="string" office:string-value="String" calcext:value-type="string">
            <text:p>String</text:p>
          </table:table-cell>
          <table:table-cell table:formula="of:=VLOOKUP([.B236];[Attributes.$A$2:.$G$197];4)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UserAccount.full_name</text:p>
          </table:table-cell>
          <table:table-cell table:number-columns-repeated="1017"/>
        </table:table-row>
        <table:table-row table:style-name="ro3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email_address</text:p>
          </table:table-cell>
          <table:table-cell table:formula="of:=VLOOKUP([.B237];[Attributes.$A$2:.$G$197];2)" office:value-type="string" office:string-value="MultipleGenericHandler" calcext:value-type="string">
            <text:p>MultipleGenericHandler</text:p>
          </table:table-cell>
          <table:table-cell table:formula="of:=VLOOKUP([.B237];[Attributes.$A$2:.$G$197];3)" office:value-type="string" office:string-value="String" calcext:value-type="string">
            <text:p>String</text:p>
          </table:table-cell>
          <table:table-cell table:formula="of:=VLOOKUP([.B237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username</text:p>
          </table:table-cell>
          <table:table-cell table:formula="of:=VLOOKUP([.B238];[Attributes.$A$2:.$G$197];2)" office:value-type="string" office:string-value="GenericHandler" calcext:value-type="string">
            <text:p>GenericHandler</text:p>
          </table:table-cell>
          <table:table-cell table:formula="of:=VLOOKUP([.B238];[Attributes.$A$2:.$G$197];3)" office:value-type="string" office:string-value="String" calcext:value-type="string">
            <text:p>String</text:p>
          </table:table-cell>
          <table:table-cell table:formula="of:=VLOOKUP([.B238];[Attributes.$A$2:.$G$197];4)" office:value-type="string" office:string-value="^[a-zA-Z0-9._-]+$" calcext:value-type="string">
            <text:p>^[a-zA-Z0-9._-]+$</text:p>
          </table:table-cell>
          <table:table-cell/>
          <table:table-cell office:value-type="string" calcext:value-type="string">
            <text:p>UserAccount.username</text:p>
          </table:table-cell>
          <table:table-cell table:number-columns-repeated="1017"/>
        </table:table-row>
        <table:table-row table:style-name="ro3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password</text:p>
          </table:table-cell>
          <table:table-cell table:formula="of:=VLOOKUP([.B239];[Attributes.$A$2:.$G$197];2)" office:value-type="string" office:string-value="GenericHandler" calcext:value-type="string">
            <text:p>GenericHandler</text:p>
          </table:table-cell>
          <table:table-cell table:formula="of:=VLOOKUP([.B239];[Attributes.$A$2:.$G$197];3)" office:value-type="string" office:string-value="String" calcext:value-type="string">
            <text:p>String</text:p>
          </table:table-cell>
          <table:table-cell table:formula="of:=VLOOKUP([.B239];[Attributes.$A$2:.$G$197];4)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4">
          <table:table-cell table:content-validation-name="val2"/>
          <table:table-cell table:content-validation-name="val4"/>
          <table:table-cell table:number-columns-repeated="1022"/>
        </table:table-row>
        <table:table-row table:style-name="ro4" table:number-rows-repeated="1048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ributes" table:style-name="ta1">
        <office:forms form:automatic-focus="false" form:apply-design-mode="false"/>
        <table:table-column table:style-name="co10" table:default-cell-style-name="ce40"/>
        <table:table-column table:style-name="co12" table:default-cell-style-name="ce40"/>
        <table:table-column table:style-name="co13" table:default-cell-style-name="ce40"/>
        <table:table-column table:style-name="co16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2"/>
        <table:table-column table:style-name="co5" table:number-columns-repeated="1017" table:default-cell-style-name="ce51"/>
        <table:table-row table:style-name="ro3">
          <table:table-cell table:style-name="ce38" office:value-type="string" calcext:value-type="string">
            <text:p>Attribute name</text:p>
          </table:table-cell>
          <table:table-cell table:style-name="ce38" office:value-type="string" calcext:value-type="string">
            <text:p>Handler</text:p>
          </table:table-cell>
          <table:table-cell table:style-name="ce38" office:value-type="string" calcext:value-type="string">
            <text:p>ValueType</text:p>
          </table:table-cell>
          <table:table-cell table:style-name="ce38" office:value-type="string" calcext:value-type="string">
            <text:p>RegExp</text:p>
          </table:table-cell>
          <table:table-cell table:style-name="ce38" office:value-type="string" calcext:value-type="string">
            <text:p>Relationable</text:p>
          </table:table-cell>
          <table:table-cell table:style-name="ce38" office:value-type="string" calcext:value-type="string">
            <text:p>Default sharable</text:p>
          </table:table-cell>
          <table:table-cell table:style-name="ce38" office:value-type="string" calcext:value-type="string">
            <text:p>Description</text:p>
          </table:table-cell>
          <table:table-cell table:style-name="ce50" table:number-columns-repeated="1017"/>
        </table:table-row>
        <table:table-row table:style-name="ro3">
          <table:table-cell table:style-name="ce39" office:value-type="string" calcext:value-type="string">
            <text:p>analysis_free_text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A free text analysis for the objec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ivirus_record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e results of one or many antivirus scans for an object. This is a multiline csv value (datetime, engine, result, threat name)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asn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41" office:value-type="string" calcext:value-type="string">
            <text:p>The asn value specifies an identifier for an autonomous system number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campaign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table:style-name="ce41"/>
          <table:table-cell table:style-name="ce41" office:value-type="string" calcext:value-type="string">
            <text:p>The Campaign field characterizes a single cyber threat Campaign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code_language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code_language field refers to the code language used in the code characterized in this fiel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office:value-type="string" calcext:value-type="string">
            <text:p>^.+$</text:p>
          </table:table-cell>
          <table:table-cell/>
          <table:table-cell table:style-name="ce41"/>
          <table:table-cell office:value-type="string" calcext:value-type="string">
            <text:p>Holds free text for comments about objects and event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creation_datetime</text:p>
          </table:table-cell>
          <table:table-cell table:style-name="ce39" table:content-validation-name="val6" office:value-type="string" calcext:value-type="string">
            <text:p>DateHandler</text:p>
          </table:table-cell>
          <table:table-cell table:style-name="ce39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creation time stamp of an object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description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46" office:value-type="string" calcext:value-type="string">
            <text:p>Contains free text description for an object</text:p>
          </table:table-cell>
          <table:table-cell table:style-name="ce52" table:number-columns-repeated="1017"/>
        </table:table-row>
        <table:table-row table:style-name="ro3">
          <table:table-cell table:style-name="ce41" office:value-type="string" calcext:value-type="string">
            <text:p>digital_signature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The Digital_Signatures field is optional and captures one or more digital signatures for the file.</text:p>
          </table:table-cell>
          <table:table-cell table:style-name="ce52" table:number-columns-repeated="1017"/>
        </table:table-row>
        <table:table-row table:style-name="ro3">
          <table:table-cell table:style-name="ce41" office:value-type="string" calcext:value-type="string">
            <text:p>discovery_method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The Discovery_Method field is intended to characterize the method and/or tool used to discover the object.</text:p>
          </table:table-cell>
          <table:table-cell table:style-name="ce52" table:number-columns-repeated="1017"/>
        </table:table-row>
        <table:table-row table:style-name="ro3">
          <table:table-cell table:style-name="ce41" office:value-type="string" calcext:value-type="string">
            <text:p>domain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44" office:value-type="string" calcext:value-type="string">
            <text:p>^(\.|\*\.)?(?:[A-Za-z0-9-]+\.)+[A-Za-z]{2,4}$</text:p>
          </table:table-cell>
          <table:table-cell table:style-name="ce45"/>
          <table:table-cell table:style-name="ce44" office:value-type="string" calcext:value-type="string">
            <text:p>X</text:p>
          </table:table-cell>
          <table:table-cell table:style-name="ce41" office:value-type="string" calcext:value-type="string">
            <text:p>Contains a fully qualified domain name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mail_address</text:p>
          </table:table-cell>
          <table:table-cell table:style-name="ce43" table:content-validation-name="val5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 table:style-name="ce39" table:content-validation-name="val9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The associated email address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mail_attachment_file_name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1"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Attachments field specifies any files that were attached to the email message. It imports and uses the CybOX FileObjectType from the File_Object to do so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mail_bcc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BCC field specifies the email addresses of any recipients that were included in the blind carbon copy header of the email message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mail_cc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CC field specifies the email addresses of any recipients that were included in the carbon copy header of the email message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mail_content_type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Content-Type field specifies the internet media, or MIME, type of the email message content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mail_errors_to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Errors_To field specifies the entry in the (deprecated) errors_to header of the email message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mail_from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From field specifies the email address of the sender of the email message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mail_in_reply_to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In_Reply_To field specifies the message ID of the message that this email is a reply to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mail_message_id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Message_ID field specifies the automatically generated ID of the email message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mail_mime_version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MIME-Version field specifies the version of the MIME formatting used in the email message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mail_raw_body</text:p>
          </table:table-cell>
          <table:table-cell table:style-name="ce39" table:content-validation-name="val6" office:value-type="string" calcext:value-type="string">
            <text:p>File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Raw_Body field specifies the complete (raw) body of the email message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mail_raw_header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The Raw_Header field specifies the complete (raw) headers of the email message.</text:p>
          </table:table-cell>
          <table:table-cell table:style-name="ce52" table:number-columns-repeated="1017"/>
        </table:table-row>
        <table:table-row table:style-name="ro3">
          <table:table-cell table:style-name="ce41" office:value-type="string" calcext:value-type="string">
            <text:p>email_receive_datetime</text:p>
          </table:table-cell>
          <table:table-cell table:style-name="ce39" table:content-validation-name="val6" office:value-type="string" calcext:value-type="string">
            <text:p>DateHandler</text:p>
          </table:table-cell>
          <table:table-cell table:style-name="ce39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Date field specifies the date/time that the email message was received by the mail server.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email_relay_ip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This attribute hold the IP address of an MTA used to deliver the mail.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email_reply_to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Reply_To field specifies the email address that should be used when replying to the email message.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email_send_datetime</text:p>
          </table:table-cell>
          <table:table-cell table:style-name="ce39" table:content-validation-name="val6" office:value-type="string" calcext:value-type="string">
            <text:p>DateHandler</text:p>
          </table:table-cell>
          <table:table-cell table:style-name="ce39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Date field specifies the date/time that the email message was sent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mail_sender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Sender field specifies the email address of the sender who is acting on behalf of the author listed in the From: field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email_server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Email_Server field is optional and specifies the relevant email server.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email_subject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Subject field specifies the subject (a brief summary of the message topic) of the email message.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email_to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To field specifies the email addresses of the recipients of the email message.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email_x_mailer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X-Mailer field specifies the software used to send the email message. This field is non-standard.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email_x_originating_ip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X-Originating-IP field specifies the originating IP Address of the email sender, in terms of their connection to the mail server used to send the email message. This field is non-standard.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encryption_key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5"/>
          <table:table-cell table:style-name="ce41" office:value-type="string" calcext:value-type="string">
            <text:p>X</text:p>
          </table:table-cell>
          <table:table-cell table:style-name="ce47" office:value-type="string" calcext:value-type="string">
            <text:p>Clear text stings used along with an encryption algorithm in order to cypher data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encryption_mechanism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The encryption_mechanism field is optional and specifies the protection/encryption algorithm utilized to protect the Raw_Artifact content.</text:p>
          </table:table-cell>
          <table:table-cell table:style-name="ce52" table:number-columns-repeated="1017"/>
        </table:table-row>
        <table:table-row table:style-name="ro2">
          <table:table-cell table:style-name="ce41" office:value-type="string" calcext:value-type="string">
            <text:p>file_accessed_datetime</text:p>
          </table:table-cell>
          <table:table-cell table:style-name="ce39" table:content-validation-name="val6" office:value-type="string" calcext:value-type="string">
            <text:p>DateHandler</text:p>
          </table:table-cell>
          <table:table-cell table:style-name="ce39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Accessed_Time field specifies the date/time the file was last accessed.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file_content_pattern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Contains a pattern that can be found in the raw file data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file_created_datetime</text:p>
          </table:table-cell>
          <table:table-cell table:style-name="ce39" table:content-validation-name="val6" office:value-type="string" calcext:value-type="string">
            <text:p>DateHandler</text:p>
          </table:table-cell>
          <table:table-cell table:style-name="ce39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Created_Time field specifies the date/time the file was created.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file_extension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File_Extension field specifies the file extension of the file.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file_format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File_Format field specifies the particular file format of the file, most typically specified by a tool such as the UNIX file command.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file_full_path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File path including the file name.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file_full_path_pattern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A pattern that matches the full path of a file (including its file name).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file_id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File description as returned by unix “file” command</text:p>
          </table:table-cell>
          <table:table-cell table:style-name="ce52" table:number-columns-repeated="1017"/>
        </table:table-row>
        <table:table-row table:style-name="ro2">
          <table:table-cell table:style-name="ce41" office:value-type="string" calcext:value-type="string">
            <text:p>file_modified_time</text:p>
          </table:table-cell>
          <table:table-cell table:style-name="ce39" table:content-validation-name="val6" office:value-type="string" calcext:value-type="string">
            <text:p>DateHandler</text:p>
          </table:table-cell>
          <table:table-cell table:style-name="ce39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Modified_Time field specifies the date/time the file was last modified.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file_name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1"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File_Name field specifies the name of the file.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file_name_pattern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A pattern that matches the file name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full_name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41" office:value-type="string" calcext:value-type="string">
            <text:p>^.+$</text:p>
          </table:table-cell>
          <table:table-cell table:style-name="ce45"/>
          <table:table-cell table:style-name="ce41"/>
          <table:table-cell table:style-name="ce41" office:value-type="string" calcext:value-type="string">
            <text:p>The Full_Name field specifies the full name of the us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sh_md5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[0-9a-fA-F]{32}$ </text:p>
          </table:table-cell>
          <table:table-cell table:style-name="ce45"/>
          <table:table-cell office:value-type="string" calcext:value-type="string">
            <text:p>X</text:p>
          </table:table-cell>
          <table:table-cell office:value-type="string" calcext:value-type="string">
            <text:p>md5 hash of a file</text:p>
          </table:table-cell>
          <table:table-cell table:number-columns-repeated="1017"/>
        </table:table-row>
        <table:table-row table:style-name="ro2">
          <table:table-cell table:style-name="ce39" office:value-type="string" calcext:value-type="string">
            <text:p>hash_sha1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[0-9a-fA-F]{40}$ </text:p>
          </table:table-cell>
          <table:table-cell table:style-name="ce45"/>
          <table:table-cell office:value-type="string" calcext:value-type="string">
            <text:p>X</text:p>
          </table:table-cell>
          <table:table-cell office:value-type="string" calcext:value-type="string">
            <text:p>sha1 hash of a file</text:p>
          </table:table-cell>
          <table:table-cell table:number-columns-repeated="1017"/>
        </table:table-row>
        <table:table-row table:style-name="ro2">
          <table:table-cell table:style-name="ce39" office:value-type="string" calcext:value-type="string">
            <text:p>hash_sha256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[0-9a-fA-F]{64}$ </text:p>
          </table:table-cell>
          <table:table-cell table:style-name="ce45"/>
          <table:table-cell office:value-type="string" calcext:value-type="string">
            <text:p>X</text:p>
          </table:table-cell>
          <table:table-cell office:value-type="string" calcext:value-type="string">
            <text:p>sha256 hash of a file</text:p>
          </table:table-cell>
          <table:table-cell table:number-columns-repeated="1017"/>
        </table:table-row>
        <table:table-row table:style-name="ro2">
          <table:table-cell table:style-name="ce39" office:value-type="string" calcext:value-type="string">
            <text:p>hash_sha384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[0-9a-fA-F]{96}$ </text:p>
          </table:table-cell>
          <table:table-cell table:style-name="ce45"/>
          <table:table-cell office:value-type="string" calcext:value-type="string">
            <text:p>X</text:p>
          </table:table-cell>
          <table:table-cell office:value-type="string" calcext:value-type="string">
            <text:p>sha384 hash of a file</text:p>
          </table:table-cell>
          <table:table-cell table:number-columns-repeated="1017"/>
        </table:table-row>
        <table:table-row table:style-name="ro2">
          <table:table-cell table:style-name="ce39" office:value-type="string" calcext:value-type="string">
            <text:p>hash_sha512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[0-9a-fA-F]{128}$ </text:p>
          </table:table-cell>
          <table:table-cell table:style-name="ce45"/>
          <table:table-cell office:value-type="string" calcext:value-type="string">
            <text:p>X</text:p>
          </table:table-cell>
          <table:table-cell office:value-type="string" calcext:value-type="string">
            <text:p>sha512 hash of a file</text:p>
          </table:table-cell>
          <table:table-cell table:number-columns-repeated="1017"/>
        </table:table-row>
        <table:table-row table:style-name="ro2">
          <table:table-cell table:style-name="ce39" office:value-type="string" calcext:value-type="string">
            <text:p>hash_ssdeep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\d+:[a-zA-Z0-9+]+:[a-zA-Z0-9+]+$ 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sdeep hash of a file</text:p>
          </table:table-cell>
          <table:table-cell table:number-columns-repeated="1017"/>
        </table:table-row>
        <table:table-row table:style-name="ro6">
          <table:table-cell table:style-name="ce41" office:value-type="string" calcext:value-type="string">
            <text:p>hostname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(\.|\*\.)?(?:[A-Za-z0-9-]+\.)+[A-Za-z]{2,4}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41" office:value-type="string" calcext:value-type="string">
            <text:p>Fully qualified domain name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hostname_c&amp;c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(\.|\*\.)?(?:[A-Za-z0-9-]+\.)+[A-Za-z]{2,4}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41" office:value-type="string" calcext:value-type="string">
            <text:p>Fully qualified domain name of a host hosting a command and control server</text:p>
          </table:table-cell>
          <table:table-cell table:number-columns-repeated="1017"/>
        </table:table-row>
        <table:table-row table:style-name="ro7">
          <table:table-cell table:style-name="ce41" office:value-type="string" calcext:value-type="string">
            <text:p>http_method</text:p>
          </table:table-cell>
          <table:table-cell table:style-name="ce39" table:content-validation-name="val6" office:value-type="string" calcext:value-type="string">
            <text:p>CBValue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18" office:value-type="string" calcext:value-type="string">
            <text:p>^GET$|^HEAD$|^POST$|^PUT$|^DELETE$|^TRACE$|^OPTIONS$|^CONNECT$|^PATCH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The Hypertext Transfer Protocol (HTTP) identifies the client software originating the request, using a "User-Agent" header, even when the client is not operated by a user.</text:p>
          </table:table-cell>
          <table:table-cell table:style-name="ce52" table:number-columns-repeated="1017"/>
        </table:table-row>
        <table:table-row table:style-name="ro4">
          <table:table-cell table:style-name="ce41" office:value-type="string" calcext:value-type="string">
            <text:p>http_user_agent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HTTP defines methods (sometimes referred to as verbs) to indicate the desired action to be performed on the identified resource. What this resource represents, whether pre-existing data or data that is generated dynamically, depends on the implementation of the server. Often, the resource corresponds to a file or the output of an executable residing on the server.</text:p>
          </table:table-cell>
          <table:table-cell table:style-name="ce52" table:number-columns-repeated="1017"/>
        </table:table-row>
        <table:table-row table:style-name="ro2">
          <table:table-cell table:style-name="ce41" office:value-type="string" calcext:value-type="string">
            <text:p>http_version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\d+\.\d+$ 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HTTP uses a "&lt;major&gt;.&lt;minor&gt;" numbering scheme to indicate versions of the protocol.</text:p>
          </table:table-cell>
          <table:table-cell table:style-name="ce52" table:number-columns-repeated="1017"/>
        </table:table-row>
        <table:table-row table:style-name="ro2">
          <table:table-cell office:value-type="string" calcext:value-type="string">
            <text:p>ida_pro_file</text:p>
          </table:table-cell>
          <table:table-cell table:style-name="ce39" table:content-validation-name="val6" office:value-type="string" calcext:value-type="string">
            <text:p>File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n IDA pro file.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ids_rules</text:p>
          </table:table-cell>
          <table:table-cell table:style-name="ce43" table:content-validation-name="val5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Holds IDS rules. These rules need to be prefixed with the used format (e.g. snort).</text:p>
          </table:table-cell>
          <table:table-cell table:style-name="ce52" table:number-columns-repeated="1017"/>
        </table:table-row>
        <table:table-row table:style-name="ro2">
          <table:table-cell table:style-name="ce41" office:value-type="string" calcext:value-type="string">
            <text:p>information_source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Free text holding information about the source of an information (e.g where did a document come from).</text:p>
          </table:table-cell>
          <table:table-cell table:style-name="ce52" table:number-columns-repeated="1017"/>
        </table:table-row>
        <table:table-row table:style-name="ro4">
          <table:table-cell table:style-name="ce41" office:value-type="string" calcext:value-type="string">
            <text:p>ip_port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Number</text:p>
          </table:table-cell>
          <table:table-cell table:style-name="ce41" office:value-type="string" calcext:value-type="string">
            <text:p>^[\d]{1,}$ 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IP port</text:p>
          </table:table-cell>
          <table:table-cell table:style-name="ce52" table:number-columns-repeated="1017"/>
        </table:table-row>
        <table:table-row table:style-name="ro4">
          <table:table-cell table:style-name="ce41" office:value-type="string" calcext:value-type="string">
            <text:p>ip_protocol</text:p>
          </table:table-cell>
          <table:table-cell table:style-name="ce39" table:content-validation-name="val6" office:value-type="string" calcext:value-type="string">
            <text:p>CBValue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41" office:value-type="string" calcext:value-type="string">
            <text:p>^tcp$|^udp$|^icmp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IP protocol</text:p>
          </table:table-cell>
          <table:table-cell table:style-name="ce52" table:number-columns-repeated="1017"/>
        </table:table-row>
        <table:table-row table:style-name="ro6">
          <table:table-cell table:style-name="ce41" office:value-type="string" calcext:value-type="string">
            <text:p>ipv4_addr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\d{1,3}\.\d{1,3}\.\d{1,3}\.\d{1,3}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IPv4-addr value specifies an IPV4 address.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ipv4_addr_c&amp;c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\d{1,3}\.\d{1,3}\.\d{1,3}\.\d{1,3}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41" office:value-type="string" calcext:value-type="string">
            <text:p>IPv4 address hosting a command and control server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ipv4_net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\d{1,3}\.\d{1,3}\.\d{1,3}\.\d{1,3}/\d{1,2}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41" office:value-type="string" calcext:value-type="string">
            <text:p>IPv4 CIDR block</text:p>
          </table:table-cell>
          <table:table-cell table:number-columns-repeated="1017"/>
        </table:table-row>
        <table:table-row table:style-name="ro6">
          <table:table-cell table:style-name="ce41" office:value-type="string" calcext:value-type="string">
            <text:p>ipv6_addr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IPv6-addr value specifies an IPv6 addre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pv6_addr_c&amp;c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41" office:value-type="string" calcext:value-type="string">
            <text:p>IPv6 address hosting a command and control server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ipv6_net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IPv6 sub-network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is_malicious</text:p>
          </table:table-cell>
          <table:table-cell table:style-name="ce39" table:content-validation-name="val6" office:value-type="string" calcext:value-type="string">
            <text:p>CBValue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41" office:value-type="string" calcext:value-type="string">
            <text:p>^yes$|^no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Boolean to identify malicious objects</text:p>
          </table:table-cell>
          <table:table-cell table:style-name="ce52" table:number-columns-repeated="1017"/>
        </table:table-row>
        <table:table-row table:style-name="ro2">
          <table:table-cell table:style-name="ce41" office:value-type="string" calcext:value-type="string">
            <text:p>log_records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Free text for storing log information.</text:p>
          </table:table-cell>
          <table:table-cell table:style-name="ce52" table:number-columns-repeated="1017"/>
        </table:table-row>
        <table:table-row table:style-name="ro2">
          <table:table-cell table:style-name="ce41" office:value-type="string" calcext:value-type="string">
            <text:p>magic_number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Magic_Number specifies the particular magic number (typically a hexadecimal constant used to identify a file format) corresponding to the file, if applicable.</text:p>
          </table:table-cell>
          <table:table-cell table:number-columns-repeated="1017"/>
        </table:table-row>
        <table:table-row table:style-name="ro4">
          <table:table-cell table:style-name="ce39" office:value-type="string" calcext:value-type="string">
            <text:p>malware_file_type</text:p>
          </table:table-cell>
          <table:table-cell table:style-name="ce39" table:content-validation-name="val6" office:value-type="string" calcext:value-type="string">
            <text:p>CBValue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41" office:value-type="string" calcext:value-type="string">
            <text:p>^virus$|^trojan$|^dropper$|^malware$|^Rootkit$|^keyLogger$|^worm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dropper, trojan, banking trojan, RAT, rogue document, phishing document,....</text:p>
          </table:table-cell>
          <table:table-cell table:style-name="ce52" table:number-columns-repeated="1017"/>
        </table:table-row>
        <table:table-row table:style-name="ro4">
          <table:table-cell table:style-name="ce39" office:value-type="string" calcext:value-type="string">
            <text:p>memory_pattern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5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Contains a memory pattern.</text:p>
          </table:table-cell>
          <table:table-cell table:style-name="ce52" table:number-columns-repeated="1017"/>
        </table:table-row>
        <table:table-row table:style-name="ro4">
          <table:table-cell table:style-name="ce39" office:value-type="string" calcext:value-type="string">
            <text:p>mime_type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File mime-type</text:p>
          </table:table-cell>
          <table:table-cell table:style-name="ce52" table:number-columns-repeated="1017"/>
        </table:table-row>
        <table:table-row table:style-name="ro4">
          <table:table-cell table:style-name="ce41" office:value-type="string" calcext:value-type="string">
            <text:p>mutex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41" office:value-type="string" calcext:value-type="string">
            <text:p>The Mutex object is intended to characterize generic mutual exclusion (mutex) objec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pen_ioc_definition</text:p>
          </table:table-cell>
          <table:table-cell table:style-name="ce39" table:content-validation-name="val6" office:value-type="string" calcext:value-type="string">
            <text:p>File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old open IOC definitions.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packer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Packer_List field specifies any packers that the file may be packed with. The term 'packer' here refers to packers, as well as things like archivers and installers.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password</text:p>
          </table:table-cell>
          <table:table-cell table:style-name="ce43" table:content-validation-name="val5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41" office:value-type="string" calcext:value-type="string">
            <text:p>^.+$</text:p>
          </table:table-cell>
          <table:table-cell table:style-name="ce45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Passwords are clear text stings used to authenticated a user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peak_entropy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Number</text:p>
          </table:table-cell>
          <table:table-cell office:value-type="string" calcext:value-type="string">
            <text:p>^[\d]{1,}$ 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Peak_Entropy field specifies the calculated peak entropy of the file.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processor_family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The processor_family field specifies the class of processor that the code snippet is targeting. Possible values: x86-32, x86-64, IA-64, PowerPC, ARM, Alpha, SPARC, z/Architecture, eSi-RISC, MIPS, Motorola 68k, Other.</text:p>
          </table:table-cell>
          <table:table-cell table:style-name="ce52" table:number-columns-repeated="1017"/>
        </table:table-row>
        <table:table-row table:style-name="ro4">
          <table:table-cell office:value-type="string" calcext:value-type="string">
            <text:p>raw_document_file</text:p>
          </table:table-cell>
          <table:table-cell table:style-name="ce39" table:content-validation-name="val6" office:value-type="string" calcext:value-type="string">
            <text:p>File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table:style-name="ce41"/>
          <table:table-cell office:value-type="string" calcext:value-type="string">
            <text:p>The raw document (non malicious file)</text:p>
          </table:table-cell>
          <table:table-cell table:number-columns-repeated="1017"/>
        </table:table-row>
        <table:table-row table:style-name="ro4">
          <table:table-cell table:style-name="ce42" office:value-type="string" calcext:value-type="string">
            <text:p>raw_file</text:p>
          </table:table-cell>
          <table:table-cell table:style-name="ce39" table:content-validation-name="val6" office:value-type="string" calcext:value-type="string">
            <text:p>FileWithHashes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table:style-name="ce41"/>
          <table:table-cell office:value-type="string" calcext:value-type="string">
            <text:p>The raw file data</text:p>
          </table:table-cell>
          <table:table-cell table:number-columns-repeated="1017"/>
        </table:table-row>
        <table:table-row table:style-name="ro4">
          <table:table-cell table:style-name="ce42" office:value-type="string" calcext:value-type="string">
            <text:p>raw_pcap_file</text:p>
          </table:table-cell>
          <table:table-cell table:style-name="ce39" table:content-validation-name="val6" office:value-type="string" calcext:value-type="string">
            <text:p>File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table:style-name="ce41"/>
          <table:table-cell office:value-type="string" calcext:value-type="string">
            <text:p>The raw file dat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ference_external_identifier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table:style-name="ce41"/>
          <table:table-cell office:value-type="string" calcext:value-type="string">
            <text:p>Contains an external identifier for the event</text:p>
          </table:table-cell>
          <table:table-cell table:number-columns-repeated="1017"/>
        </table:table-row>
        <table:table-row table:style-name="ro2">
          <table:table-cell table:style-name="ce39" office:value-type="string" calcext:value-type="string">
            <text:p>reference_free_text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Free text used to give reference information.</text:p>
          </table:table-cell>
          <table:table-cell table:style-name="ce52" table:number-columns-repeated="1017"/>
        </table:table-row>
        <table:table-row table:style-name="ro1">
          <table:table-cell table:style-name="ce41" office:value-type="string" calcext:value-type="string">
            <text:p>reference_internal_case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1"/>
          <table:table-cell office:value-type="string" calcext:value-type="string">
            <text:p>X</text:p>
          </table:table-cell>
          <table:table-cell office:value-type="string" calcext:value-type="string">
            <text:p>Holds a reference to an internal case to which the event is related.</text:p>
          </table:table-cell>
          <table:table-cell table:number-columns-repeated="1017"/>
        </table:table-row>
        <table:table-row table:style-name="ro4">
          <table:table-cell table:style-name="ce41" office:value-type="string" calcext:value-type="string">
            <text:p>reference_internal_identifier</text:p>
          </table:table-cell>
          <table:table-cell table:style-name="ce39" table:content-validation-name="val6" office:value-type="string" calcext:value-type="string">
            <text:p>TicketHandler</text:p>
          </table:table-cell>
          <table:table-cell table:style-name="ce39" table:content-validation-name="val8" office:value-type="string" calcext:value-type="string">
            <text:p>Number</text:p>
          </table:table-cell>
          <table:table-cell office:value-type="string" calcext:value-type="string">
            <text:p>^\d+$ </text:p>
          </table:table-cell>
          <table:table-cell table:style-name="ce45"/>
          <table:table-cell table:style-name="ce41"/>
          <table:table-cell office:value-type="string" calcext:value-type="string">
            <text:p>Holds a reference to an internal ID number.</text:p>
          </table:table-cell>
          <table:table-cell table:number-columns-repeated="1017"/>
        </table:table-row>
        <table:table-row table:style-name="ro2">
          <table:table-cell table:style-name="ce39" office:value-type="string" calcext:value-type="string">
            <text:p>reference_url</text:p>
          </table:table-cell>
          <table:table-cell table:style-name="ce39" table:content-validation-name="val7" office:value-type="string" calcext:value-type="string">
            <text:p>LinkHand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URL pointing to online information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size_in_bytes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Number</text:p>
          </table:table-cell>
          <table:table-cell office:value-type="string" calcext:value-type="string">
            <text:p>^\d+$ 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Size_In_Bytes field specifies the size of the file, in bytes.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targeted_platform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The Targeted_Platforms field specifies a list platforms that this code is targeted for.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traffic_content_pattern</text:p>
          </table:table-cell>
          <table:table-cell table:style-name="ce39" table:content-validation-name="val6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39" office:value-type="string" calcext:value-type="string">
            <text:p>Pattern matching network traffic content.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url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Holds a complete URL (e.g. http://www.govcert.lu/en/index.hmtl)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url_path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Holds only the path part of an URL. (e.g. /en/index.html)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url_pattern</text:p>
          </table:table-cell>
          <table:table-cell table:style-name="ce39" table:content-validation-name="val6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45"/>
          <table:table-cell office:value-type="string" calcext:value-type="string">
            <text:p>X</text:p>
          </table:table-cell>
          <table:table-cell table:style-name="ce39" office:value-type="string" calcext:value-type="string">
            <text:p>Holds a pattern that matches URL.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username</text:p>
          </table:table-cell>
          <table:table-cell table:style-name="ce43" table:content-validation-name="val5" office:value-type="string" calcext:value-type="string">
            <text:p>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41" office:value-type="string" calcext:value-type="string">
            <text:p>^[a-zA-Z0-9._-]+$</text:p>
          </table:table-cell>
          <table:table-cell table:style-name="ce39" table:content-validation-name="val9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The Username field specifies the particular username of the user account</text:p>
          </table:table-cell>
          <table:table-cell table:number-columns-repeated="1017"/>
        </table:table-row>
        <table:table-row table:style-name="ro2">
          <table:table-cell table:style-name="ce39" office:value-type="string" calcext:value-type="string">
            <text:p>vulnerability_cve</text:p>
          </table:table-cell>
          <table:table-cell table:style-name="ce39" table:content-validation-name="val6" office:value-type="string" calcext:value-type="string">
            <text:p>CVE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41" office:value-type="string" calcext:value-type="string">
            <text:p>^CVE-\d{4}-\d{4,}$</text:p>
          </table:table-cell>
          <table:table-cell table:style-name="ce45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CVE reference to a known vulnerability</text:p>
          </table:table-cell>
          <table:table-cell table:style-name="ce52" table:number-columns-repeated="1017"/>
        </table:table-row>
        <table:table-row table:style-name="ro2">
          <table:table-cell table:style-name="ce39" office:value-type="string" calcext:value-type="string">
            <text:p>vulnerability_free_text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Free text description for a vulnerability</text:p>
          </table:table-cell>
          <table:table-cell table:style-name="ce52" table:number-columns-repeated="1017"/>
        </table:table-row>
        <table:table-row table:style-name="ro2">
          <table:table-cell table:style-name="ce41" office:value-type="string" calcext:value-type="string">
            <text:p>whois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Whois network information</text:p>
          </table:table-cell>
          <table:table-cell table:style-name="ce52" table:number-columns-repeated="1017"/>
        </table:table-row>
        <table:table-row table:style-name="ro2">
          <table:table-cell table:style-name="ce41" office:value-type="string" calcext:value-type="string">
            <text:p>win_registry_key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The WindowsRegistryObjectType type is intended to characterize Windows registry objects, including Keys and Key/Value pairs.</text:p>
          </table:table-cell>
          <table:table-cell table:style-name="ce52" table:number-columns-repeated="1017"/>
        </table:table-row>
        <table:table-row table:style-name="ro2">
          <table:table-cell table:style-name="ce39" office:value-type="string" calcext:value-type="string">
            <text:p>xor_pattern</text:p>
          </table:table-cell>
          <table:table-cell table:style-name="ce43" table:content-validation-name="val5" office:value-type="string" calcext:value-type="string">
            <text:p>MultipleGenericHandler</text:p>
          </table:table-cell>
          <table:table-cell table:style-name="ce39" table:content-validation-name="val8" office:value-type="string" calcext:value-type="string">
            <text:p>String</text:p>
          </table:table-cell>
          <table:table-cell table:style-name="ce41" office:value-type="string" calcext:value-type="string">
            <text:p>^(?:0x)?[a-fA-F0-9-:]+$</text:p>
          </table:table-cell>
          <table:table-cell table:style-name="ce45"/>
          <table:table-cell table:style-name="ce41" office:value-type="string" calcext:value-type="string">
            <text:p>X</text:p>
          </table:table-cell>
          <table:table-cell office:value-type="string" calcext:value-type="string">
            <text:p>The xor_pattern field contains a hexadecimal-character hex string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yara_rule</text:p>
          </table:table-cell>
          <table:table-cell table:style-name="ce43" table:content-validation-name="val5" office:value-type="string" calcext:value-type="string">
            <text:p>TextHandler</text:p>
          </table:table-cell>
          <table:table-cell table:style-name="ce39" table:content-validation-name="val8" office:value-type="string" calcext:value-type="string">
            <text:p>Text</text:p>
          </table:table-cell>
          <table:table-cell table:style-name="ce41" office:value-type="string" calcext:value-type="string">
            <text:p>^.+$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39" office:value-type="string" calcext:value-type="string">
            <text:p>Holds YARA rules used to identify and classify malware samples.</text:p>
          </table:table-cell>
          <table:table-cell table:style-name="ce52" table:number-columns-repeated="1017"/>
        </table:table-row>
        <table:table-row table:style-name="ro4" table:number-rows-repeated="3">
          <table:table-cell table:style-name="ce42" table:number-columns-repeated="3"/>
          <table:table-cell table:style-name="ce39" table:content-validation-name="val9" table:number-columns-repeated="3"/>
          <table:table-cell table:number-columns-repeated="1018"/>
        </table:table-row>
        <table:table-row table:style-name="ro4">
          <table:table-cell table:number-columns-repeated="3"/>
          <table:table-cell table:style-name="ce39" table:content-validation-name="val9" table:number-columns-repeated="3"/>
          <table:table-cell table:style-name="ce48"/>
          <table:table-cell table:number-columns-repeated="1017"/>
        </table:table-row>
        <table:table-row table:style-name="ro4">
          <table:table-cell table:number-columns-repeated="3"/>
          <table:table-cell table:style-name="ce39" table:content-validation-name="val9" table:number-columns-repeated="3"/>
          <table:table-cell table:number-columns-repeated="1018"/>
        </table:table-row>
        <table:table-row table:style-name="ro4" table:number-rows-repeated="3">
          <table:table-cell table:style-name="ce41" table:number-columns-repeated="3"/>
          <table:table-cell table:style-name="ce39" table:content-validation-name="val9" table:number-columns-repeated="3"/>
          <table:table-cell table:style-name="ce39"/>
          <table:table-cell table:number-columns-repeated="1017"/>
        </table:table-row>
        <table:table-row table:style-name="ro4">
          <table:table-cell table:number-columns-repeated="3"/>
          <table:table-cell table:style-name="ce39" table:content-validation-name="val9" table:number-columns-repeated="3"/>
          <table:table-cell table:number-columns-repeated="1018"/>
        </table:table-row>
        <table:table-row table:style-name="ro4">
          <table:table-cell table:style-name="ce39" table:number-columns-repeated="3"/>
          <table:table-cell table:style-name="ce39" table:content-validation-name="val9" table:number-columns-repeated="3"/>
          <table:table-cell table:style-name="ce49"/>
          <table:table-cell table:number-columns-repeated="1017"/>
        </table:table-row>
        <table:table-row table:style-name="ro4" table:number-rows-repeated="2">
          <table:table-cell table:style-name="ce41" table:number-columns-repeated="3"/>
          <table:table-cell table:style-name="ce39" table:content-validation-name="val9" table:number-columns-repeated="3"/>
          <table:table-cell table:style-name="ce39"/>
          <table:table-cell table:number-columns-repeated="1017"/>
        </table:table-row>
        <table:table-row table:style-name="ro4">
          <table:table-cell table:style-name="ce42" table:number-columns-repeated="3"/>
          <table:table-cell table:style-name="ce39" table:content-validation-name="val9" table:number-columns-repeated="3"/>
          <table:table-cell table:number-columns-repeated="1018"/>
        </table:table-row>
        <table:table-row table:style-name="ro4">
          <table:table-cell table:style-name="ce41" table:number-columns-repeated="3"/>
          <table:table-cell table:style-name="ce39" table:content-validation-name="val9" table:number-columns-repeated="3"/>
          <table:table-cell table:style-name="ce39"/>
          <table:table-cell table:number-columns-repeated="1017"/>
        </table:table-row>
        <table:table-row table:style-name="ro4">
          <table:table-cell table:style-name="ce39" table:number-columns-repeated="3"/>
          <table:table-cell table:style-name="ce39" table:content-validation-name="val9" table:number-columns-repeated="3"/>
          <table:table-cell table:number-columns-repeated="1018"/>
        </table:table-row>
        <table:table-row table:style-name="ro4">
          <table:table-cell table:style-name="ce39" table:number-columns-repeated="3"/>
          <table:table-cell table:style-name="ce39" table:content-validation-name="val9" table:number-columns-repeated="3"/>
          <table:table-cell table:style-name="ce39"/>
          <table:table-cell table:number-columns-repeated="1017"/>
        </table:table-row>
        <table:table-row table:style-name="ro4" table:number-rows-repeated="4">
          <table:table-cell table:style-name="ce39" table:number-columns-repeated="3"/>
          <table:table-cell table:style-name="ce39" table:content-validation-name="val9" table:number-columns-repeated="3"/>
          <table:table-cell table:number-columns-repeated="1018"/>
        </table:table-row>
        <table:table-row table:style-name="ro4">
          <table:table-cell table:style-name="ce39" table:number-columns-repeated="3"/>
          <table:table-cell table:style-name="ce39" table:content-validation-name="val9" table:number-columns-repeated="3"/>
          <table:table-cell table:style-name="ce39"/>
          <table:table-cell table:number-columns-repeated="1017"/>
        </table:table-row>
        <table:table-row table:style-name="ro4">
          <table:table-cell table:style-name="ce39" table:number-columns-repeated="3"/>
          <table:table-cell table:style-name="ce39" table:content-validation-name="val9" table:number-columns-repeated="3"/>
          <table:table-cell table:number-columns-repeated="1018"/>
        </table:table-row>
        <table:table-row table:style-name="ro4" table:number-rows-repeated="2">
          <table:table-cell table:style-name="ce39" table:number-columns-repeated="3"/>
          <table:table-cell table:style-name="ce39" table:content-validation-name="val9" table:number-columns-repeated="3"/>
          <table:table-cell table:style-name="ce39"/>
          <table:table-cell table:style-name="ce52" table:number-columns-repeated="1017"/>
        </table:table-row>
        <table:table-row table:style-name="ro4">
          <table:table-cell table:style-name="ce41" table:number-columns-repeated="3"/>
          <table:table-cell table:style-name="ce39" table:content-validation-name="val9" table:number-columns-repeated="3"/>
          <table:table-cell table:style-name="ce39"/>
          <table:table-cell table:style-name="ce52" table:number-columns-repeated="1017"/>
        </table:table-row>
        <table:table-row table:style-name="ro4" table:number-rows-repeated="2">
          <table:table-cell table:style-name="ce41" table:number-columns-repeated="3"/>
          <table:table-cell table:style-name="ce39" table:content-validation-name="val9" table:number-columns-repeated="3"/>
          <table:table-cell table:style-name="ce41"/>
          <table:table-cell table:style-name="ce52" table:number-columns-repeated="1017"/>
        </table:table-row>
        <table:table-row table:style-name="ro4">
          <table:table-cell table:style-name="ce39" table:number-columns-repeated="3"/>
          <table:table-cell table:style-name="ce39" table:content-validation-name="val9" table:number-columns-repeated="3"/>
          <table:table-cell table:style-name="ce39"/>
          <table:table-cell table:style-name="ce52" table:number-columns-repeated="1017"/>
        </table:table-row>
        <table:table-row table:style-name="ro4">
          <table:table-cell table:number-columns-repeated="3"/>
          <table:table-cell table:style-name="ce39" table:content-validation-name="val9" table:number-columns-repeated="3"/>
          <table:table-cell table:number-columns-repeated="1018"/>
        </table:table-row>
        <table:table-row table:style-name="ro4">
          <table:table-cell table:style-name="ce39" table:number-columns-repeated="3"/>
          <table:table-cell table:style-name="ce39" table:content-validation-name="val9" table:number-columns-repeated="3"/>
          <table:table-cell table:number-columns-repeated="1018"/>
        </table:table-row>
        <table:table-row table:style-name="ro4" table:number-rows-repeated="34">
          <table:table-cell table:number-columns-repeated="3"/>
          <table:table-cell table:style-name="ce39" table:content-validation-name="val9" table:number-columns-repeated="3"/>
          <table:table-cell table:number-columns-repeated="1018"/>
        </table:table-row>
        <table:table-row table:style-name="ro4" table:number-rows-repeated="6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10483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lues" table:style-name="ta1">
        <office:forms form:automatic-focus="false" form:apply-design-mode="false"/>
        <table:table-column table:style-name="co12" table:default-cell-style-name="ce7"/>
        <table:table-column table:style-name="co17" table:default-cell-style-name="ce7"/>
        <table:table-column table:style-name="co18" table:default-cell-style-name="ce34"/>
        <table:table-column table:style-name="co5" table:number-columns-repeated="1021" table:default-cell-style-name="ce7"/>
        <table:table-row table:style-name="ro1">
          <table:table-cell table:style-name="ce10" office:value-type="string" calcext:value-type="string">
            <text:p>Handlers</text:p>
          </table:table-cell>
          <table:table-cell table:style-name="ce10" office:value-type="string" calcext:value-type="string">
            <text:p>ValueTypes</text:p>
          </table:table-cell>
          <table:table-cell table:style-name="ce10" office:value-type="string" calcext:value-type="string">
            <text:p>Objects</text:p>
          </table:table-cell>
          <table:table-cell table:style-name="ce15" table:number-columns-repeated="1021"/>
        </table:table-row>
        <table:table-row table:style-name="ro1">
          <table:table-cell office:value-type="string" calcext:value-type="string">
            <text:p>MaliciousFileHandler</text:p>
          </table:table-cell>
          <table:table-cell office:value-type="string" calcext:value-type="string">
            <text:p>Date</text:p>
          </table:table-cell>
          <table:table-cell table:style-name="ce3" office:value-type="string" calcext:value-type="string">
            <text:p>em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eGenericHandler</text:p>
          </table:table-cell>
          <table:table-cell office:value-type="string" calcext:value-type="string">
            <text:p>Text</text:p>
          </table:table-cell>
          <table:table-cell table:style-name="ce3" office:value-type="string" calcext:value-type="string">
            <text:p>executable_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Handler</text:p>
          </table:table-cell>
          <table:table-cell office:value-type="string" calcext:value-type="string">
            <text:p>String</text:p>
          </table:table-cell>
          <table:table-cell table:style-name="ce3" office:value-type="string" calcext:value-type="string">
            <text:p>forensic_reco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cketHandler</text:p>
          </table:table-cell>
          <table:table-cell office:value-type="string" calcext:value-type="string">
            <text:p>Number</text:p>
          </table:table-cell>
          <table:table-cell table:style-name="ce3" office:value-type="string" calcext:value-type="string">
            <text:p>generic_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VEHandler</text:p>
          </table:table-cell>
          <table:table-cell/>
          <table:table-cell table:style-name="ce3" office:value-type="string" calcext:value-type="string">
            <text:p>ioc_reco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MaliciousFileHandler</text:p>
          </table:table-cell>
          <table:table-cell/>
          <table:table-cell table:style-name="ce3" office:value-type="string" calcext:value-type="string">
            <text:p>malicious_websi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Handler</text:p>
          </table:table-cell>
          <table:table-cell/>
          <table:table-cell table:style-name="ce3" office:value-type="string" calcext:value-type="string">
            <text:p>network_traff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icHandler</text:p>
          </table:table-cell>
          <table:table-cell/>
          <table:table-cell table:style-name="ce3" office:value-type="string" calcext:value-type="string">
            <text:p>reference_docu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BValueHandler</text:p>
          </table:table-cell>
          <table:table-cell/>
          <table:table-cell table:style-name="ce3" office:value-type="string" calcext:value-type="string">
            <text:p>referen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Handler</text:p>
          </table:table-cell>
          <table:table-cell/>
          <table:table-cell table:style-name="ce3" office:value-type="string" calcext:value-type="string">
            <text:p>source_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kHander</text:p>
          </table:table-cell>
          <table:table-cell/>
          <table:table-cell table:style-name="ce7" office:value-type="string" calcext:value-type="string">
            <text:p>user_accoun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7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0">
          <table:table-cell table:number-columns-repeated="1024"/>
        </table:table-row>
        <table:table-row table:style-name="ro3" table:number-rows-repeated="28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 table:number-rows-repeated="17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 table:number-rows-repeated="42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5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5">
          <table:table-cell table:number-columns-repeated="2"/>
          <table:table-cell table:style-name="ce37"/>
          <table:table-cell table:number-columns-repeated="1021"/>
        </table:table-row>
        <table:table-row table:style-name="ro3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0484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Attributes" table:base-cell-address="$Attributes.$A$2" table:cell-range-address="$Attributes.$A$2:.$A$97"/>
        <table:named-range table:name="Handlers" table:base-cell-address="$Values.$A$1" table:cell-range-address="$Values.$A$2:.$A$10"/>
        <table:named-range table:name="Objects" table:base-cell-address="$Values.$C$2" table:cell-range-address="$Values.$C$3:.$C$11"/>
        <table:named-range table:name="ValueTypes" table:base-cell-address="$Values.$B$2" table:cell-range-address="$Values.$B$2:.$B$5"/>
      </table:named-expressions>
      <table:database-ranges>
        <table:database-range table:name="__Anonymous_Sheet_DB__1" table:target-range-address="Objects.A1:Objects.F239" table:display-filter-buttons="true" table:orientation="column"/>
        <table:database-range table:name="__Anonymous_Sheet_DB__2" table:target-range-address="Attributes.A1:Attributes.G103" table:display-filter-buttons="true" table:orientation="column"/>
        <table:database-range table:name="__Anonymous_Sheet_DB__3" table:target-range-address="Values.C1:Values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style:scale-to-X="1" style:scale-to-Y="10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15:18:49.744321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Houtsch</meta:initial-creator>
    <meta:creation-date>2013-09-30T11:59:27</meta:creation-date>
    <dc:date>2014-11-11T15:19:33.799388801</dc:date>
    <meta:editing-duration>PT22H36M11S</meta:editing-duration>
    <meta:editing-cycles>172</meta:editing-cycles>
    <meta:generator>LibreOffice/4.2.7.2$Linux_X86_64 LibreOffice_project/420m0$Build-2</meta:generator>
    <meta:print-date>2014-07-24T16:37:13.856326195</meta:print-date>
    <meta:document-statistic meta:table-count="4" meta:cell-count="2168" meta:object-count="0"/>
  </office:meta>
</office:document-meta>
</file>